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11mm"/>
    </style:style>
    <style:style style:name="co3" style:family="table-column">
      <style:table-column-properties fo:break-before="auto" style:column-width="51.52mm"/>
    </style:style>
    <style:style style:name="co4" style:family="table-column">
      <style:table-column-properties fo:break-before="auto" style:column-width="43.99mm"/>
    </style:style>
    <style:style style:name="co5" style:family="table-column">
      <style:table-column-properties fo:break-before="auto" style:column-width="33.51mm"/>
    </style:style>
    <style:style style:name="co6" style:family="table-column">
      <style:table-column-properties fo:break-before="auto" style:column-width="36.87mm"/>
    </style:style>
    <style:style style:name="co7" style:family="table-column">
      <style:table-column-properties fo:break-before="auto" style:column-width="49.46mm"/>
    </style:style>
    <style:style style:name="co8" style:family="table-column">
      <style:table-column-properties fo:break-before="auto" style:column-width="51.1mm"/>
    </style:style>
    <style:style style:name="co9" style:family="table-column">
      <style:table-column-properties fo:break-before="auto" style:column-width="62mm"/>
    </style:style>
    <style:style style:name="co10" style:family="table-column">
      <style:table-column-properties fo:break-before="auto" style:column-width="45.54mm"/>
    </style:style>
    <style:style style:name="co11" style:family="table-column">
      <style:table-column-properties fo:break-before="auto" style:column-width="22.19mm"/>
    </style:style>
    <style:style style:name="co12" style:family="table-column">
      <style:table-column-properties fo:break-before="auto" style:column-width="62.83mm"/>
    </style:style>
    <style:style style:name="co13" style:family="table-column">
      <style:table-column-properties fo:break-before="auto" style:column-width="42.72mm"/>
    </style:style>
    <style:style style:name="co14" style:family="table-column">
      <style:table-column-properties fo:break-before="auto" style:column-width="40.02mm"/>
    </style:style>
    <style:style style:name="co15" style:family="table-column">
      <style:table-column-properties fo:break-before="auto" style:column-width="37.27mm"/>
    </style:style>
    <style:style style:name="co16" style:family="table-column">
      <style:table-column-properties fo:break-before="auto" style:column-width="45.24mm"/>
    </style:style>
    <style:style style:name="co17" style:family="table-column">
      <style:table-column-properties fo:break-before="auto" style:column-width="61.15mm"/>
    </style:style>
    <style:style style:name="co18" style:family="table-column">
      <style:table-column-properties fo:break-before="auto" style:column-width="47.63mm"/>
    </style:style>
    <style:style style:name="co19" style:family="table-column">
      <style:table-column-properties fo:break-before="auto" style:column-width="16.03mm"/>
    </style:style>
    <style:style style:name="co20" style:family="table-column">
      <style:table-column-properties fo:break-before="auto" style:column-width="48.17mm"/>
    </style:style>
    <style:style style:name="co21" style:family="table-column">
      <style:table-column-properties fo:break-before="auto" style:column-width="47.34mm"/>
    </style:style>
    <style:style style:name="co22" style:family="table-column">
      <style:table-column-properties fo:break-before="auto" style:column-width="16.9mm"/>
    </style:style>
    <style:style style:name="co23" style:family="table-column">
      <style:table-column-properties fo:break-before="auto" style:column-width="5.26mm"/>
    </style:style>
    <style:style style:name="co24" style:family="table-column">
      <style:table-column-properties fo:break-before="auto" style:column-width="20.5mm"/>
    </style:style>
    <style:style style:name="co25" style:family="table-column">
      <style:table-column-properties fo:break-before="auto" style:column-width="24.04mm"/>
    </style:style>
    <style:style style:name="co26" style:family="table-column">
      <style:table-column-properties fo:break-before="auto" style:column-width="22.6mm"/>
    </style:style>
    <style:style style:name="co27" style:family="table-column">
      <style:table-column-properties fo:break-before="auto" style:column-width="18.61mm"/>
    </style:style>
    <style:style style:name="co28" style:family="table-column">
      <style:table-column-properties fo:break-before="auto" style:column-width="13.16mm"/>
    </style:style>
    <style:style style:name="co29" style:family="table-column">
      <style:table-column-properties fo:break-before="auto" style:column-width="7.43mm"/>
    </style:style>
    <style:style style:name="co30" style:family="table-column">
      <style:table-column-properties fo:break-before="auto" style:column-width="18.24mm"/>
    </style:style>
    <style:style style:name="co31" style:family="table-column">
      <style:table-column-properties fo:break-before="auto" style:column-width="22.33mm"/>
    </style:style>
    <style:style style:name="co32" style:family="table-column">
      <style:table-column-properties fo:break-before="auto" style:column-width="18.5mm"/>
    </style:style>
    <style:style style:name="co33" style:family="table-column">
      <style:table-column-properties fo:break-before="auto" style:column-width="21.78mm"/>
    </style:style>
    <style:style style:name="co34" style:family="table-column">
      <style:table-column-properties fo:break-before="auto" style:column-width="24.77mm"/>
    </style:style>
    <style:style style:name="co35" style:family="table-column">
      <style:table-column-properties fo:break-before="auto" style:column-width="27.22mm"/>
    </style:style>
    <style:style style:name="co36" style:family="table-column">
      <style:table-column-properties fo:break-before="auto" style:column-width="16.6mm"/>
    </style:style>
    <style:style style:name="ro1" style:family="table-row">
      <style:table-row-properties style:row-height="7.6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8mm" fo:break-before="auto" style:use-optimal-row-height="true"/>
    </style:style>
    <style:style style:name="ro5" style:family="table-row">
      <style:table-row-properties style:row-height="11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6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5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9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3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8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5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12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1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1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153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5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8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52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6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" style:family="table-cell" style:parent-style-name="Default" style:data-style-name="N3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9" style:family="table-cell" style:parent-style-name="Default" style:data-style-name="N99">
      <style:text-properties fo:color="#ffffff" style:font-name="Times New Roman"/>
    </style:style>
    <style:style style:name="ce6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6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7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7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1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1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6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9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3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omic Sans M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 style:data-style-name="N186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54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3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3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3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4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4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4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4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5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5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5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5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6" style:family="table-cell" style:parent-style-name="Default" style:data-style-name="N12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31" style:family="table-cell" style:parent-style-name="Default">
      <style:table-cell-properties style:cell-protect="protected formula-hidden" style:print-content="true"/>
      <style:text-properties fo:color="#000000" style:font-name="Times New Roman" fo:font-size="28pt" style:font-size-asian="28pt" style:font-size-complex="28pt"/>
    </style:style>
    <style:style style:name="ce17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7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4" style:family="table-cell" style:parent-style-name="Default" style:data-style-name="N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Hexa &lt;=&gt; Dec'.D4"/>
      <style:map style:condition="cell-content()=&quot;FAUX&quot;" style:apply-style-name="FAUX" style:base-cell-address="'Hexa &lt;=&gt; Dec'.D4"/>
    </style:style>
    <style:style style:name="ce128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Hexa &lt;=&gt; Dec'.D4"/>
      <style:map style:condition="cell-content()=&quot;FAUX&quot;" style:apply-style-name="FAUX" style:base-cell-address="'Hexa &lt;=&gt; Dec'.D4"/>
    </style:style>
    <style:style style:name="ce31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3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Hexa &lt;=&gt; Dec'.D4"/>
      <style:map style:condition="cell-content()=&quot;FAUX&quot;" style:apply-style-name="FAUX" style:base-cell-address="'Hexa &lt;=&gt; Dec'.D4"/>
    </style:style>
    <style:style style:name="ce15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Hexa &lt;=&gt; Dec'.D4"/>
      <style:map style:condition="cell-content()=&quot;FAUX&quot;" style:apply-style-name="FAUX" style:base-cell-address="'Hexa &lt;=&gt; Dec'.D4"/>
    </style:style>
    <style:style style:name="ce167" style:family="table-cell" style:parent-style-name="Default" style:data-style-name="N10000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6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33" style:family="table-cell" style:parent-style-name="Default" style:data-style-name="N10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4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Bin'.D4"/>
      <style:map style:condition="cell-content()=&quot;FAUX&quot;" style:apply-style-name="FAUX" style:base-cell-address="'Bin &lt;=&gt; Bin'.D4"/>
    </style:style>
    <style:style style:name="ce146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Bin'.D4"/>
      <style:map style:condition="cell-content()=&quot;FAUX&quot;" style:apply-style-name="FAUX" style:base-cell-address="'Bin &lt;=&gt; Bin'.D4"/>
    </style:style>
    <style:style style:name="ce14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Bin'.D4"/>
      <style:map style:condition="cell-content()=&quot;FAUX&quot;" style:apply-style-name="FAUX" style:base-cell-address="'Bin &lt;=&gt; Bin'.D4"/>
    </style:style>
    <style:style style:name="ce149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Bin'.D4"/>
      <style:map style:condition="cell-content()=&quot;FAUX&quot;" style:apply-style-name="FAUX" style:base-cell-address="'Bin &lt;=&gt; Bin'.D4"/>
    </style:style>
    <style:style style:name="ce150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" style:family="table-cell" style:parent-style-name="Default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2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6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75" style:family="table-cell" style:parent-style-name="Default" style:data-style-name="N100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6" style:family="table-cell" style:parent-style-name="Default" style:data-style-name="N100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100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8" style:family="table-cell" style:parent-style-name="Default" style:data-style-name="N100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2" style:family="table-cell" style:parent-style-name="Default" style:data-style-name="N0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6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6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" style:family="table-cell" style:parent-style-name="Default" style:data-style-name="N3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5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7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15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</office:automatic-styles>
  <office:body>
    <office:spreadsheet>
      <table:table table:name="Aide" table:style-name="ta1" table:protected="true" table:protection-key="wdk25J8tOpL246XLfYGTNQ4evS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" form:id="control1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2.34mm" svg:y="104.67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1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5"/>
        <table:table-column table:style-name="co1" table:number-columns-repeated="2" table:default-cell-style-name="ce6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4"/>
          <table:covered-table-cell table:style-name="ce34"/>
          <table:covered-table-cell table:number-columns-repeated="5" table:style-name="ce35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1"/>
          <table:table-cell table:style-name="ce24"/>
          <table:table-cell table:style-name="ce34"/>
          <table:table-cell table:style-name="ce35" table:number-columns-repeated="5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4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8"/>
          <table:table-cell table:style-name="ce14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8"/>
          <table:table-cell table:style-name="ce14" table:number-columns-repeated="1016"/>
        </table:table-row>
        <table:table-row table:style-name="ro2">
          <table:table-cell table:style-name="ce4"/>
          <table:table-cell table:style-name="ce28" table:number-columns-repeated="7"/>
          <table:table-cell table:style-name="ce14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2">
            <text:p>POUR LE BON FONCTIONNEMENT DU FICHIER, TOUJOURS </text:p>
            <text:p>UTILISER LA DERNIÈRE VERSION DE LIBREOFFICE STABLE</text:p>
          </table:table-cell>
          <table:covered-table-cell table:number-columns-repeated="7" table:style-name="ce28"/>
          <table:table-cell table:style-name="ce14" table:number-columns-repeated="1016"/>
        </table:table-row>
        <table:table-row table:style-name="ro2">
          <table:covered-table-cell table:style-name="ce4"/>
          <table:covered-table-cell table:number-columns-repeated="7" table:style-name="ce28"/>
          <table:table-cell table:style-name="ce14" table:number-columns-repeated="1016"/>
        </table:table-row>
        <table:table-row table:style-name="ro2">
          <table:table-cell table:style-name="ce4"/>
          <table:table-cell table:style-name="ce28" table:number-columns-repeated="7"/>
          <table:table-cell table:style-name="ce14" table:number-columns-repeated="1016"/>
        </table:table-row>
        <table:table-row table:style-name="ro3">
          <table:table-cell table:style-name="ce8" table:number-columns-repeated="8"/>
          <table:table-cell table:number-columns-repeated="1016"/>
        </table:table-row>
        <table:table-row table:style-name="ro3">
          <table:table-cell table:style-name="ce6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8"/>
          <table:table-cell table:number-columns-repeated="1016"/>
        </table:table-row>
        <table:table-row table:style-name="ro3">
          <table:covered-table-cell table:style-name="ce10"/>
          <table:covered-table-cell table:number-columns-repeated="7" table:style-name="ce8"/>
          <table:table-cell table:number-columns-repeated="1016"/>
        </table:table-row>
        <table:table-row table:style-name="ro3">
          <table:table-cell table:style-name="ce10"/>
          <table:table-cell table:style-name="ce8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2" draw:style-name="gr3" draw:text-style-name="P3" svg:width="34.6mm" svg:height="8.17mm" svg:x="10.85mm" svg:y="3.58mm" draw:control="control1"/>
          </table:table-cell>
          <table:table-cell table:number-columns-repeated="2"/>
          <table:table-cell>
            <draw:control table:end-cell-address="Aide.F15" table:end-x="14.94mm" table:end-y="2.31mm" draw:z-index="3" draw:style-name="gr3" draw:text-style-name="P3" svg:width="34.84mm" svg:height="9.35mm" svg:x="2.69mm" svg:y="3.54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129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92"/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92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7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1" office:value-type="string" calcext:value-type="string" table:number-columns-spanned="6" table:number-rows-spanned="1">
            <text:p>Barème</text:p>
          </table:table-cell>
          <table:covered-table-cell table:number-columns-repeated="5" table:style-name="ce40"/>
          <table:table-cell table:number-columns-repeated="1018"/>
        </table:table-row>
        <table:table-row table:style-name="ro3">
          <table:table-cell table:style-name="ce32" office:value-type="string" calcext:value-type="string" table:number-columns-spanned="2" table:number-rows-spanned="1">
            <text:p>Bonn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Mauvais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Absence de réponse</text:p>
          </table:table-cell>
          <table:covered-table-cell table:style-name="ce40"/>
          <table:table-cell table:number-columns-repeated="1018"/>
        </table:table-row>
        <table:table-row table:style-name="ro3">
          <table:table-cell table:style-name="ce32" office:value-type="string" calcext:value-type="string" table:number-columns-spanned="2" table:number-rows-spanned="1">
            <text:p>+ 1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- 0,5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0 point</text:p>
          </table:table-cell>
          <table:covered-table-cell table:style-name="ce40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in &lt;=&gt; Dec" table:style-name="ta1" table:protected="true" table:protection-key="wdk25J8tOpL246XLfYGTNQ4evS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linked-cell="'Bin &lt;=&gt; Dec'.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linked-cell="'Bin &lt;=&gt; Dec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05mm" svg:height="15mm" svg:x="50.17mm" svg:y="160mm" draw:control="control3"/>
          <draw:control draw:z-index="1" draw:style-name="gr3" draw:text-style-name="P3" svg:width="45mm" svg:height="15mm" svg:x="100.19mm" svg:y="160mm" draw:control="control4"/>
        </table:shapes>
        <table:table-column table:style-name="co2" table:default-cell-style-name="ce58"/>
        <table:table-column table:style-name="co3" table:default-cell-style-name="ce58"/>
        <table:table-column table:style-name="co4" table:default-cell-style-name="ce58"/>
        <table:table-column table:style-name="co5" table:default-cell-style-name="ce58"/>
        <table:table-column table:style-name="co6" table:default-cell-style-name="ce58"/>
        <table:table-column table:style-name="co2" table:default-cell-style-name="ce58"/>
        <table:table-column table:style-name="co7" table:default-cell-style-name="ce58"/>
        <table:table-column table:style-name="co8" table:default-cell-style-name="ce58"/>
        <table:table-column table:style-name="co5" table:default-cell-style-name="ce58"/>
        <table:table-column table:style-name="co9" table:default-cell-style-name="ce58"/>
        <table:table-column table:style-name="co10" table:default-cell-style-name="ce58"/>
        <table:table-column table:style-name="co1" table:default-cell-style-name="ce58"/>
        <table:table-column table:style-name="co11" table:number-columns-repeated="3" table:default-cell-style-name="ce58"/>
        <table:table-column table:style-name="co1" table:number-columns-repeated="1009" table:default-cell-style-name="ce58"/>
        <table:table-row table:style-name="ro5">
          <table:table-cell table:style-name="ce45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92"/>
          <table:covered-table-cell table:style-name="ce48"/>
          <table:covered-table-cell table:number-columns-repeated="5" table:style-name="ce68"/>
          <table:table-cell table:style-name="ce51" table:formula="of:=IF([.$C$25];IF([.E25]&lt;0;0;[.E25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5">
          <table:table-cell table:style-name="ce3" office:value-type="string" calcext:value-type="string" table:number-columns-spanned="8" table:number-rows-spanned="1">
            <text:p>Nouveau test : Ctrl + Shift + F9</text:p>
          </table:table-cell>
          <table:covered-table-cell table:style-name="ce45"/>
          <table:covered-table-cell table:style-name="ce48"/>
          <table:covered-table-cell table:number-columns-repeated="5" table:style-name="ce68"/>
          <table:covered-table-cell table:number-columns-repeated="2" table:style-name="Default"/>
          <table:table-cell table:style-name="ce55"/>
          <table:table-cell table:number-columns-repeated="1013"/>
        </table:table-row>
        <table:table-row table:style-name="ro5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Binaire</text:p>
          </table:table-cell>
          <table:table-cell table:style-name="ce48" office:value-type="string" calcext:value-type="string">
            <text:p>Décimal</text:p>
          </table:table-cell>
          <table:table-cell table:style-name="ce68" office:value-type="string" calcext:value-type="string">
            <text:p>V/F</text:p>
          </table:table-cell>
          <table:table-cell table:style-name="ce68" office:value-type="string" calcext:value-type="string">
            <text:p>R</text:p>
          </table:table-cell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Décimal</text:p>
          </table:table-cell>
          <table:table-cell table:style-name="ce48" office:value-type="string" calcext:value-type="string">
            <text:p>Binaire</text:p>
          </table:table-cell>
          <table:table-cell table:style-name="ce68" office:value-type="string" calcext:value-type="string">
            <text:p>V/F</text:p>
          </table:table-cell>
          <table:table-cell table:style-name="ce68" office:value-type="string" calcext:value-type="string">
            <text:p>R</text:p>
          </table:table-cell>
          <table:table-cell table:style-name="Default"/>
          <table:table-cell table:number-columns-repeated="1013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3" table:formula="of:=INDEX([$Données.K$1:$Données.K$1048576];[$Données.N4]+3)" office:value-type="string" office:string-value="1011 0101" calcext:value-type="string">
            <text:p>1011 0101</text:p>
          </table:table-cell>
          <table:table-cell table:style-name="ce30"/>
          <table:table-cell table:style-name="ce169" table:formula="of:=IF(ISBLANK([.C4]);&quot;&quot;;IF([.$C$25];IF([.C4]=INDEX([$Données.M$1:$Données.M$1048576];[$Données.N4]+3);&quot;VRAI&quot;;&quot;FAUX&quot;);&quot;&quot;))">
            <text:p/>
          </table:table-cell>
          <table:table-cell table:style-name="ce97" table:formula="of:=IF(AND([.$C$25];[.$D$25]);INDEX([$Données.M$1:$Données.M$1048576];[$Données.N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132" table:formula="of:=INDEX([$Données.M$1:$Données.M$1048576];[$Données.N14]+3)" office:value-type="float" office:value="13" calcext:value-type="float">
            <text:p>13</text:p>
          </table:table-cell>
          <table:table-cell table:style-name="ce100"/>
          <table:table-cell table:style-name="ce169" table:formula="of:=IF(ISBLANK([.H4]);&quot;&quot;;IF([.$C$25];IF(COUNT(BIN2DEC([.H4]))=0;&quot;FAUX&quot;;IF(BIN2DEC([.H4])=INDEX([$Données.M$1:$Données.M$1048576];[$Données.N14]+3);&quot;VRAI&quot;;&quot;FAUX&quot;));&quot;&quot;))">
            <text:p/>
          </table:table-cell>
          <table:table-cell table:style-name="ce134" table:formula="of:=IF(AND([.$C$25];[.$D$25]);INDEX([$Données.K$1:$Données.K$1048576];[$Données.N14]+3);&quot;&quot;)">
            <text:p/>
          </table:table-cell>
          <table:table-cell table:style-name="Default"/>
          <table:table-cell/>
          <table:table-cell table:style-name="ce77"/>
          <table:table-cell table:number-columns-repeated="1011"/>
        </table:table-row>
        <table:table-row table:style-name="ro5">
          <table:table-cell table:style-name="ce15" office:value-type="float" office:value="2" calcext:value-type="float">
            <text:p>2</text:p>
          </table:table-cell>
          <table:table-cell table:style-name="ce29" table:formula="of:=INDEX([$Données.K$1:$Données.K$1048576];[$Données.N5]+3)" office:value-type="string" office:string-value="0111 1100" calcext:value-type="string">
            <text:p>0111 1100</text:p>
          </table:table-cell>
          <table:table-cell table:style-name="ce30"/>
          <table:table-cell table:style-name="ce170" table:formula="of:=IF(ISBLANK([.C5]);&quot;&quot;;IF([.$C$25];IF([.C5]=INDEX([$Données.M$1:$Données.M$1048576];[$Données.N5]+3);&quot;VRAI&quot;;&quot;FAUX&quot;);&quot;&quot;))">
            <text:p/>
          </table:table-cell>
          <table:table-cell table:style-name="ce112" table:formula="of:=IF(AND([.$C$25];[.$D$25]);INDEX([$Données.M$1:$Données.M$1048576];[$Données.N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M$1:$Données.M$1048576];[$Données.N15]+3)" office:value-type="float" office:value="118" calcext:value-type="float">
            <text:p>118</text:p>
          </table:table-cell>
          <table:table-cell table:style-name="ce100"/>
          <table:table-cell table:style-name="ce170" table:formula="of:=IF(ISBLANK([.H5]);&quot;&quot;;IF([.$C$25];IF(COUNT(BIN2DEC([.H5]))=0;&quot;FAUX&quot;;IF(BIN2DEC([.H5])=INDEX([$Données.M$1:$Données.M$1048576];[$Données.N15]+3);&quot;VRAI&quot;;&quot;FAUX&quot;));&quot;&quot;))">
            <text:p/>
          </table:table-cell>
          <table:table-cell table:style-name="ce136" table:formula="of:=IF(AND([.$C$25];[.$D$25]);INDEX([$Données.K$1:$Données.K$1048576];[$Données.N15]+3);&quot;&quot;)">
            <text:p/>
          </table:table-cell>
          <table:table-cell table:style-name="ce92"/>
          <table:table-cell table:number-columns-repeated="1013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3" table:formula="of:=INDEX([$Données.K$1:$Données.K$1048576];[$Données.N6]+3)" office:value-type="string" office:string-value="0100 0010" calcext:value-type="string">
            <text:p>0100 0010</text:p>
          </table:table-cell>
          <table:table-cell table:style-name="ce30"/>
          <table:table-cell table:style-name="ce169" table:formula="of:=IF(ISBLANK([.C6]);&quot;&quot;;IF([.$C$25];IF([.C6]=INDEX([$Données.M$1:$Données.M$1048576];[$Données.N6]+3);&quot;VRAI&quot;;&quot;FAUX&quot;);&quot;&quot;))">
            <text:p/>
          </table:table-cell>
          <table:table-cell table:style-name="ce114" table:formula="of:=IF(AND([.$C$25];[.$D$25]);INDEX([$Données.M$1:$Données.M$1048576];[$Données.N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M$1:$Données.M$1048576];[$Données.N16]+3)" office:value-type="float" office:value="137" calcext:value-type="float">
            <text:p>137</text:p>
          </table:table-cell>
          <table:table-cell table:style-name="ce100"/>
          <table:table-cell table:style-name="ce169" table:formula="of:=IF(ISBLANK([.H6]);&quot;&quot;;IF([.$C$25];IF(COUNT(BIN2DEC([.H6]))=0;&quot;FAUX&quot;;IF(BIN2DEC([.H6])=INDEX([$Données.M$1:$Données.M$1048576];[$Données.N16]+3);&quot;VRAI&quot;;&quot;FAUX&quot;));&quot;&quot;))">
            <text:p/>
          </table:table-cell>
          <table:table-cell table:style-name="ce138" table:formula="of:=IF(AND([.$C$25];[.$D$25]);INDEX([$Données.K$1:$Données.K$1048576];[$Données.N16]+3);&quot;&quot;)">
            <text:p/>
          </table:table-cell>
          <table:table-cell table:style-name="Default"/>
          <table:table-cell table:number-columns-repeated="1013"/>
        </table:table-row>
        <table:table-row table:style-name="ro5">
          <table:table-cell table:style-name="ce15" office:value-type="float" office:value="4" calcext:value-type="float">
            <text:p>4</text:p>
          </table:table-cell>
          <table:table-cell table:style-name="ce29" table:formula="of:=INDEX([$Données.K$1:$Données.K$1048576];[$Données.N7]+3)" office:value-type="string" office:string-value="0100 0010" calcext:value-type="string">
            <text:p>0100 0010</text:p>
          </table:table-cell>
          <table:table-cell table:style-name="ce30"/>
          <table:table-cell table:style-name="ce170" table:formula="of:=IF(ISBLANK([.C7]);&quot;&quot;;IF([.$C$25];IF([.C7]=INDEX([$Données.M$1:$Données.M$1048576];[$Données.N7]+3);&quot;VRAI&quot;;&quot;FAUX&quot;);&quot;&quot;))">
            <text:p/>
          </table:table-cell>
          <table:table-cell table:style-name="ce120" table:formula="of:=IF(AND([.$C$25];[.$D$25]);INDEX([$Données.M$1:$Données.M$1048576];[$Données.N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M$1:$Données.M$1048576];[$Données.N17]+3)" office:value-type="float" office:value="4" calcext:value-type="float">
            <text:p>4</text:p>
          </table:table-cell>
          <table:table-cell table:style-name="ce100"/>
          <table:table-cell table:style-name="ce170" table:formula="of:=IF(ISBLANK([.H7]);&quot;&quot;;IF([.$C$25];IF(COUNT(BIN2DEC([.H7]))=0;&quot;FAUX&quot;;IF(BIN2DEC([.H7])=INDEX([$Données.M$1:$Données.M$1048576];[$Données.N17]+3);&quot;VRAI&quot;;&quot;FAUX&quot;));&quot;&quot;))">
            <text:p/>
          </table:table-cell>
          <table:table-cell table:style-name="ce141" table:formula="of:=IF(AND([.$C$25];[.$D$25]);INDEX([$Données.K$1:$Données.K$1048576];[$Données.N17]+3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3" table:formula="of:=INDEX([$Données.K$1:$Données.K$1048576];[$Données.N8]+3)" office:value-type="string" office:string-value="1010 0100" calcext:value-type="string">
            <text:p>1010 0100</text:p>
          </table:table-cell>
          <table:table-cell table:style-name="ce30"/>
          <table:table-cell table:style-name="ce169" table:formula="of:=IF(ISBLANK([.C8]);&quot;&quot;;IF([.$C$25];IF([.C8]=INDEX([$Données.M$1:$Données.M$1048576];[$Données.N8]+3);&quot;VRAI&quot;;&quot;FAUX&quot;);&quot;&quot;))">
            <text:p/>
          </table:table-cell>
          <table:table-cell table:style-name="ce121" table:formula="of:=IF(AND([.$C$25];[.$D$25]);INDEX([$Données.M$1:$Données.M$1048576];[$Données.N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M$1:$Données.M$1048576];[$Données.N18]+3)" office:value-type="float" office:value="108" calcext:value-type="float">
            <text:p>108</text:p>
          </table:table-cell>
          <table:table-cell table:style-name="ce100"/>
          <table:table-cell table:style-name="ce169" table:formula="of:=IF(ISBLANK([.H8]);&quot;&quot;;IF([.$C$25];IF(COUNT(BIN2DEC([.H8]))=0;&quot;FAUX&quot;;IF(BIN2DEC([.H8])=INDEX([$Données.M$1:$Données.M$1048576];[$Données.N18]+3);&quot;VRAI&quot;;&quot;FAUX&quot;));&quot;&quot;))">
            <text:p/>
          </table:table-cell>
          <table:table-cell table:style-name="ce142" table:formula="of:=IF(AND([.$C$25];[.$D$25]);INDEX([$Données.K$1:$Données.K$1048576];[$Données.N18]+3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6" calcext:value-type="float">
            <text:p>6</text:p>
          </table:table-cell>
          <table:table-cell table:style-name="ce29" table:formula="of:=INDEX([$Données.K$1:$Données.K$1048576];[$Données.N9]+3)" office:value-type="string" office:string-value="0010 0101" calcext:value-type="string">
            <text:p>0010 0101</text:p>
          </table:table-cell>
          <table:table-cell table:style-name="ce30"/>
          <table:table-cell table:style-name="ce170" table:formula="of:=IF(ISBLANK([.C9]);&quot;&quot;;IF([.$C$25];IF([.C9]=INDEX([$Données.M$1:$Données.M$1048576];[$Données.N9]+3);&quot;VRAI&quot;;&quot;FAUX&quot;);&quot;&quot;))">
            <text:p/>
          </table:table-cell>
          <table:table-cell table:style-name="ce61" table:formula="of:=IF(AND([.$C$25];[.$D$25]);INDEX([$Données.M$1:$Données.M$1048576];[$Données.N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M$1:$Données.M$1048576];[$Données.N19]+3)" office:value-type="float" office:value="252" calcext:value-type="float">
            <text:p>252</text:p>
          </table:table-cell>
          <table:table-cell table:style-name="ce100"/>
          <table:table-cell table:style-name="ce170" table:formula="of:=IF(ISBLANK([.H9]);&quot;&quot;;IF([.$C$25];IF(COUNT(BIN2DEC([.H9]))=0;&quot;FAUX&quot;;IF(BIN2DEC([.H9])=INDEX([$Données.M$1:$Données.M$1048576];[$Données.N19]+3);&quot;VRAI&quot;;&quot;FAUX&quot;));&quot;&quot;))">
            <text:p/>
          </table:table-cell>
          <table:table-cell table:style-name="ce143" table:formula="of:=IF(AND([.$C$25];[.$D$25]);INDEX([$Données.K$1:$Données.K$1048576];[$Données.N19]+3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table:style-name="ce23" table:formula="of:=INDEX([$Données.K$1:$Données.K$1048576];[$Données.N10]+3)" office:value-type="string" office:string-value="1000 0100" calcext:value-type="string">
            <text:p>1000 0100</text:p>
          </table:table-cell>
          <table:table-cell table:style-name="ce30"/>
          <table:table-cell table:style-name="ce169" table:formula="of:=IF(ISBLANK([.C10]);&quot;&quot;;IF([.$C$25];IF([.C10]=INDEX([$Données.M$1:$Données.M$1048576];[$Données.N10]+3);&quot;VRAI&quot;;&quot;FAUX&quot;);&quot;&quot;))">
            <text:p/>
          </table:table-cell>
          <table:table-cell table:style-name="ce123" table:formula="of:=IF(AND([.$C$25];[.$D$25]);INDEX([$Données.M$1:$Données.M$1048576];[$Données.N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M$1:$Données.M$1048576];[$Données.N20]+3)" office:value-type="float" office:value="12" calcext:value-type="float">
            <text:p>12</text:p>
          </table:table-cell>
          <table:table-cell table:style-name="ce100"/>
          <table:table-cell table:style-name="ce169" table:formula="of:=IF(ISBLANK([.H10]);&quot;&quot;;IF([.$C$25];IF(COUNT(BIN2DEC([.H10]))=0;&quot;FAUX&quot;;IF(BIN2DEC([.H10])=INDEX([$Données.M$1:$Données.M$1048576];[$Données.N20]+3);&quot;VRAI&quot;;&quot;FAUX&quot;));&quot;&quot;))">
            <text:p/>
          </table:table-cell>
          <table:table-cell table:style-name="ce148" table:formula="of:=IF(AND([.$C$25];[.$D$25]);INDEX([$Données.K$1:$Données.K$1048576];[$Données.N20]+3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29" table:formula="of:=INDEX([$Données.K$1:$Données.K$1048576];[$Données.N11]+3)" office:value-type="string" office:string-value="0001 1110" calcext:value-type="string">
            <text:p>0001 1110</text:p>
          </table:table-cell>
          <table:table-cell table:style-name="ce30"/>
          <table:table-cell table:style-name="ce170" table:formula="of:=IF(ISBLANK([.C11]);&quot;&quot;;IF([.$C$25];IF([.C11]=INDEX([$Données.M$1:$Données.M$1048576];[$Données.N11]+3);&quot;VRAI&quot;;&quot;FAUX&quot;);&quot;&quot;))">
            <text:p/>
          </table:table-cell>
          <table:table-cell table:style-name="ce124" table:formula="of:=IF(AND([.$C$25];[.$D$25]);INDEX([$Données.M$1:$Données.M$1048576];[$Données.N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M$1:$Données.M$1048576];[$Données.N21]+3)" office:value-type="float" office:value="73" calcext:value-type="float">
            <text:p>73</text:p>
          </table:table-cell>
          <table:table-cell table:style-name="ce100"/>
          <table:table-cell table:style-name="ce170" table:formula="of:=IF(ISBLANK([.H11]);&quot;&quot;;IF([.$C$25];IF(COUNT(BIN2DEC([.H11]))=0;&quot;FAUX&quot;;IF(BIN2DEC([.H11])=INDEX([$Données.M$1:$Données.M$1048576];[$Données.N21]+3);&quot;VRAI&quot;;&quot;FAUX&quot;));&quot;&quot;))">
            <text:p/>
          </table:table-cell>
          <table:table-cell table:style-name="ce151" table:formula="of:=IF(AND([.$C$25];[.$D$25]);INDEX([$Données.K$1:$Données.K$1048576];[$Données.N21]+3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9" calcext:value-type="float">
            <text:p>9</text:p>
          </table:table-cell>
          <table:table-cell table:style-name="ce23" table:formula="of:=INDEX([$Données.K$1:$Données.K$1048576];[$Données.N12]+3)" office:value-type="string" office:string-value="1100 1010" calcext:value-type="string">
            <text:p>1100 1010</text:p>
          </table:table-cell>
          <table:table-cell table:style-name="ce30"/>
          <table:table-cell table:style-name="ce169" table:formula="of:=IF(ISBLANK([.C12]);&quot;&quot;;IF([.$C$25];IF([.C12]=INDEX([$Données.M$1:$Données.M$1048576];[$Données.N12]+3);&quot;VRAI&quot;;&quot;FAUX&quot;);&quot;&quot;))">
            <text:p/>
          </table:table-cell>
          <table:table-cell table:style-name="ce125" table:formula="of:=IF(AND([.$C$25];[.$D$25]);INDEX([$Données.M$1:$Données.M$1048576];[$Données.N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M$1:$Données.M$1048576];[$Données.N22]+3)" office:value-type="float" office:value="204" calcext:value-type="float">
            <text:p>204</text:p>
          </table:table-cell>
          <table:table-cell table:style-name="ce100"/>
          <table:table-cell table:style-name="ce169" table:formula="of:=IF(ISBLANK([.H12]);&quot;&quot;;IF([.$C$25];IF(COUNT(BIN2DEC([.H12]))=0;&quot;FAUX&quot;;IF(BIN2DEC([.H12])=INDEX([$Données.M$1:$Données.M$1048576];[$Données.N22]+3);&quot;VRAI&quot;;&quot;FAUX&quot;));&quot;&quot;))">
            <text:p/>
          </table:table-cell>
          <table:table-cell table:style-name="ce154" table:formula="of:=IF(AND([.$C$25];[.$D$25]);INDEX([$Données.K$1:$Données.K$1048576];[$Données.N22]+3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29" table:formula="of:=INDEX([$Données.K$1:$Données.K$1048576];[$Données.N13]+3)" office:value-type="string" office:string-value="0000 0101" calcext:value-type="string">
            <text:p>0000 0101</text:p>
          </table:table-cell>
          <table:table-cell table:style-name="ce30"/>
          <table:table-cell table:style-name="ce170" table:formula="of:=IF(ISBLANK([.C13]);&quot;&quot;;IF([.$C$25];IF([.C13]=INDEX([$Données.M$1:$Données.M$1048576];[$Données.N13]+3);&quot;VRAI&quot;;&quot;FAUX&quot;);&quot;&quot;))">
            <text:p/>
          </table:table-cell>
          <table:table-cell table:style-name="ce126" table:formula="of:=IF(AND([.$C$25];[.$D$25]);INDEX([$Données.M$1:$Données.M$1048576];[$Données.N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M$1:$Données.M$1048576];[$Données.N23]+3)" office:value-type="float" office:value="60" calcext:value-type="float">
            <text:p>60</text:p>
          </table:table-cell>
          <table:table-cell table:style-name="ce100"/>
          <table:table-cell table:style-name="ce170" table:formula="of:=IF(ISBLANK([.H13]);&quot;&quot;;IF([.$C$25];IF(COUNT(BIN2DEC([.H13]))=0;&quot;FAUX&quot;;IF(BIN2DEC([.H13])=INDEX([$Données.M$1:$Données.M$1048576];[$Données.N23]+3);&quot;VRAI&quot;;&quot;FAUX&quot;));&quot;&quot;))">
            <text:p/>
          </table:table-cell>
          <table:table-cell table:style-name="ce155" table:formula="of:=IF(AND([.$C$25];[.$D$25]);INDEX([$Données.K$1:$Données.K$1048576];[$Données.N23]+3);&quot;&quot;)">
            <text:p/>
          </table:table-cell>
          <table:table-cell table:style-name="ce56"/>
          <table:table-cell table:number-columns-repeated="1013"/>
        </table:table-row>
        <table:table-row table:style-name="ro5">
          <table:table-cell table:style-name="ce52" table:number-columns-repeated="2"/>
          <table:table-cell table:style-name="Default" table:number-columns-repeated="2"/>
          <table:table-cell table:style-name="ce52" table:number-columns-repeated="6"/>
          <table:table-cell table:number-columns-repeated="1014"/>
        </table:table-row>
        <table:table-row table:style-name="ro5">
          <table:table-cell table:style-name="ce52" table:number-columns-repeated="2"/>
          <table:table-cell/>
          <table:table-cell table:style-name="ce47" table:number-columns-repeated="3"/>
          <table:table-cell table:style-name="ce86" table:number-columns-repeated="2"/>
          <table:table-cell table:style-name="ce47" table:number-columns-repeated="2"/>
          <table:table-cell table:number-columns-repeated="1014"/>
        </table:table-row>
        <table:table-row table:style-name="ro5">
          <table:table-cell table:style-name="ce52" table:number-columns-repeated="2"/>
          <table:table-cell table:number-columns-repeated="1022"/>
        </table:table-row>
        <table:table-row table:style-name="ro5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2"/>
          <table:covered-table-cell table:number-columns-repeated="8"/>
          <table:table-cell table:number-columns-repeated="1014"/>
        </table:table-row>
        <table:table-row table:style-name="ro5">
          <table:table-cell table:style-name="ce52" table:number-columns-repeated="2"/>
          <table:table-cell table:number-columns-repeated="1022"/>
        </table:table-row>
        <table:table-row table:style-name="ro5">
          <table:table-cell table:style-name="ce52" table:number-columns-repeated="2"/>
          <table:table-cell/>
          <table:table-cell table:style-name="ce77"/>
          <table:table-cell table:number-columns-repeated="1020"/>
        </table:table-row>
        <table:table-row table:style-name="ro5" table:number-rows-repeated="2">
          <table:table-cell table:style-name="ce52" table:number-columns-repeated="2"/>
          <table:table-cell table:number-columns-repeated="1022"/>
        </table:table-row>
        <table:table-row table:style-name="ro5">
          <table:table-cell table:style-name="ce52" table:number-columns-repeated="2"/>
          <table:table-cell table:style-name="Default" table:number-columns-repeated="2"/>
          <table:table-cell table:number-columns-repeated="1020"/>
        </table:table-row>
        <table:table-row table:style-name="ro5" table:number-rows-repeated="2">
          <table:table-cell table:style-name="ce52" table:number-columns-repeated="2"/>
          <table:table-cell table:number-columns-repeated="1022"/>
        </table:table-row>
        <table:table-row table:style-name="ro5">
          <table:table-cell table:style-name="ce52" table:number-columns-repeated="2"/>
          <table:table-cell table:style-name="ce69" office:value-type="boolean" office:boolean-value="false" calcext:value-type="boolean">
            <text:p>FAUX</text:p>
          </table:table-cell>
          <table:table-cell table:style-name="ce21" office:value-type="boolean" office:boolean-value="false" calcext:value-type="boolean">
            <text:p>FAUX</text:p>
          </table:table-cell>
          <table:table-cell table:style-name="ce94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5" table:number-rows-repeated="63">
          <table:table-cell table:style-name="ce52" table:number-columns-repeated="2"/>
          <table:table-cell table:number-columns-repeated="1022"/>
        </table:table-row>
        <table:table-row table:style-name="ro5" table:number-rows-repeated="1048487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Bin &lt;=&gt; Dec'.D4:'Bin &lt;=&gt; Dec'.E10 'Bin &lt;=&gt; Dec'.D11:'Bin &lt;=&gt; Dec'.D13 'Bin &lt;=&gt; Dec'.D12:'Bin &lt;=&gt; Dec'.E13 'Bin &lt;=&gt; Dec'.I4:'Bin &lt;=&gt; Dec'.J13 'Bin &lt;=&gt; Dec'.E11:'Bin &lt;=&gt; Dec'.E11">
            <calcext:condition calcext:apply-style-name="VRAI" calcext:value="=&quot;VRAI&quot;" calcext:base-cell-address="'Bin &lt;=&gt; Dec'.D4"/>
            <calcext:condition calcext:apply-style-name="FAUX" calcext:value="=&quot;FAUX&quot;" calcext:base-cell-address="'Bin &lt;=&gt; Dec'.D4"/>
          </calcext:conditional-format>
          <calcext:conditional-format calcext:target-range-address="'Bin &lt;=&gt; Dec'.E4:'Bin &lt;=&gt; Dec'.E4">
            <calcext:condition calcext:apply-style-name="VRAI" calcext:value="formula-is(IF([.D4]=&quot;VRAI&quot;))" calcext:base-cell-address="'Bin &lt;=&gt; Dec'.E4"/>
            <calcext:condition calcext:apply-style-name="FAUX" calcext:value="formula-is(IF([.D4]=&quot;FAUX&quot;))" calcext:base-cell-address="'Bin &lt;=&gt; Dec'.E4"/>
            <calcext:condition calcext:apply-style-name="FAUX" calcext:value="=0" calcext:base-cell-address="'Bin &lt;=&gt; Dec'.E4"/>
          </calcext:conditional-format>
          <calcext:conditional-format calcext:target-range-address="'Bin &lt;=&gt; Dec'.E5:'Bin &lt;=&gt; Dec'.E5">
            <calcext:condition calcext:apply-style-name="VRAI" calcext:value="formula-is(IF([.D5]=&quot;VRAI&quot;))" calcext:base-cell-address="'Bin &lt;=&gt; Dec'.E5"/>
            <calcext:condition calcext:apply-style-name="FAUX" calcext:value="formula-is(IF([.D5]=&quot;FAUX&quot;))" calcext:base-cell-address="'Bin &lt;=&gt; Dec'.E5"/>
            <calcext:condition calcext:apply-style-name="FAUX" calcext:value="=0" calcext:base-cell-address="'Bin &lt;=&gt; Dec'.E5"/>
          </calcext:conditional-format>
          <calcext:conditional-format calcext:target-range-address="'Bin &lt;=&gt; Dec'.E6:'Bin &lt;=&gt; Dec'.E6">
            <calcext:condition calcext:apply-style-name="VRAI" calcext:value="formula-is(IF([.D6]=&quot;VRAI&quot;))" calcext:base-cell-address="'Bin &lt;=&gt; Dec'.E6"/>
            <calcext:condition calcext:apply-style-name="FAUX" calcext:value="formula-is(IF([.D6]=&quot;FAUX&quot;))" calcext:base-cell-address="'Bin &lt;=&gt; Dec'.E6"/>
            <calcext:condition calcext:apply-style-name="FAUX" calcext:value="=0" calcext:base-cell-address="'Bin &lt;=&gt; Dec'.E6"/>
          </calcext:conditional-format>
          <calcext:conditional-format calcext:target-range-address="'Bin &lt;=&gt; Dec'.E7:'Bin &lt;=&gt; Dec'.E7">
            <calcext:condition calcext:apply-style-name="VRAI" calcext:value="formula-is(IF([.D7]=&quot;VRAI&quot;))" calcext:base-cell-address="'Bin &lt;=&gt; Dec'.E7"/>
            <calcext:condition calcext:apply-style-name="FAUX" calcext:value="formula-is(IF([.D7]=&quot;FAUX&quot;))" calcext:base-cell-address="'Bin &lt;=&gt; Dec'.E7"/>
            <calcext:condition calcext:apply-style-name="FAUX" calcext:value="=0" calcext:base-cell-address="'Bin &lt;=&gt; Dec'.E7"/>
          </calcext:conditional-format>
          <calcext:conditional-format calcext:target-range-address="'Bin &lt;=&gt; Dec'.E8:'Bin &lt;=&gt; Dec'.E8">
            <calcext:condition calcext:apply-style-name="VRAI" calcext:value="formula-is(IF([.D8]=&quot;VRAI&quot;))" calcext:base-cell-address="'Bin &lt;=&gt; Dec'.E8"/>
            <calcext:condition calcext:apply-style-name="FAUX" calcext:value="formula-is(IF([.D8]=&quot;FAUX&quot;))" calcext:base-cell-address="'Bin &lt;=&gt; Dec'.E8"/>
            <calcext:condition calcext:apply-style-name="FAUX" calcext:value="=0" calcext:base-cell-address="'Bin &lt;=&gt; Dec'.E8"/>
          </calcext:conditional-format>
          <calcext:conditional-format calcext:target-range-address="'Bin &lt;=&gt; Dec'.E10:'Bin &lt;=&gt; Dec'.E10">
            <calcext:condition calcext:apply-style-name="VRAI" calcext:value="formula-is(IF([.D10]=&quot;VRAI&quot;))" calcext:base-cell-address="'Bin &lt;=&gt; Dec'.E10"/>
            <calcext:condition calcext:apply-style-name="FAUX" calcext:value="formula-is(IF([.D10]=&quot;FAUX&quot;))" calcext:base-cell-address="'Bin &lt;=&gt; Dec'.E10"/>
            <calcext:condition calcext:apply-style-name="FAUX" calcext:value="=0" calcext:base-cell-address="'Bin &lt;=&gt; Dec'.E10"/>
          </calcext:conditional-format>
          <calcext:conditional-format calcext:target-range-address="'Bin &lt;=&gt; Dec'.E12:'Bin &lt;=&gt; Dec'.E12">
            <calcext:condition calcext:apply-style-name="VRAI" calcext:value="formula-is(IF([.D12]=&quot;VRAI&quot;))" calcext:base-cell-address="'Bin &lt;=&gt; Dec'.E12"/>
            <calcext:condition calcext:apply-style-name="FAUX" calcext:value="formula-is(IF([.D12]=&quot;FAUX&quot;))" calcext:base-cell-address="'Bin &lt;=&gt; Dec'.E12"/>
            <calcext:condition calcext:apply-style-name="FAUX" calcext:value="=0" calcext:base-cell-address="'Bin &lt;=&gt; Dec'.E12"/>
          </calcext:conditional-format>
          <calcext:conditional-format calcext:target-range-address="'Bin &lt;=&gt; Dec'.E13:'Bin &lt;=&gt; Dec'.E13">
            <calcext:condition calcext:apply-style-name="VRAI" calcext:value="formula-is(IF([.D13]=&quot;VRAI&quot;))" calcext:base-cell-address="'Bin &lt;=&gt; Dec'.E13"/>
            <calcext:condition calcext:apply-style-name="FAUX" calcext:value="formula-is(IF([.D13]=&quot;FAUX&quot;))" calcext:base-cell-address="'Bin &lt;=&gt; Dec'.E13"/>
            <calcext:condition calcext:apply-style-name="FAUX" calcext:value="=0" calcext:base-cell-address="'Bin &lt;=&gt; Dec'.E13"/>
          </calcext:conditional-format>
          <calcext:conditional-format calcext:target-range-address="'Bin &lt;=&gt; Dec'.J4:'Bin &lt;=&gt; Dec'.J4">
            <calcext:condition calcext:apply-style-name="VRAI" calcext:value="formula-is(IF([.I4]=&quot;VRAI&quot;))" calcext:base-cell-address="'Bin &lt;=&gt; Dec'.J4"/>
            <calcext:condition calcext:apply-style-name="FAUX" calcext:value="formula-is(IF([.I4]=&quot;FAUX&quot;))" calcext:base-cell-address="'Bin &lt;=&gt; Dec'.J4"/>
            <calcext:condition calcext:apply-style-name="FAUX" calcext:value="=0" calcext:base-cell-address="'Bin &lt;=&gt; Dec'.J4"/>
          </calcext:conditional-format>
          <calcext:conditional-format calcext:target-range-address="'Bin &lt;=&gt; Dec'.J5:'Bin &lt;=&gt; Dec'.J5">
            <calcext:condition calcext:apply-style-name="VRAI" calcext:value="formula-is(IF([.I5]=&quot;VRAI&quot;))" calcext:base-cell-address="'Bin &lt;=&gt; Dec'.J5"/>
            <calcext:condition calcext:apply-style-name="FAUX" calcext:value="formula-is(IF([.I5]=&quot;FAUX&quot;))" calcext:base-cell-address="'Bin &lt;=&gt; Dec'.J5"/>
            <calcext:condition calcext:apply-style-name="FAUX" calcext:value="=0" calcext:base-cell-address="'Bin &lt;=&gt; Dec'.J5"/>
          </calcext:conditional-format>
          <calcext:conditional-format calcext:target-range-address="'Bin &lt;=&gt; Dec'.J6:'Bin &lt;=&gt; Dec'.J6">
            <calcext:condition calcext:apply-style-name="VRAI" calcext:value="formula-is(IF([.I6]=&quot;VRAI&quot;))" calcext:base-cell-address="'Bin &lt;=&gt; Dec'.J6"/>
            <calcext:condition calcext:apply-style-name="FAUX" calcext:value="formula-is(IF([.I6]=&quot;FAUX&quot;))" calcext:base-cell-address="'Bin &lt;=&gt; Dec'.J6"/>
            <calcext:condition calcext:apply-style-name="FAUX" calcext:value="=0" calcext:base-cell-address="'Bin &lt;=&gt; Dec'.J6"/>
          </calcext:conditional-format>
          <calcext:conditional-format calcext:target-range-address="'Bin &lt;=&gt; Dec'.J7:'Bin &lt;=&gt; Dec'.J7">
            <calcext:condition calcext:apply-style-name="VRAI" calcext:value="formula-is(IF([.I7]=&quot;VRAI&quot;))" calcext:base-cell-address="'Bin &lt;=&gt; Dec'.J7"/>
            <calcext:condition calcext:apply-style-name="FAUX" calcext:value="formula-is(IF([.I7]=&quot;FAUX&quot;))" calcext:base-cell-address="'Bin &lt;=&gt; Dec'.J7"/>
            <calcext:condition calcext:apply-style-name="FAUX" calcext:value="=0" calcext:base-cell-address="'Bin &lt;=&gt; Dec'.J7"/>
          </calcext:conditional-format>
          <calcext:conditional-format calcext:target-range-address="'Bin &lt;=&gt; Dec'.J8:'Bin &lt;=&gt; Dec'.J8">
            <calcext:condition calcext:apply-style-name="VRAI" calcext:value="formula-is(IF([.I8]=&quot;VRAI&quot;))" calcext:base-cell-address="'Bin &lt;=&gt; Dec'.J8"/>
            <calcext:condition calcext:apply-style-name="FAUX" calcext:value="formula-is(IF([.I8]=&quot;FAUX&quot;))" calcext:base-cell-address="'Bin &lt;=&gt; Dec'.J8"/>
            <calcext:condition calcext:apply-style-name="FAUX" calcext:value="=0" calcext:base-cell-address="'Bin &lt;=&gt; Dec'.J8"/>
          </calcext:conditional-format>
          <calcext:conditional-format calcext:target-range-address="'Bin &lt;=&gt; Dec'.J9:'Bin &lt;=&gt; Dec'.J9">
            <calcext:condition calcext:apply-style-name="VRAI" calcext:value="formula-is(IF([.I9]=&quot;VRAI&quot;))" calcext:base-cell-address="'Bin &lt;=&gt; Dec'.J9"/>
            <calcext:condition calcext:apply-style-name="FAUX" calcext:value="formula-is(IF([.I9]=&quot;FAUX&quot;))" calcext:base-cell-address="'Bin &lt;=&gt; Dec'.J9"/>
            <calcext:condition calcext:apply-style-name="FAUX" calcext:value="=0" calcext:base-cell-address="'Bin &lt;=&gt; Dec'.J9"/>
          </calcext:conditional-format>
          <calcext:conditional-format calcext:target-range-address="'Bin &lt;=&gt; Dec'.J10:'Bin &lt;=&gt; Dec'.J10">
            <calcext:condition calcext:apply-style-name="VRAI" calcext:value="formula-is(IF([.I10]=&quot;VRAI&quot;))" calcext:base-cell-address="'Bin &lt;=&gt; Dec'.J10"/>
            <calcext:condition calcext:apply-style-name="FAUX" calcext:value="formula-is(IF([.I10]=&quot;FAUX&quot;))" calcext:base-cell-address="'Bin &lt;=&gt; Dec'.J10"/>
            <calcext:condition calcext:apply-style-name="FAUX" calcext:value="=0" calcext:base-cell-address="'Bin &lt;=&gt; Dec'.J10"/>
          </calcext:conditional-format>
          <calcext:conditional-format calcext:target-range-address="'Bin &lt;=&gt; Dec'.J11:'Bin &lt;=&gt; Dec'.J11">
            <calcext:condition calcext:apply-style-name="VRAI" calcext:value="formula-is(IF([.I11]=&quot;VRAI&quot;))" calcext:base-cell-address="'Bin &lt;=&gt; Dec'.J11"/>
            <calcext:condition calcext:apply-style-name="FAUX" calcext:value="formula-is(IF([.I11]=&quot;FAUX&quot;))" calcext:base-cell-address="'Bin &lt;=&gt; Dec'.J11"/>
            <calcext:condition calcext:apply-style-name="FAUX" calcext:value="=0" calcext:base-cell-address="'Bin &lt;=&gt; Dec'.J11"/>
          </calcext:conditional-format>
          <calcext:conditional-format calcext:target-range-address="'Bin &lt;=&gt; Dec'.J12:'Bin &lt;=&gt; Dec'.J12">
            <calcext:condition calcext:apply-style-name="VRAI" calcext:value="formula-is(IF([.I12]=&quot;VRAI&quot;))" calcext:base-cell-address="'Bin &lt;=&gt; Dec'.J12"/>
            <calcext:condition calcext:apply-style-name="FAUX" calcext:value="formula-is(IF([.I12]=&quot;FAUX&quot;))" calcext:base-cell-address="'Bin &lt;=&gt; Dec'.J12"/>
            <calcext:condition calcext:apply-style-name="FAUX" calcext:value="=0" calcext:base-cell-address="'Bin &lt;=&gt; Dec'.J12"/>
          </calcext:conditional-format>
          <calcext:conditional-format calcext:target-range-address="'Bin &lt;=&gt; Dec'.J13:'Bin &lt;=&gt; Dec'.J13">
            <calcext:condition calcext:apply-style-name="VRAI" calcext:value="formula-is(IF([.I13]=&quot;VRAI&quot;))" calcext:base-cell-address="'Bin &lt;=&gt; Dec'.J13"/>
            <calcext:condition calcext:apply-style-name="FAUX" calcext:value="formula-is(IF([.I13]=&quot;FAUX&quot;))" calcext:base-cell-address="'Bin &lt;=&gt; Dec'.J13"/>
            <calcext:condition calcext:apply-style-name="FAUX" calcext:value="=0" calcext:base-cell-address="'Bin &lt;=&gt; Dec'.J13"/>
          </calcext:conditional-format>
          <calcext:conditional-format calcext:target-range-address="'Bin &lt;=&gt; Dec'.E9:'Bin &lt;=&gt; Dec'.E9">
            <calcext:condition calcext:apply-style-name="VRAI" calcext:value="formula-is(IF([.D9]=&quot;VRAI&quot;))" calcext:base-cell-address="'Bin &lt;=&gt; Dec'.E9"/>
            <calcext:condition calcext:apply-style-name="FAUX" calcext:value="formula-is(IF([.D9]=&quot;FAUX&quot;))" calcext:base-cell-address="'Bin &lt;=&gt; Dec'.E9"/>
            <calcext:condition calcext:apply-style-name="FAUX" calcext:value="=0" calcext:base-cell-address="'Bin &lt;=&gt; Dec'.E9"/>
          </calcext:conditional-format>
          <calcext:conditional-format calcext:target-range-address="'Bin &lt;=&gt; Dec'.E11:'Bin &lt;=&gt; Dec'.E11">
            <calcext:condition calcext:apply-style-name="VRAI" calcext:value="formula-is(IF([.D11]=&quot;VRAI&quot;))" calcext:base-cell-address="'Bin &lt;=&gt; Dec'.E11"/>
            <calcext:condition calcext:apply-style-name="FAUX" calcext:value="formula-is(IF([.D11]=&quot;FAUX&quot;))" calcext:base-cell-address="'Bin &lt;=&gt; Dec'.E11"/>
            <calcext:condition calcext:apply-style-name="FAUX" calcext:value="=0" calcext:base-cell-address="'Bin &lt;=&gt; Dec'.E11"/>
          </calcext:conditional-format>
        </calcext:conditional-formats>
      </table:table>
      <table:table table:name="Hexa &lt;=&gt; Dec" table:style-name="ta1" table:protected="true" table:protection-key="wdk25J8tOpL246XLfYGTNQ4evS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Hexa &lt;=&gt; Dec'.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6" form:id="control6" form:label="Réponses" form:input-required="false" form:linked-cell="'Hexa &lt;=&gt; Dec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60.18mm" svg:height="15mm" svg:x="49.07mm" svg:y="160mm" draw:control="control5"/>
          <draw:control draw:z-index="1" draw:style-name="gr3" draw:text-style-name="P3" svg:width="59.9mm" svg:height="15mm" svg:x="114.41mm" svg:y="160mm" draw:control="control6"/>
        </table:shapes>
        <table:table-column table:style-name="co2" table:default-cell-style-name="ce58"/>
        <table:table-column table:style-name="co12" table:default-cell-style-name="ce58"/>
        <table:table-column table:style-name="co13" table:default-cell-style-name="ce58"/>
        <table:table-column table:style-name="co14" table:default-cell-style-name="ce58"/>
        <table:table-column table:style-name="co15" table:default-cell-style-name="ce58"/>
        <table:table-column table:style-name="co2" table:default-cell-style-name="ce58"/>
        <table:table-column table:style-name="co16" table:default-cell-style-name="ce58"/>
        <table:table-column table:style-name="co17" table:default-cell-style-name="ce58"/>
        <table:table-column table:style-name="co14" table:default-cell-style-name="ce58"/>
        <table:table-column table:style-name="co15" table:default-cell-style-name="ce58"/>
        <table:table-column table:style-name="co18" table:default-cell-style-name="ce58"/>
        <table:table-column table:style-name="co1" table:number-columns-repeated="1013" table:default-cell-style-name="ce58"/>
        <table:table-row table:style-name="ro5">
          <table:table-cell table:style-name="ce45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92"/>
          <table:covered-table-cell table:style-name="ce48"/>
          <table:covered-table-cell table:number-columns-repeated="5" table:style-name="ce68"/>
          <table:table-cell table:style-name="ce51" table:formula="of:=IF([.$C$25];IF([.E25]&lt;0;0;[.E25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5">
          <table:table-cell table:style-name="ce2" office:value-type="string" calcext:value-type="string" table:number-columns-spanned="8" table:number-rows-spanned="1">
            <text:p>Nouveau test : Ctrl + Shift + F9</text:p>
          </table:table-cell>
          <table:covered-table-cell table:style-name="ce45"/>
          <table:covered-table-cell table:style-name="ce48"/>
          <table:covered-table-cell table:number-columns-repeated="7" table:style-name="ce68"/>
          <table:table-cell table:style-name="ce55"/>
          <table:table-cell table:number-columns-repeated="1013"/>
        </table:table-row>
        <table:table-row table:style-name="ro5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Hexadécimal</text:p>
          </table:table-cell>
          <table:table-cell table:style-name="ce48" office:value-type="string" calcext:value-type="string">
            <text:p>Décimal</text:p>
          </table:table-cell>
          <table:table-cell table:style-name="ce68" office:value-type="string" calcext:value-type="string">
            <text:p>V/F</text:p>
          </table:table-cell>
          <table:table-cell table:style-name="ce68" office:value-type="string" calcext:value-type="string">
            <text:p>R</text:p>
          </table:table-cell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Décimal</text:p>
          </table:table-cell>
          <table:table-cell table:style-name="ce48" office:value-type="string" calcext:value-type="string">
            <text:p>Hexadécimal</text:p>
          </table:table-cell>
          <table:table-cell table:style-name="ce68" office:value-type="string" calcext:value-type="string">
            <text:p>V/F</text:p>
          </table:table-cell>
          <table:table-cell table:style-name="ce68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172" table:formula="of:=INDEX([$Données.R$1:$Données.R$1048576];[$Données.S4]+3)" office:value-type="string" office:string-value="94" calcext:value-type="string">
            <text:p>94</text:p>
          </table:table-cell>
          <table:table-cell table:style-name="ce174"/>
          <table:table-cell table:style-name="ce127" table:formula="of:=IF(ISBLANK([.C4]);&quot;&quot;;IF([.$C$25];IF([.C4]=INDEX([$Données.Q$1:$Données.Q$1048576];[$Données.S4]+3);&quot;VRAI&quot;;&quot;FAUX&quot;);&quot;&quot;))">
            <text:p/>
          </table:table-cell>
          <table:table-cell table:style-name="ce135" table:formula="of:=IF(AND([.$C$25];[.$D$25]);INDEX([$Données.Q$1:$Données.Q$1048576];[$Données.S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172" table:formula="of:=INDEX([$Données.Q$1:$Données.Q$1048576];[$Données.S14]+3)" office:value-type="float" office:value="213" calcext:value-type="float">
            <text:p>213</text:p>
          </table:table-cell>
          <table:table-cell table:style-name="ce133"/>
          <table:table-cell table:style-name="ce127" table:formula="of:=IF(ISBLANK([.H4]);&quot;&quot;;IF([.$C$25];IF([.H4]=INDEX([$Données.R$1:$Données.R$1048576];[$Données.S14]+3);&quot;VRAI&quot;;&quot;FAUX&quot;);&quot;&quot;))">
            <text:p/>
          </table:table-cell>
          <table:table-cell table:style-name="ce135" table:formula="of:=IF(AND([.$C$25];[.$D$25]);INDEX([$Données.R$1:$Données.R$1048576];[$Données.S14]+3);&quot;&quot;)">
            <text:p/>
          </table:table-cell>
          <table:table-cell table:style-name="ce92"/>
          <table:table-cell table:number-columns-repeated="1013"/>
        </table:table-row>
        <table:table-row table:style-name="ro5">
          <table:table-cell table:style-name="ce15" office:value-type="float" office:value="2" calcext:value-type="float">
            <text:p>2</text:p>
          </table:table-cell>
          <table:table-cell table:style-name="ce29" table:formula="of:=INDEX([$Données.R$1:$Données.R$1048576];[$Données.S5]+3)" office:value-type="string" office:string-value="F4" calcext:value-type="string">
            <text:p>F4</text:p>
          </table:table-cell>
          <table:table-cell table:style-name="ce174"/>
          <table:table-cell table:style-name="ce128" table:formula="of:=IF(ISBLANK([.C5]);&quot;&quot;;IF([.$C$25];IF([.C5]=INDEX([$Données.Q$1:$Données.Q$1048576];[$Données.S5]+3);&quot;VRAI&quot;;&quot;FAUX&quot;);&quot;&quot;))">
            <text:p/>
          </table:table-cell>
          <table:table-cell table:style-name="ce156" table:formula="of:=IF(AND([.$C$25];[.$D$25]);INDEX([$Données.Q$1:$Données.Q$1048576];[$Données.S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Q$1:$Données.Q$1048576];[$Données.S15]+3)" office:value-type="float" office:value="204" calcext:value-type="float">
            <text:p>204</text:p>
          </table:table-cell>
          <table:table-cell table:style-name="ce133"/>
          <table:table-cell table:style-name="ce128" table:formula="of:=IF(ISBLANK([.H5]);&quot;&quot;;IF([.$C$25];IF([.H5]=INDEX([$Données.R$1:$Données.R$1048576];[$Données.S15]+3);&quot;VRAI&quot;;&quot;FAUX&quot;);&quot;&quot;))">
            <text:p/>
          </table:table-cell>
          <table:table-cell table:style-name="ce156" table:formula="of:=IF(AND([.$C$25];[.$D$25]);INDEX([$Données.R$1:$Données.R$1048576];[$Données.S15]+3);&quot;&quot;)">
            <text:p/>
          </table:table-cell>
          <table:table-cell table:style-name="ce92"/>
          <table:table-cell table:number-columns-repeated="1013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57" table:formula="of:=INDEX([$Données.R$1:$Données.R$1048576];[$Données.S6]+3)" office:value-type="string" office:string-value="9B" calcext:value-type="string">
            <text:p>9B</text:p>
          </table:table-cell>
          <table:table-cell table:style-name="ce174"/>
          <table:table-cell table:style-name="ce127" table:formula="of:=IF(ISBLANK([.C6]);&quot;&quot;;IF([.$C$25];IF([.C6]=INDEX([$Données.Q$1:$Données.Q$1048576];[$Données.S6]+3);&quot;VRAI&quot;;&quot;FAUX&quot;);&quot;&quot;))">
            <text:p/>
          </table:table-cell>
          <table:table-cell table:style-name="ce135" table:formula="of:=IF(AND([.$C$25];[.$D$25]);INDEX([$Données.Q$1:$Données.Q$1048576];[$Données.S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57" table:formula="of:=INDEX([$Données.Q$1:$Données.Q$1048576];[$Données.S16]+3)" office:value-type="float" office:value="231" calcext:value-type="float">
            <text:p>231</text:p>
          </table:table-cell>
          <table:table-cell table:style-name="ce133"/>
          <table:table-cell table:style-name="ce127" table:formula="of:=IF(ISBLANK([.H6]);&quot;&quot;;IF([.$C$25];IF([.H6]=INDEX([$Données.R$1:$Données.R$1048576];[$Données.S16]+3);&quot;VRAI&quot;;&quot;FAUX&quot;);&quot;&quot;))">
            <text:p/>
          </table:table-cell>
          <table:table-cell table:style-name="ce135" table:formula="of:=IF(AND([.$C$25];[.$D$25]);INDEX([$Données.R$1:$Données.R$1048576];[$Données.S16]+3);&quot;&quot;)">
            <text:p/>
          </table:table-cell>
          <table:table-cell table:style-name="ce92"/>
          <table:table-cell table:number-columns-repeated="1013"/>
        </table:table-row>
        <table:table-row table:style-name="ro5">
          <table:table-cell table:style-name="ce15" office:value-type="float" office:value="4" calcext:value-type="float">
            <text:p>4</text:p>
          </table:table-cell>
          <table:table-cell table:style-name="ce29" table:formula="of:=INDEX([$Données.R$1:$Données.R$1048576];[$Données.S7]+3)" office:value-type="string" office:string-value="9D" calcext:value-type="string">
            <text:p>9D</text:p>
          </table:table-cell>
          <table:table-cell table:style-name="ce174"/>
          <table:table-cell table:style-name="ce128" table:formula="of:=IF(ISBLANK([.C7]);&quot;&quot;;IF([.$C$25];IF([.C7]=INDEX([$Données.Q$1:$Données.Q$1048576];[$Données.S7]+3);&quot;VRAI&quot;;&quot;FAUX&quot;);&quot;&quot;))">
            <text:p/>
          </table:table-cell>
          <table:table-cell table:style-name="ce156" table:formula="of:=IF(AND([.$C$25];[.$D$25]);INDEX([$Données.Q$1:$Données.Q$1048576];[$Données.S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Q$1:$Données.Q$1048576];[$Données.S17]+3)" office:value-type="float" office:value="168" calcext:value-type="float">
            <text:p>168</text:p>
          </table:table-cell>
          <table:table-cell table:style-name="ce133"/>
          <table:table-cell table:style-name="ce128" table:formula="of:=IF(ISBLANK([.H7]);&quot;&quot;;IF([.$C$25];IF([.H7]=INDEX([$Données.R$1:$Données.R$1048576];[$Données.S17]+3);&quot;VRAI&quot;;&quot;FAUX&quot;);&quot;&quot;))">
            <text:p/>
          </table:table-cell>
          <table:table-cell table:style-name="ce156" table:formula="of:=IF(AND([.$C$25];[.$D$25]);INDEX([$Données.R$1:$Données.R$1048576];[$Données.S17]+3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57" table:formula="of:=INDEX([$Données.R$1:$Données.R$1048576];[$Données.S8]+3)" office:value-type="string" office:string-value="A2" calcext:value-type="string">
            <text:p>A2</text:p>
          </table:table-cell>
          <table:table-cell table:style-name="ce174"/>
          <table:table-cell table:style-name="ce127" table:formula="of:=IF(ISBLANK([.C8]);&quot;&quot;;IF([.$C$25];IF([.C8]=INDEX([$Données.Q$1:$Données.Q$1048576];[$Données.S8]+3);&quot;VRAI&quot;;&quot;FAUX&quot;);&quot;&quot;))">
            <text:p/>
          </table:table-cell>
          <table:table-cell table:style-name="ce135" table:formula="of:=IF(AND([.$C$25];[.$D$25]);INDEX([$Données.Q$1:$Données.Q$1048576];[$Données.S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57" table:formula="of:=INDEX([$Données.Q$1:$Données.Q$1048576];[$Données.S18]+3)" office:value-type="float" office:value="206" calcext:value-type="float">
            <text:p>206</text:p>
          </table:table-cell>
          <table:table-cell table:style-name="ce133"/>
          <table:table-cell table:style-name="ce127" table:formula="of:=IF(ISBLANK([.H8]);&quot;&quot;;IF([.$C$25];IF([.H8]=INDEX([$Données.R$1:$Données.R$1048576];[$Données.S18]+3);&quot;VRAI&quot;;&quot;FAUX&quot;);&quot;&quot;))">
            <text:p/>
          </table:table-cell>
          <table:table-cell table:style-name="ce135" table:formula="of:=IF(AND([.$C$25];[.$D$25]);INDEX([$Données.R$1:$Données.R$1048576];[$Données.S18]+3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6" calcext:value-type="float">
            <text:p>6</text:p>
          </table:table-cell>
          <table:table-cell table:style-name="ce29" table:formula="of:=INDEX([$Données.R$1:$Données.R$1048576];[$Données.S9]+3)" office:value-type="string" office:string-value="FF" calcext:value-type="string">
            <text:p>FF</text:p>
          </table:table-cell>
          <table:table-cell table:style-name="ce174"/>
          <table:table-cell table:style-name="ce128" table:formula="of:=IF(ISBLANK([.C9]);&quot;&quot;;IF([.$C$25];IF([.C9]=INDEX([$Données.Q$1:$Données.Q$1048576];[$Données.S9]+3);&quot;VRAI&quot;;&quot;FAUX&quot;);&quot;&quot;))">
            <text:p/>
          </table:table-cell>
          <table:table-cell table:style-name="ce156" table:formula="of:=IF(AND([.$C$25];[.$D$25]);INDEX([$Données.Q$1:$Données.Q$1048576];[$Données.S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Q$1:$Données.Q$1048576];[$Données.S19]+3)" office:value-type="float" office:value="124" calcext:value-type="float">
            <text:p>124</text:p>
          </table:table-cell>
          <table:table-cell table:style-name="ce133"/>
          <table:table-cell table:style-name="ce128" table:formula="of:=IF(ISBLANK([.H9]);&quot;&quot;;IF([.$C$25];IF([.H9]=INDEX([$Données.R$1:$Données.R$1048576];[$Données.S19]+3);&quot;VRAI&quot;;&quot;FAUX&quot;);&quot;&quot;))">
            <text:p/>
          </table:table-cell>
          <table:table-cell table:style-name="ce156" table:formula="of:=IF(AND([.$C$25];[.$D$25]);INDEX([$Données.R$1:$Données.R$1048576];[$Données.S19]+3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table:style-name="ce57" table:formula="of:=INDEX([$Données.R$1:$Données.R$1048576];[$Données.S10]+3)" office:value-type="string" office:string-value="8D" calcext:value-type="string">
            <text:p>8D</text:p>
          </table:table-cell>
          <table:table-cell table:style-name="ce174"/>
          <table:table-cell table:style-name="ce127" table:formula="of:=IF(ISBLANK([.C10]);&quot;&quot;;IF([.$C$25];IF([.C10]=INDEX([$Données.Q$1:$Données.Q$1048576];[$Données.S10]+3);&quot;VRAI&quot;;&quot;FAUX&quot;);&quot;&quot;))">
            <text:p/>
          </table:table-cell>
          <table:table-cell table:style-name="ce135" table:formula="of:=IF(AND([.$C$25];[.$D$25]);INDEX([$Données.Q$1:$Données.Q$1048576];[$Données.S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57" table:formula="of:=INDEX([$Données.Q$1:$Données.Q$1048576];[$Données.S20]+3)" office:value-type="float" office:value="75" calcext:value-type="float">
            <text:p>75</text:p>
          </table:table-cell>
          <table:table-cell table:style-name="ce133"/>
          <table:table-cell table:style-name="ce127" table:formula="of:=IF(ISBLANK([.H10]);&quot;&quot;;IF([.$C$25];IF([.H10]=INDEX([$Données.R$1:$Données.R$1048576];[$Données.S20]+3);&quot;VRAI&quot;;&quot;FAUX&quot;);&quot;&quot;))">
            <text:p/>
          </table:table-cell>
          <table:table-cell table:style-name="ce135" table:formula="of:=IF(AND([.$C$25];[.$D$25]);INDEX([$Données.R$1:$Données.R$1048576];[$Données.S20]+3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29" table:formula="of:=INDEX([$Données.R$1:$Données.R$1048576];[$Données.S11]+3)" office:value-type="string" office:string-value="A0" calcext:value-type="string">
            <text:p>A0</text:p>
          </table:table-cell>
          <table:table-cell table:style-name="ce174"/>
          <table:table-cell table:style-name="ce128" table:formula="of:=IF(ISBLANK([.C11]);&quot;&quot;;IF([.$C$25];IF([.C11]=INDEX([$Données.Q$1:$Données.Q$1048576];[$Données.S11]+3);&quot;VRAI&quot;;&quot;FAUX&quot;);&quot;&quot;))">
            <text:p/>
          </table:table-cell>
          <table:table-cell table:style-name="ce156" table:formula="of:=IF(AND([.$C$25];[.$D$25]);INDEX([$Données.Q$1:$Données.Q$1048576];[$Données.S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Q$1:$Données.Q$1048576];[$Données.S21]+3)" office:value-type="float" office:value="134" calcext:value-type="float">
            <text:p>134</text:p>
          </table:table-cell>
          <table:table-cell table:style-name="ce133"/>
          <table:table-cell table:style-name="ce128" table:formula="of:=IF(ISBLANK([.H11]);&quot;&quot;;IF([.$C$25];IF([.H11]=INDEX([$Données.R$1:$Données.R$1048576];[$Données.S21]+3);&quot;VRAI&quot;;&quot;FAUX&quot;);&quot;&quot;))">
            <text:p/>
          </table:table-cell>
          <table:table-cell table:style-name="ce156" table:formula="of:=IF(AND([.$C$25];[.$D$25]);INDEX([$Données.R$1:$Données.R$1048576];[$Données.S21]+3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9" calcext:value-type="float">
            <text:p>9</text:p>
          </table:table-cell>
          <table:table-cell table:style-name="ce57" table:formula="of:=INDEX([$Données.R$1:$Données.R$1048576];[$Données.S12]+3)" office:value-type="string" office:string-value="6A" calcext:value-type="string">
            <text:p>6A</text:p>
          </table:table-cell>
          <table:table-cell table:style-name="ce174"/>
          <table:table-cell table:style-name="ce127" table:formula="of:=IF(ISBLANK([.C12]);&quot;&quot;;IF([.$C$25];IF([.C12]=INDEX([$Données.Q$1:$Données.Q$1048576];[$Données.S12]+3);&quot;VRAI&quot;;&quot;FAUX&quot;);&quot;&quot;))">
            <text:p/>
          </table:table-cell>
          <table:table-cell table:style-name="ce135" table:formula="of:=IF(AND([.$C$25];[.$D$25]);INDEX([$Données.Q$1:$Données.Q$1048576];[$Données.S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57" table:formula="of:=INDEX([$Données.Q$1:$Données.Q$1048576];[$Données.S22]+3)" office:value-type="float" office:value="78" calcext:value-type="float">
            <text:p>78</text:p>
          </table:table-cell>
          <table:table-cell table:style-name="ce133"/>
          <table:table-cell table:style-name="ce127" table:formula="of:=IF(ISBLANK([.H12]);&quot;&quot;;IF([.$C$25];IF([.H12]=INDEX([$Données.R$1:$Données.R$1048576];[$Données.S22]+3);&quot;VRAI&quot;;&quot;FAUX&quot;);&quot;&quot;))">
            <text:p/>
          </table:table-cell>
          <table:table-cell table:style-name="ce135" table:formula="of:=IF(AND([.$C$25];[.$D$25]);INDEX([$Données.R$1:$Données.R$1048576];[$Données.S22]+3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29" table:formula="of:=INDEX([$Données.R$1:$Données.R$1048576];[$Données.S13]+3)" office:value-type="string" office:string-value="80" calcext:value-type="string">
            <text:p>80</text:p>
          </table:table-cell>
          <table:table-cell table:style-name="ce174"/>
          <table:table-cell table:style-name="ce128" table:formula="of:=IF(ISBLANK([.C13]);&quot;&quot;;IF([.$C$25];IF([.C13]=INDEX([$Données.Q$1:$Données.Q$1048576];[$Données.S13]+3);&quot;VRAI&quot;;&quot;FAUX&quot;);&quot;&quot;))">
            <text:p/>
          </table:table-cell>
          <table:table-cell table:style-name="ce156" table:formula="of:=IF(AND([.$C$25];[.$D$25]);INDEX([$Données.Q$1:$Données.Q$1048576];[$Données.S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Q$1:$Données.Q$1048576];[$Données.S23]+3)" office:value-type="float" office:value="173" calcext:value-type="float">
            <text:p>173</text:p>
          </table:table-cell>
          <table:table-cell table:style-name="ce133"/>
          <table:table-cell table:style-name="ce128" table:formula="of:=IF(ISBLANK([.H13]);&quot;&quot;;IF([.$C$25];IF([.H13]=INDEX([$Données.R$1:$Données.R$1048576];[$Données.S23]+3);&quot;VRAI&quot;;&quot;FAUX&quot;);&quot;&quot;))">
            <text:p/>
          </table:table-cell>
          <table:table-cell table:style-name="ce156" table:formula="of:=IF(AND([.$C$25];[.$D$25]);INDEX([$Données.R$1:$Données.R$1048576];[$Données.S23]+3);&quot;&quot;)">
            <text:p/>
          </table:table-cell>
          <table:table-cell table:number-columns-repeated="1014"/>
        </table:table-row>
        <table:table-row table:style-name="ro5">
          <table:table-cell table:style-name="ce52" table:number-columns-repeated="2"/>
          <table:table-cell/>
          <table:table-cell table:style-name="ce52" table:number-columns-repeated="7"/>
          <table:table-cell table:style-name="ce56"/>
          <table:table-cell table:number-columns-repeated="1013"/>
        </table:table-row>
        <table:table-row table:style-name="ro5">
          <table:table-cell table:style-name="ce52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5">
          <table:table-cell table:style-name="ce52" table:number-columns-repeated="2"/>
          <table:table-cell table:number-columns-repeated="1022"/>
        </table:table-row>
        <table:table-row table:style-name="ro5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2"/>
          <table:covered-table-cell table:number-columns-repeated="8"/>
          <table:table-cell table:number-columns-repeated="1014"/>
        </table:table-row>
        <table:table-row table:style-name="ro5" table:number-rows-repeated="7">
          <table:table-cell table:style-name="ce52" table:number-columns-repeated="2"/>
          <table:table-cell table:number-columns-repeated="1022"/>
        </table:table-row>
        <table:table-row table:style-name="ro5">
          <table:table-cell table:style-name="ce131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315" office:value-type="boolean" office:boolean-value="false" calcext:value-type="boolean">
            <text:p>FAUX</text:p>
          </table:table-cell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style-name="ce168" table:number-columns-repeated="1019"/>
        </table:table-row>
        <table:table-row table:style-name="ro5" table:number-rows-repeated="63">
          <table:table-cell table:style-name="ce52" table:number-columns-repeated="2"/>
          <table:table-cell table:number-columns-repeated="1022"/>
        </table:table-row>
        <table:table-row table:style-name="ro5" table:number-rows-repeated="1048487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Hexa &lt;=&gt; Dec'.D4:'Hexa &lt;=&gt; Dec'.E13 'Hexa &lt;=&gt; Dec'.I4:'Hexa &lt;=&gt; Dec'.J13">
            <calcext:condition calcext:apply-style-name="VRAI" calcext:value="=&quot;VRAI&quot;" calcext:base-cell-address="'Hexa &lt;=&gt; Dec'.D4"/>
            <calcext:condition calcext:apply-style-name="FAUX" calcext:value="=&quot;FAUX&quot;" calcext:base-cell-address="'Hexa &lt;=&gt; Dec'.D4"/>
          </calcext:conditional-format>
          <calcext:conditional-format calcext:target-range-address="'Hexa &lt;=&gt; Dec'.E4:'Hexa &lt;=&gt; Dec'.E13 'Hexa &lt;=&gt; Dec'.J4:'Hexa &lt;=&gt; Dec'.J13">
            <calcext:condition calcext:apply-style-name="VRAI" calcext:value="formula-is(IF([.D4]=&quot;VRAI&quot;))" calcext:base-cell-address="'Hexa &lt;=&gt; Dec'.E4"/>
            <calcext:condition calcext:apply-style-name="FAUX" calcext:value="formula-is(IF([.D4]=&quot;FAUX&quot;))" calcext:base-cell-address="'Hexa &lt;=&gt; Dec'.E4"/>
            <calcext:condition calcext:apply-style-name="FAUX" calcext:value="=0" calcext:base-cell-address="'Hexa &lt;=&gt; Dec'.E4"/>
          </calcext:conditional-format>
        </calcext:conditional-formats>
      </table:table>
      <table:table table:name="Bin &lt;=&gt; Bin" table:style-name="ta1" table:protected="true" table:protection-key="wdk25J8tOpL246XLfYGTNQ4evS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7" form:id="control7" form:label="Résultat" form:input-required="false" form:linked-cell="'Bin &lt;=&gt; Bin'.C25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8" form:id="control8" form:label="Réponses" form:input-required="false" form:linked-cell="'Bin &lt;=&gt; Bin'.D25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60.18mm" svg:height="15mm" svg:x="49.07mm" svg:y="160mm" draw:control="control7"/>
          <draw:control draw:z-index="1" draw:style-name="gr3" draw:text-style-name="P3" svg:width="59.9mm" svg:height="15mm" svg:x="114.41mm" svg:y="160mm" draw:control="control8"/>
        </table:shapes>
        <table:table-column table:style-name="co19" table:default-cell-style-name="ce58"/>
        <table:table-column table:style-name="co20" table:default-cell-style-name="ce58"/>
        <table:table-column table:style-name="co17" table:default-cell-style-name="ce58"/>
        <table:table-column table:style-name="co14" table:default-cell-style-name="ce58"/>
        <table:table-column table:style-name="co15" table:default-cell-style-name="ce58"/>
        <table:table-column table:style-name="co19" table:default-cell-style-name="ce58"/>
        <table:table-column table:style-name="co9" table:default-cell-style-name="ce58"/>
        <table:table-column table:style-name="co17" table:default-cell-style-name="ce58"/>
        <table:table-column table:style-name="co14" table:default-cell-style-name="ce58"/>
        <table:table-column table:style-name="co21" table:default-cell-style-name="ce58"/>
        <table:table-column table:style-name="co18" table:default-cell-style-name="ce58"/>
        <table:table-column table:style-name="co1" table:number-columns-repeated="1013" table:default-cell-style-name="ce58"/>
        <table:table-row table:style-name="ro5">
          <table:table-cell table:style-name="ce45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92"/>
          <table:covered-table-cell table:style-name="ce48"/>
          <table:covered-table-cell table:number-columns-repeated="5" table:style-name="ce68"/>
          <table:table-cell table:style-name="ce51" table:formula="of:=IF([.$C$25];IF([.E25]&lt;0;0;[.E25]);&quot;&quot;)" office:value-type="float" office:value="0" calcext:value-type="float" table:number-columns-spanned="1" table:number-rows-spanned="2">
            <text:p>0</text:p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5">
          <table:table-cell table:style-name="ce2" office:value-type="string" calcext:value-type="string" table:number-columns-spanned="8" table:number-rows-spanned="1">
            <text:p>Nouveau test : Ctrl + Shift + F9</text:p>
          </table:table-cell>
          <table:covered-table-cell table:style-name="ce45"/>
          <table:covered-table-cell table:style-name="ce48"/>
          <table:covered-table-cell table:number-columns-repeated="7" table:style-name="ce68"/>
          <table:table-cell table:style-name="ce55"/>
          <table:table-cell table:number-columns-repeated="1013"/>
        </table:table-row>
        <table:table-row table:style-name="ro5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Binaire</text:p>
          </table:table-cell>
          <table:table-cell table:style-name="ce48" office:value-type="string" calcext:value-type="string">
            <text:p>Hexadécimal</text:p>
          </table:table-cell>
          <table:table-cell table:style-name="ce68" office:value-type="string" calcext:value-type="string">
            <text:p>V/F</text:p>
          </table:table-cell>
          <table:table-cell table:style-name="ce68" office:value-type="string" calcext:value-type="string">
            <text:p>R</text:p>
          </table:table-cell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Hexadécimal</text:p>
          </table:table-cell>
          <table:table-cell table:style-name="ce48" office:value-type="string" calcext:value-type="string">
            <text:p>Binaire</text:p>
          </table:table-cell>
          <table:table-cell table:style-name="ce68" office:value-type="string" calcext:value-type="string">
            <text:p>V/F</text:p>
          </table:table-cell>
          <table:table-cell table:style-name="ce68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57" table:formula="of:=INDEX([$Données.AE$1:$Données.AE$1048576];[$Données.AH4]+3)" office:value-type="string" office:string-value="0101 0010" calcext:value-type="string">
            <text:p>0101 0010</text:p>
          </table:table-cell>
          <table:table-cell table:style-name="ce133"/>
          <table:table-cell table:style-name="ce145" table:formula="of:=IF(ISBLANK([.C4]);&quot;&quot;;IF([.$C$25];IF([.C4]=INDEX([$Données.AG$1:$Données.AG$1048576];[$Données.AH4]+3);&quot;VRAI&quot;;&quot;FAUX&quot;);&quot;&quot;))">
            <text:p/>
          </table:table-cell>
          <table:table-cell table:style-name="ce147" table:formula="of:=IF(AND([.$C$25];[.$D$25]);INDEX([$Données.AG$1:$Données.AG$1048576];[$Données.AH4]+3);&quot;&quot;)" office:value-type="string" office:string-value="52" calcext:value-type="string">
            <text:p>52</text:p>
          </table:table-cell>
          <table:table-cell table:style-name="ce12" office:value-type="float" office:value="11" calcext:value-type="float">
            <text:p>11</text:p>
          </table:table-cell>
          <table:table-cell table:style-name="ce57" table:formula="of:=INDEX([$Données.AG$1:$Données.AG$1048576];[$Données.AH14]+3)" office:value-type="string" office:string-value="7A" calcext:value-type="string">
            <text:p>7A</text:p>
          </table:table-cell>
          <table:table-cell table:style-name="ce100"/>
          <table:table-cell table:style-name="ce145" table:formula="of:=IF(ISBLANK([.H4]);&quot;&quot;;IF([.$C$25];IF(COUNT(BIN2DEC([.H4]))=0;&quot;FAUX&quot;;IF(BIN2HEX([.H4])=INDEX([$Données.AG$1:$Données.AG$1048576];[$Données.AH14]+3);&quot;VRAI&quot;;&quot;FAUX&quot;));&quot;&quot;))">
            <text:p/>
          </table:table-cell>
          <table:table-cell table:style-name="ce147" table:formula="of:=IF(AND([.$C$25];[.$D$25]);INDEX([$Données.AD$1:$Données.AD$1048576];[$Données.AH14]+3);&quot;&quot;)" office:value-type="string" office:string-value="01111010" calcext:value-type="string">
            <text:p>01111010</text:p>
          </table:table-cell>
          <table:table-cell table:style-name="ce92"/>
          <table:table-cell table:number-columns-repeated="1013"/>
        </table:table-row>
        <table:table-row table:style-name="ro5">
          <table:table-cell table:style-name="ce15" office:value-type="float" office:value="2" calcext:value-type="float">
            <text:p>2</text:p>
          </table:table-cell>
          <table:table-cell table:style-name="ce29" table:formula="of:=INDEX([$Données.AE$1:$Données.AE$1048576];[$Données.AH5]+3)" office:value-type="string" office:string-value="1110 0101" calcext:value-type="string">
            <text:p>1110 0101</text:p>
          </table:table-cell>
          <table:table-cell table:style-name="ce133"/>
          <table:table-cell table:style-name="ce146" table:formula="of:=IF(ISBLANK([.C5]);&quot;&quot;;IF([.$C$25];IF([.C5]=INDEX([$Données.AG$1:$Données.AG$1048576];[$Données.AH5]+3);&quot;VRAI&quot;;&quot;FAUX&quot;);&quot;&quot;))">
            <text:p/>
          </table:table-cell>
          <table:table-cell table:style-name="ce149" table:formula="of:=IF(AND([.$C$25];[.$D$25]);INDEX([$Données.AG$1:$Données.AG$1048576];[$Données.AH5]+3);&quot;&quot;)" office:value-type="string" office:string-value="E5" calcext:value-type="string">
            <text:p>E5</text:p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AG$1:$Données.AG$1048576];[$Données.AH15]+3)" office:value-type="string" office:string-value="0" calcext:value-type="string">
            <text:p>0</text:p>
          </table:table-cell>
          <table:table-cell table:style-name="ce100"/>
          <table:table-cell table:style-name="ce146" table:formula="of:=IF(ISBLANK([.H5]);&quot;&quot;;IF([.$C$25];IF(COUNT(BIN2DEC([.H5]))=0;&quot;FAUX&quot;;IF(BIN2HEX([.H5])=INDEX([$Données.AG$1:$Données.AG$1048576];[$Données.AH15]+3);&quot;VRAI&quot;;&quot;FAUX&quot;));&quot;&quot;))">
            <text:p/>
          </table:table-cell>
          <table:table-cell table:style-name="ce149" table:formula="of:=IF(AND([.$C$25];[.$D$25]);INDEX([$Données.AD$1:$Données.AD$1048576];[$Données.AH15]+3);&quot;&quot;)" office:value-type="string" office:string-value="00000000" calcext:value-type="string">
            <text:p>00000000</text:p>
          </table:table-cell>
          <table:table-cell table:style-name="ce92"/>
          <table:table-cell table:number-columns-repeated="1013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57" table:formula="of:=INDEX([$Données.AE$1:$Données.AE$1048576];[$Données.AH6]+3)" office:value-type="string" office:string-value="1011 1010" calcext:value-type="string">
            <text:p>1011 1010</text:p>
          </table:table-cell>
          <table:table-cell table:style-name="ce133"/>
          <table:table-cell table:style-name="ce145" table:formula="of:=IF(ISBLANK([.C6]);&quot;&quot;;IF([.$C$25];IF([.C6]=INDEX([$Données.AG$1:$Données.AG$1048576];[$Données.AH6]+3);&quot;VRAI&quot;;&quot;FAUX&quot;);&quot;&quot;))">
            <text:p/>
          </table:table-cell>
          <table:table-cell table:style-name="ce147" table:formula="of:=IF(AND([.$C$25];[.$D$25]);INDEX([$Données.AG$1:$Données.AG$1048576];[$Données.AH6]+3);&quot;&quot;)" office:value-type="string" office:string-value="BA" calcext:value-type="string">
            <text:p>BA</text:p>
          </table:table-cell>
          <table:table-cell table:style-name="ce12" office:value-type="float" office:value="13" calcext:value-type="float">
            <text:p>13</text:p>
          </table:table-cell>
          <table:table-cell table:style-name="ce57" table:formula="of:=INDEX([$Données.AG$1:$Données.AG$1048576];[$Données.AH16]+3)" office:value-type="string" office:string-value="30" calcext:value-type="string">
            <text:p>30</text:p>
          </table:table-cell>
          <table:table-cell table:style-name="ce100"/>
          <table:table-cell table:style-name="ce145" table:formula="of:=IF(ISBLANK([.H6]);&quot;&quot;;IF([.$C$25];IF(COUNT(BIN2DEC([.H6]))=0;&quot;FAUX&quot;;IF(BIN2HEX([.H6])=INDEX([$Données.AG$1:$Données.AG$1048576];[$Données.AH16]+3);&quot;VRAI&quot;;&quot;FAUX&quot;));&quot;&quot;))">
            <text:p/>
          </table:table-cell>
          <table:table-cell table:style-name="ce147" table:formula="of:=IF(AND([.$C$25];[.$D$25]);INDEX([$Données.AD$1:$Données.AD$1048576];[$Données.AH16]+3);&quot;&quot;)" office:value-type="string" office:string-value="00110000" calcext:value-type="string">
            <text:p>00110000</text:p>
          </table:table-cell>
          <table:table-cell table:style-name="ce92"/>
          <table:table-cell table:number-columns-repeated="1013"/>
        </table:table-row>
        <table:table-row table:style-name="ro5">
          <table:table-cell table:style-name="ce15" office:value-type="float" office:value="4" calcext:value-type="float">
            <text:p>4</text:p>
          </table:table-cell>
          <table:table-cell table:style-name="ce29" table:formula="of:=INDEX([$Données.AE$1:$Données.AE$1048576];[$Données.AH7]+3)" office:value-type="string" office:string-value="0100 0000" calcext:value-type="string">
            <text:p>0100 0000</text:p>
          </table:table-cell>
          <table:table-cell table:style-name="ce133"/>
          <table:table-cell table:style-name="ce146" table:formula="of:=IF(ISBLANK([.C7]);&quot;&quot;;IF([.$C$25];IF([.C7]=INDEX([$Données.AG$1:$Données.AG$1048576];[$Données.AH7]+3);&quot;VRAI&quot;;&quot;FAUX&quot;);&quot;&quot;))">
            <text:p/>
          </table:table-cell>
          <table:table-cell table:style-name="ce149" table:formula="of:=IF(AND([.$C$25];[.$D$25]);INDEX([$Données.AG$1:$Données.AG$1048576];[$Données.AH7]+3);&quot;&quot;)" office:value-type="string" office:string-value="40" calcext:value-type="string">
            <text:p>40</text:p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AG$1:$Données.AG$1048576];[$Données.AH17]+3)" office:value-type="string" office:string-value="37" calcext:value-type="string">
            <text:p>37</text:p>
          </table:table-cell>
          <table:table-cell table:style-name="ce100"/>
          <table:table-cell table:style-name="ce146" table:formula="of:=IF(ISBLANK([.H7]);&quot;&quot;;IF([.$C$25];IF(COUNT(BIN2DEC([.H7]))=0;&quot;FAUX&quot;;IF(BIN2HEX([.H7])=INDEX([$Données.AG$1:$Données.AG$1048576];[$Données.AH17]+3);&quot;VRAI&quot;;&quot;FAUX&quot;));&quot;&quot;))">
            <text:p/>
          </table:table-cell>
          <table:table-cell table:style-name="ce149" table:formula="of:=IF(AND([.$C$25];[.$D$25]);INDEX([$Données.AD$1:$Données.AD$1048576];[$Données.AH17]+3);&quot;&quot;)" office:value-type="string" office:string-value="00110111" calcext:value-type="string">
            <text:p>00110111</text:p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57" table:formula="of:=INDEX([$Données.AE$1:$Données.AE$1048576];[$Données.AH8]+3)" office:value-type="string" office:string-value="0100 0111" calcext:value-type="string">
            <text:p>0100 0111</text:p>
          </table:table-cell>
          <table:table-cell table:style-name="ce133"/>
          <table:table-cell table:style-name="ce145" table:formula="of:=IF(ISBLANK([.C8]);&quot;&quot;;IF([.$C$25];IF([.C8]=INDEX([$Données.AG$1:$Données.AG$1048576];[$Données.AH8]+3);&quot;VRAI&quot;;&quot;FAUX&quot;);&quot;&quot;))">
            <text:p/>
          </table:table-cell>
          <table:table-cell table:style-name="ce147" table:formula="of:=IF(AND([.$C$25];[.$D$25]);INDEX([$Données.AG$1:$Données.AG$1048576];[$Données.AH8]+3);&quot;&quot;)" office:value-type="string" office:string-value="47" calcext:value-type="string">
            <text:p>47</text:p>
          </table:table-cell>
          <table:table-cell table:style-name="ce12" office:value-type="float" office:value="15" calcext:value-type="float">
            <text:p>15</text:p>
          </table:table-cell>
          <table:table-cell table:style-name="ce57" table:formula="of:=INDEX([$Données.AG$1:$Données.AG$1048576];[$Données.AH18]+3)" office:value-type="string" office:string-value="2F" calcext:value-type="string">
            <text:p>2F</text:p>
          </table:table-cell>
          <table:table-cell table:style-name="ce100"/>
          <table:table-cell table:style-name="ce145" table:formula="of:=IF(ISBLANK([.H8]);&quot;&quot;;IF([.$C$25];IF(COUNT(BIN2DEC([.H8]))=0;&quot;FAUX&quot;;IF(BIN2HEX([.H8])=INDEX([$Données.AG$1:$Données.AG$1048576];[$Données.AH18]+3);&quot;VRAI&quot;;&quot;FAUX&quot;));&quot;&quot;))">
            <text:p/>
          </table:table-cell>
          <table:table-cell table:style-name="ce147" table:formula="of:=IF(AND([.$C$25];[.$D$25]);INDEX([$Données.AD$1:$Données.AD$1048576];[$Données.AH18]+3);&quot;&quot;)" office:value-type="string" office:string-value="00101111" calcext:value-type="string">
            <text:p>00101111</text:p>
          </table:table-cell>
          <table:table-cell table:number-columns-repeated="1014"/>
        </table:table-row>
        <table:table-row table:style-name="ro5">
          <table:table-cell table:style-name="ce15" office:value-type="float" office:value="6" calcext:value-type="float">
            <text:p>6</text:p>
          </table:table-cell>
          <table:table-cell table:style-name="ce29" table:formula="of:=INDEX([$Données.AE$1:$Données.AE$1048576];[$Données.AH9]+3)" office:value-type="string" office:string-value="0000 0000" calcext:value-type="string">
            <text:p>0000 0000</text:p>
          </table:table-cell>
          <table:table-cell table:style-name="ce133"/>
          <table:table-cell table:style-name="ce146" table:formula="of:=IF(ISBLANK([.C9]);&quot;&quot;;IF([.$C$25];IF([.C9]=INDEX([$Données.AG$1:$Données.AG$1048576];[$Données.AH9]+3);&quot;VRAI&quot;;&quot;FAUX&quot;);&quot;&quot;))">
            <text:p/>
          </table:table-cell>
          <table:table-cell table:style-name="ce149" table:formula="of:=IF(AND([.$C$25];[.$D$25]);INDEX([$Données.AG$1:$Données.AG$1048576];[$Données.AH9]+3);&quot;&quot;)" office:value-type="string" office:string-value="0" calcext:value-type="string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AG$1:$Données.AG$1048576];[$Données.AH19]+3)" office:value-type="string" office:string-value="B2" calcext:value-type="string">
            <text:p>B2</text:p>
          </table:table-cell>
          <table:table-cell table:style-name="ce100"/>
          <table:table-cell table:style-name="ce146" table:formula="of:=IF(ISBLANK([.H9]);&quot;&quot;;IF([.$C$25];IF(COUNT(BIN2DEC([.H9]))=0;&quot;FAUX&quot;;IF(BIN2HEX([.H9])=INDEX([$Données.AG$1:$Données.AG$1048576];[$Données.AH19]+3);&quot;VRAI&quot;;&quot;FAUX&quot;));&quot;&quot;))">
            <text:p/>
          </table:table-cell>
          <table:table-cell table:style-name="ce149" table:formula="of:=IF(AND([.$C$25];[.$D$25]);INDEX([$Données.AD$1:$Données.AD$1048576];[$Données.AH19]+3);&quot;&quot;)" office:value-type="string" office:string-value="10110010" calcext:value-type="string">
            <text:p>10110010</text:p>
          </table:table-cell>
          <table:table-cell table:number-columns-repeated="1014"/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table:style-name="ce57" table:formula="of:=INDEX([$Données.AE$1:$Données.AE$1048576];[$Données.AH10]+3)" office:value-type="string" office:string-value="0111 0011" calcext:value-type="string">
            <text:p>0111 0011</text:p>
          </table:table-cell>
          <table:table-cell table:style-name="ce133"/>
          <table:table-cell table:style-name="ce145" table:formula="of:=IF(ISBLANK([.C10]);&quot;&quot;;IF([.$C$25];IF([.C10]=INDEX([$Données.AG$1:$Données.AG$1048576];[$Données.AH10]+3);&quot;VRAI&quot;;&quot;FAUX&quot;);&quot;&quot;))">
            <text:p/>
          </table:table-cell>
          <table:table-cell table:style-name="ce147" table:formula="of:=IF(AND([.$C$25];[.$D$25]);INDEX([$Données.AG$1:$Données.AG$1048576];[$Données.AH10]+3);&quot;&quot;)" office:value-type="string" office:string-value="73" calcext:value-type="string">
            <text:p>73</text:p>
          </table:table-cell>
          <table:table-cell table:style-name="ce12" office:value-type="float" office:value="17" calcext:value-type="float">
            <text:p>17</text:p>
          </table:table-cell>
          <table:table-cell table:style-name="ce57" table:formula="of:=INDEX([$Données.AG$1:$Données.AG$1048576];[$Données.AH20]+3)" office:value-type="string" office:string-value="8B" calcext:value-type="string">
            <text:p>8B</text:p>
          </table:table-cell>
          <table:table-cell table:style-name="ce100"/>
          <table:table-cell table:style-name="ce145" table:formula="of:=IF(ISBLANK([.H10]);&quot;&quot;;IF([.$C$25];IF(COUNT(BIN2DEC([.H10]))=0;&quot;FAUX&quot;;IF(BIN2HEX([.H10])=INDEX([$Données.AG$1:$Données.AG$1048576];[$Données.AH20]+3);&quot;VRAI&quot;;&quot;FAUX&quot;));&quot;&quot;))">
            <text:p/>
          </table:table-cell>
          <table:table-cell table:style-name="ce147" table:formula="of:=IF(AND([.$C$25];[.$D$25]);INDEX([$Données.AD$1:$Données.AD$1048576];[$Données.AH20]+3);&quot;&quot;)" office:value-type="string" office:string-value="10001011" calcext:value-type="string">
            <text:p>10001011</text:p>
          </table:table-cell>
          <table:table-cell table:number-columns-repeated="1014"/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29" table:formula="of:=INDEX([$Données.AE$1:$Données.AE$1048576];[$Données.AH11]+3)" office:value-type="string" office:string-value="0111 1111" calcext:value-type="string">
            <text:p>0111 1111</text:p>
          </table:table-cell>
          <table:table-cell table:style-name="ce133"/>
          <table:table-cell table:style-name="ce146" table:formula="of:=IF(ISBLANK([.C11]);&quot;&quot;;IF([.$C$25];IF([.C11]=INDEX([$Données.AG$1:$Données.AG$1048576];[$Données.AH11]+3);&quot;VRAI&quot;;&quot;FAUX&quot;);&quot;&quot;))">
            <text:p/>
          </table:table-cell>
          <table:table-cell table:style-name="ce149" table:formula="of:=IF(AND([.$C$25];[.$D$25]);INDEX([$Données.AG$1:$Données.AG$1048576];[$Données.AH11]+3);&quot;&quot;)" office:value-type="string" office:string-value="7F" calcext:value-type="string">
            <text:p>7F</text:p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AG$1:$Données.AG$1048576];[$Données.AH21]+3)" office:value-type="string" office:string-value="C" calcext:value-type="string">
            <text:p>C</text:p>
          </table:table-cell>
          <table:table-cell table:style-name="ce100"/>
          <table:table-cell table:style-name="ce146" table:formula="of:=IF(ISBLANK([.H11]);&quot;&quot;;IF([.$C$25];IF(COUNT(BIN2DEC([.H11]))=0;&quot;FAUX&quot;;IF(BIN2HEX([.H11])=INDEX([$Données.AG$1:$Données.AG$1048576];[$Données.AH21]+3);&quot;VRAI&quot;;&quot;FAUX&quot;));&quot;&quot;))">
            <text:p/>
          </table:table-cell>
          <table:table-cell table:style-name="ce149" table:formula="of:=IF(AND([.$C$25];[.$D$25]);INDEX([$Données.AD$1:$Données.AD$1048576];[$Données.AH21]+3);&quot;&quot;)" office:value-type="string" office:string-value="00001100" calcext:value-type="string">
            <text:p>00001100</text:p>
          </table:table-cell>
          <table:table-cell table:number-columns-repeated="1014"/>
        </table:table-row>
        <table:table-row table:style-name="ro5">
          <table:table-cell table:style-name="ce12" office:value-type="float" office:value="9" calcext:value-type="float">
            <text:p>9</text:p>
          </table:table-cell>
          <table:table-cell table:style-name="ce57" table:formula="of:=INDEX([$Données.AE$1:$Données.AE$1048576];[$Données.AH12]+3)" office:value-type="string" office:string-value="1100 1001" calcext:value-type="string">
            <text:p>1100 1001</text:p>
          </table:table-cell>
          <table:table-cell table:style-name="ce133"/>
          <table:table-cell table:style-name="ce145" table:formula="of:=IF(ISBLANK([.C12]);&quot;&quot;;IF([.$C$25];IF([.C12]=INDEX([$Données.AG$1:$Données.AG$1048576];[$Données.AH12]+3);&quot;VRAI&quot;;&quot;FAUX&quot;);&quot;&quot;))">
            <text:p/>
          </table:table-cell>
          <table:table-cell table:style-name="ce147" table:formula="of:=IF(AND([.$C$25];[.$D$25]);INDEX([$Données.AG$1:$Données.AG$1048576];[$Données.AH12]+3);&quot;&quot;)" office:value-type="string" office:string-value="C9" calcext:value-type="string">
            <text:p>C9</text:p>
          </table:table-cell>
          <table:table-cell table:style-name="ce12" office:value-type="float" office:value="19" calcext:value-type="float">
            <text:p>19</text:p>
          </table:table-cell>
          <table:table-cell table:style-name="ce57" table:formula="of:=INDEX([$Données.AG$1:$Données.AG$1048576];[$Données.AH22]+3)" office:value-type="string" office:string-value="36" calcext:value-type="string">
            <text:p>36</text:p>
          </table:table-cell>
          <table:table-cell table:style-name="ce100"/>
          <table:table-cell table:style-name="ce145" table:formula="of:=IF(ISBLANK([.H12]);&quot;&quot;;IF([.$C$25];IF(COUNT(BIN2DEC([.H12]))=0;&quot;FAUX&quot;;IF(BIN2HEX([.H12])=INDEX([$Données.AG$1:$Données.AG$1048576];[$Données.AH22]+3);&quot;VRAI&quot;;&quot;FAUX&quot;));&quot;&quot;))">
            <text:p/>
          </table:table-cell>
          <table:table-cell table:style-name="ce147" table:formula="of:=IF(AND([.$C$25];[.$D$25]);INDEX([$Données.AD$1:$Données.AD$1048576];[$Données.AH22]+3);&quot;&quot;)" office:value-type="string" office:string-value="00110110" calcext:value-type="string">
            <text:p>00110110</text:p>
          </table:table-cell>
          <table:table-cell table:number-columns-repeated="1014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29" table:formula="of:=INDEX([$Données.AE$1:$Données.AE$1048576];[$Données.AH13]+3)" office:value-type="string" office:string-value="1100 0000" calcext:value-type="string">
            <text:p>1100 0000</text:p>
          </table:table-cell>
          <table:table-cell table:style-name="ce133"/>
          <table:table-cell table:style-name="ce146" table:formula="of:=IF(ISBLANK([.C13]);&quot;&quot;;IF([.$C$25];IF([.C13]=INDEX([$Données.AG$1:$Données.AG$1048576];[$Données.AH13]+3);&quot;VRAI&quot;;&quot;FAUX&quot;);&quot;&quot;))">
            <text:p/>
          </table:table-cell>
          <table:table-cell table:style-name="ce149" table:formula="of:=IF(AND([.$C$25];[.$D$25]);INDEX([$Données.AG$1:$Données.AG$1048576];[$Données.AH13]+3);&quot;&quot;)" office:value-type="string" office:string-value="C0" calcext:value-type="string">
            <text:p>C0</text:p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AG$1:$Données.AG$1048576];[$Données.AH23]+3)" office:value-type="string" office:string-value="92" calcext:value-type="string">
            <text:p>92</text:p>
          </table:table-cell>
          <table:table-cell table:style-name="ce100"/>
          <table:table-cell table:style-name="ce146" table:formula="of:=IF(ISBLANK([.H13]);&quot;&quot;;IF([.$C$25];IF(COUNT(BIN2DEC([.H13]))=0;&quot;FAUX&quot;;IF(BIN2HEX([.H13])=INDEX([$Données.AG$1:$Données.AG$1048576];[$Données.AH23]+3);&quot;VRAI&quot;;&quot;FAUX&quot;));&quot;&quot;))">
            <text:p/>
          </table:table-cell>
          <table:table-cell table:style-name="ce149" table:formula="of:=IF(AND([.$C$25];[.$D$25]);INDEX([$Données.AD$1:$Données.AD$1048576];[$Données.AH23]+3);&quot;&quot;)" office:value-type="string" office:string-value="10010010" calcext:value-type="string">
            <text:p>10010010</text:p>
          </table:table-cell>
          <table:table-cell table:number-columns-repeated="1014"/>
        </table:table-row>
        <table:table-row table:style-name="ro5">
          <table:table-cell table:style-name="ce52" table:number-columns-repeated="2"/>
          <table:table-cell/>
          <table:table-cell table:style-name="ce52" table:number-columns-repeated="7"/>
          <table:table-cell table:style-name="ce56"/>
          <table:table-cell table:number-columns-repeated="1013"/>
        </table:table-row>
        <table:table-row table:style-name="ro5">
          <table:table-cell table:style-name="ce52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5">
          <table:table-cell table:style-name="ce52" table:number-columns-repeated="2"/>
          <table:table-cell table:number-columns-repeated="1022"/>
        </table:table-row>
        <table:table-row table:style-name="ro5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2"/>
          <table:covered-table-cell table:number-columns-repeated="8"/>
          <table:table-cell table:number-columns-repeated="1014"/>
        </table:table-row>
        <table:table-row table:style-name="ro5" table:number-rows-repeated="7">
          <table:table-cell table:style-name="ce52" table:number-columns-repeated="2"/>
          <table:table-cell table:number-columns-repeated="1022"/>
        </table:table-row>
        <table:table-row table:style-name="ro5">
          <table:table-cell table:style-name="ce131" table:number-columns-repeated="2"/>
          <table:table-cell table:style-name="ce65" office:value-type="boolean" office:boolean-value="true" calcext:value-type="boolean">
            <text:p>VRAI</text:p>
          </table:table-cell>
          <table:table-cell table:style-name="ce315" office:value-type="boolean" office:boolean-value="true" calcext:value-type="boolean">
            <text:p>VRAI</text:p>
          </table:table-cell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style-name="ce168" table:number-columns-repeated="1019"/>
        </table:table-row>
        <table:table-row table:style-name="ro5" table:number-rows-repeated="63">
          <table:table-cell table:style-name="ce52" table:number-columns-repeated="2"/>
          <table:table-cell table:number-columns-repeated="1022"/>
        </table:table-row>
        <table:table-row table:style-name="ro5" table:number-rows-repeated="1048487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Bin &lt;=&gt; Bin'.D4:'Bin &lt;=&gt; Bin'.E13 'Bin &lt;=&gt; Bin'.I4:'Bin &lt;=&gt; Bin'.J13">
            <calcext:condition calcext:apply-style-name="VRAI" calcext:value="=&quot;VRAI&quot;" calcext:base-cell-address="'Bin &lt;=&gt; Bin'.D4"/>
            <calcext:condition calcext:apply-style-name="FAUX" calcext:value="=&quot;FAUX&quot;" calcext:base-cell-address="'Bin &lt;=&gt; Bin'.D4"/>
          </calcext:conditional-format>
          <calcext:conditional-format calcext:target-range-address="'Bin &lt;=&gt; Bin'.E4:'Bin &lt;=&gt; Bin'.E13 'Bin &lt;=&gt; Bin'.J4:'Bin &lt;=&gt; Bin'.J13">
            <calcext:condition calcext:apply-style-name="VRAI" calcext:value="formula-is(IF([.D4]=&quot;VRAI&quot;))" calcext:base-cell-address="'Bin &lt;=&gt; Bin'.E4"/>
            <calcext:condition calcext:apply-style-name="FAUX" calcext:value="formula-is(IF([.D4]=&quot;FAUX&quot;))" calcext:base-cell-address="'Bin &lt;=&gt; Bin'.E4"/>
            <calcext:condition calcext:apply-style-name="FAUX" calcext:value="=0" calcext:base-cell-address="'Bin &lt;=&gt; Bin'.E4"/>
          </calcext:conditional-format>
        </calcext:conditional-formats>
      </table:table>
      <table:table table:name="Données" table:style-name="ta2" table:protected="true" table:protection-key="wdk25J8tOpL246XLfYGTNQ4evSc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2" table:default-cell-style-name="ce162"/>
        <table:table-column table:style-name="co23" table:number-columns-repeated="8" table:default-cell-style-name="ce162"/>
        <table:table-column table:style-name="co24" table:default-cell-style-name="ce162"/>
        <table:table-column table:style-name="co25" table:default-cell-style-name="ce162"/>
        <table:table-column table:style-name="co26" table:default-cell-style-name="ce162"/>
        <table:table-column table:style-name="co27" table:default-cell-style-name="ce162"/>
        <table:table-column table:style-name="co28" table:default-cell-style-name="ce162"/>
        <table:table-column table:style-name="co29" table:default-cell-style-name="ce162"/>
        <table:table-column table:style-name="co22" table:default-cell-style-name="ce162"/>
        <table:table-column table:style-name="co30" table:default-cell-style-name="ce162"/>
        <table:table-column table:style-name="co31" table:number-columns-repeated="2" table:default-cell-style-name="ce162"/>
        <table:table-column table:style-name="co29" table:default-cell-style-name="ce162"/>
        <table:table-column table:style-name="co32" table:default-cell-style-name="ce162"/>
        <table:table-column table:style-name="co23" table:number-columns-repeated="8" table:default-cell-style-name="ce162"/>
        <table:table-column table:style-name="co33" table:default-cell-style-name="ce162"/>
        <table:table-column table:style-name="co34" table:number-columns-repeated="2" table:default-cell-style-name="ce162"/>
        <table:table-column table:style-name="co35" table:default-cell-style-name="ce162"/>
        <table:table-column table:style-name="co36" table:default-cell-style-name="ce162"/>
        <table:table-column table:style-name="co29" table:default-cell-style-name="ce162"/>
        <table:table-column table:style-name="co1" table:number-columns-repeated="989" table:default-cell-style-name="ce162"/>
        <table:table-row table:style-name="ro5">
          <table:table-cell table:style-name="ce150" office:value-type="string" calcext:value-type="string" table:number-columns-spanned="35" table:number-rows-spanned="1">
            <text:p>KELLER Stéphane - Lycée agricole Louis Pasteur</text:p>
          </table:table-cell>
          <table:covered-table-cell table:number-columns-repeated="9" table:style-name="ce150"/>
          <table:covered-table-cell table:number-columns-repeated="8" table:style-name="ce206"/>
          <table:covered-table-cell table:style-name="ce235"/>
          <table:covered-table-cell/>
          <table:covered-table-cell table:number-columns-repeated="5" table:style-name="ce237"/>
          <table:covered-table-cell table:number-columns-repeated="4"/>
          <table:covered-table-cell table:number-columns-repeated="4" table:style-name="ce237"/>
          <table:covered-table-cell table:number-columns-repeated="2"/>
          <table:table-cell table:number-columns-repeated="989"/>
        </table:table-row>
        <table:table-row table:style-name="ro5">
          <table:table-cell table:style-name="ce150" office:value-type="string" calcext:value-type="string" table:number-columns-spanned="14" table:number-rows-spanned="1">
            <text:p>BIN &lt;=&gt; DEC</text:p>
          </table:table-cell>
          <table:covered-table-cell table:number-columns-repeated="6" table:style-name="ce150"/>
          <table:covered-table-cell table:style-name="Default"/>
          <table:covered-table-cell table:number-columns-repeated="2" table:style-name="ce150"/>
          <table:covered-table-cell table:number-columns-repeated="4" table:style-name="ce206"/>
          <table:table-cell table:style-name="ce150" office:value-type="string" calcext:value-type="string" table:number-columns-spanned="5" table:number-rows-spanned="1">
            <text:p>HEXA &lt;=&gt; DEC</text:p>
          </table:table-cell>
          <table:covered-table-cell table:style-name="Default"/>
          <table:covered-table-cell table:number-columns-repeated="2" table:style-name="ce206"/>
          <table:covered-table-cell table:style-name="ce235"/>
          <table:table-cell table:style-name="ce150" office:value-type="string" calcext:value-type="string" table:number-columns-spanned="16" table:number-rows-spanned="1">
            <text:p>HEXA &lt;=&gt; BIN</text:p>
          </table:table-cell>
          <table:covered-table-cell table:number-columns-repeated="2" table:style-name="ce237"/>
          <table:covered-table-cell table:style-name="ce150"/>
          <table:covered-table-cell table:number-columns-repeated="2" table:style-name="ce237"/>
          <table:covered-table-cell table:number-columns-repeated="4"/>
          <table:covered-table-cell table:number-columns-repeated="2" table:style-name="ce150"/>
          <table:covered-table-cell table:number-columns-repeated="2" table:style-name="ce237"/>
          <table:covered-table-cell table:number-columns-repeated="2"/>
          <table:table-cell table:number-columns-repeated="989"/>
        </table:table-row>
        <table:table-row table:style-name="ro3">
          <table:table-cell table:style-name="ce62" office:value-type="string" calcext:value-type="string">
            <text:p>Rang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string" calcext:value-type="string">
            <text:p>Bin str</text:p>
          </table:table-cell>
          <table:table-cell table:style-name="ce62" office:value-type="string" calcext:value-type="string">
            <text:p>Bin str+" "</text:p>
          </table:table-cell>
          <table:table-cell table:style-name="ce62" office:value-type="string" calcext:value-type="string">
            <text:p>Binaire int</text:p>
          </table:table-cell>
          <table:table-cell table:style-name="ce62" office:value-type="string" calcext:value-type="string">
            <text:p>Décimal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office:value-type="string" calcext:value-type="string">
            <text:p>Décimal</text:p>
          </table:table-cell>
          <table:table-cell table:style-name="ce62" office:value-type="string" calcext:value-type="string">
            <text:p>Hexa in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string" calcext:value-type="string">
            <text:p>Bin str</text:p>
          </table:table-cell>
          <table:table-cell table:style-name="ce62" office:value-type="string" calcext:value-type="string">
            <text:p>Bin str+" "</text:p>
          </table:table-cell>
          <table:table-cell table:style-name="ce62" office:value-type="string" calcext:value-type="string">
            <text:p>Binaire int</text:p>
          </table:table-cell>
          <table:table-cell table:style-name="ce62" office:value-type="string" calcext:value-type="string">
            <text:p>Hexadécimal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72" table:formula="of:=RANDBETWEEN(1;1000000)" office:value-type="float" office:value="82640" calcext:value-type="float">
            <text:p>8264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COM.MICROSOFT.CONCAT([.B4:.I4])" office:value-type="string" office:string-value="10100100" calcext:value-type="string">
            <text:p>10100100</text:p>
          </table:table-cell>
          <table:table-cell table:style-name="ce72" table:formula="of:=COM.MICROSOFT.CONCAT([.B4];[.C4];[.D4];[.E4];&quot; &quot;;[.F4];[.G4];[.H4];[.I4])" office:value-type="string" office:string-value="1010 0100" calcext:value-type="string">
            <text:p>1010 0100</text:p>
          </table:table-cell>
          <table:table-cell table:style-name="ce282" table:formula="of:=DEC2BIN([.M4]; )" office:value-type="string" office:string-value="10100100" calcext:value-type="string">
            <text:p>10100100</text:p>
          </table:table-cell>
          <table:table-cell table:style-name="ce96" table:formula="of:=DECIMAL([.J4];2)" office:value-type="float" office:value="164" calcext:value-type="float">
            <text:p>164</text:p>
          </table:table-cell>
          <table:table-cell table:style-name="ce72" table:formula="of:=RANK([.A4];[.$A$4:.$A$23];0)" office:value-type="float" office:value="17" calcext:value-type="float">
            <text:p>17</text:p>
          </table:table-cell>
          <table:table-cell table:style-name="ce98" office:value-type="float" office:value="1" calcext:value-type="float">
            <text:p>1</text:p>
          </table:table-cell>
          <table:table-cell table:style-name="ce72" table:formula="of:=RANDBETWEEN(1;1000000)" office:value-type="float" office:value="975746" calcext:value-type="float">
            <text:p>975746</text:p>
          </table:table-cell>
          <table:table-cell table:style-name="ce72" table:formula="of:=RANDBETWEEN(0;255)" office:value-type="float" office:value="155" calcext:value-type="float">
            <text:p>155</text:p>
          </table:table-cell>
          <table:table-cell table:style-name="ce72" table:formula="of:=DEC2HEX([.Q4])" office:value-type="string" office:string-value="9B" calcext:value-type="string">
            <text:p>9B</text:p>
          </table:table-cell>
          <table:table-cell table:style-name="ce72" table:formula="of:=RANK([.P4];[.$P$4:.$P$23];0)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72" table:formula="of:=RANDBETWEEN(1;1000000)" office:value-type="float" office:value="902857" calcext:value-type="float">
            <text:p>902857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275" table:formula="of:=COM.MICROSOFT.CONCAT([.V4:.AC4])" office:value-type="string" office:string-value="01110011" calcext:value-type="string">
            <text:p>01110011</text:p>
          </table:table-cell>
          <table:table-cell table:style-name="ce72" table:formula="of:=COM.MICROSOFT.CONCAT([.V4];[.W4];[.X4];[.Y4];&quot; &quot;;[.Z4];[.AA4];[.AB4];[.AC4])" office:value-type="string" office:string-value="0111 0011" calcext:value-type="string">
            <text:p>0111 0011</text:p>
          </table:table-cell>
          <table:table-cell table:style-name="ce282" table:formula="of:=HEX2BIN([.AG4])" office:value-type="string" office:string-value="1110011" calcext:value-type="string">
            <text:p>1110011</text:p>
          </table:table-cell>
          <table:table-cell table:style-name="ce275" table:formula="of:=BIN2HEX([.AD4])" office:value-type="string" office:string-value="73" calcext:value-type="string">
            <text:p>73</text:p>
          </table:table-cell>
          <table:table-cell table:style-name="ce72" table:formula="of:=RANK([.U4];[.$U$4:.$U$23];0)" office:value-type="float" office:value="4" calcext:value-type="float">
            <text:p>4</text:p>
          </table:table-cell>
          <table:table-cell table:style-name="ce152" office:value-type="float" office:value="1" calcext:value-type="float">
            <text:p>1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72" table:formula="of:=RANDBETWEEN(1;1000000)" office:value-type="float" office:value="900793" calcext:value-type="float">
            <text:p>900793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COM.MICROSOFT.CONCAT([.B5:.I5])" office:value-type="string" office:string-value="01111100" calcext:value-type="string">
            <text:p>01111100</text:p>
          </table:table-cell>
          <table:table-cell table:style-name="ce275" table:formula="of:=COM.MICROSOFT.CONCAT([.B5];[.C5];[.D5];[.E5];&quot; &quot;;[.F5];[.G5];[.H5];[.I5])" office:value-type="string" office:string-value="0111 1100" calcext:value-type="string">
            <text:p>0111 1100</text:p>
          </table:table-cell>
          <table:table-cell table:style-name="ce275" table:formula="of:=DEC2BIN([.M5]; )" office:value-type="string" office:string-value="1111100" calcext:value-type="string">
            <text:p>1111100</text:p>
          </table:table-cell>
          <table:table-cell table:style-name="ce96" table:formula="of:=DECIMAL([.J5];2)" office:value-type="float" office:value="124" calcext:value-type="float">
            <text:p>124</text:p>
          </table:table-cell>
          <table:table-cell table:style-name="ce72" table:formula="of:=RANK([.A5];[.$A$4:.$A$23];0)" office:value-type="float" office:value="2" calcext:value-type="float">
            <text:p>2</text:p>
          </table:table-cell>
          <table:table-cell table:style-name="ce98" office:value-type="float" office:value="2" calcext:value-type="float">
            <text:p>2</text:p>
          </table:table-cell>
          <table:table-cell table:style-name="ce72" table:formula="of:=RANDBETWEEN(1;1000000)" office:value-type="float" office:value="388743" calcext:value-type="float">
            <text:p>388743</text:p>
          </table:table-cell>
          <table:table-cell table:style-name="ce72" table:formula="of:=RANDBETWEEN(0;255)" office:value-type="float" office:value="148" calcext:value-type="float">
            <text:p>148</text:p>
          </table:table-cell>
          <table:table-cell table:style-name="ce72" table:formula="of:=DEC2HEX([.Q5])" office:value-type="string" office:string-value="94" calcext:value-type="string">
            <text:p>94</text:p>
          </table:table-cell>
          <table:table-cell table:style-name="ce72" table:formula="of:=RANK([.P5];[.$P$4:.$P$23];0)" office:value-type="float" office:value="14" calcext:value-type="float">
            <text:p>14</text:p>
          </table:table-cell>
          <table:table-cell table:style-name="ce98" office:value-type="float" office:value="2" calcext:value-type="float">
            <text:p>2</text:p>
          </table:table-cell>
          <table:table-cell table:style-name="ce72" table:formula="of:=RANDBETWEEN(1;1000000)" office:value-type="float" office:value="863489" calcext:value-type="float">
            <text:p>863489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275" table:formula="of:=COM.MICROSOFT.CONCAT([.V5:.AC5])" office:value-type="string" office:string-value="11000000" calcext:value-type="string">
            <text:p>11000000</text:p>
          </table:table-cell>
          <table:table-cell table:style-name="ce275" table:formula="of:=COM.MICROSOFT.CONCAT([.V5];[.W5];[.X5];[.Y5];&quot; &quot;;[.Z5];[.AA5];[.AB5];[.AC5])" office:value-type="string" office:string-value="1100 0000" calcext:value-type="string">
            <text:p>1100 0000</text:p>
          </table:table-cell>
          <table:table-cell table:style-name="ce275" table:formula="of:=HEX2BIN([.AG5])" office:value-type="string" office:string-value="11000000" calcext:value-type="string">
            <text:p>11000000</text:p>
          </table:table-cell>
          <table:table-cell table:style-name="ce275" table:formula="of:=BIN2HEX([.AD5])" office:value-type="string" office:string-value="C0" calcext:value-type="string">
            <text:p>C0</text:p>
          </table:table-cell>
          <table:table-cell table:style-name="ce72" table:formula="of:=RANK([.U5];[.$U$4:.$U$23];0)" office:value-type="float" office:value="6" calcext:value-type="float">
            <text:p>6</text:p>
          </table:table-cell>
          <table:table-cell table:style-name="ce152" office:value-type="float" office:value="2" calcext:value-type="float">
            <text:p>2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72" table:formula="of:=RANDBETWEEN(1;1000000)" office:value-type="float" office:value="402081" calcext:value-type="float">
            <text:p>40208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COM.MICROSOFT.CONCAT([.B6:.I6])" office:value-type="string" office:string-value="01000010" calcext:value-type="string">
            <text:p>01000010</text:p>
          </table:table-cell>
          <table:table-cell table:style-name="ce275" table:formula="of:=COM.MICROSOFT.CONCAT([.B6];[.C6];[.D6];[.E6];&quot; &quot;;[.F6];[.G6];[.H6];[.I6])" office:value-type="string" office:string-value="0100 0010" calcext:value-type="string">
            <text:p>0100 0010</text:p>
          </table:table-cell>
          <table:table-cell table:style-name="ce275" table:formula="of:=DEC2BIN([.M6]; )" office:value-type="string" office:string-value="1000010" calcext:value-type="string">
            <text:p>1000010</text:p>
          </table:table-cell>
          <table:table-cell table:style-name="ce96" table:formula="of:=DECIMAL([.J6];2)" office:value-type="float" office:value="66" calcext:value-type="float">
            <text:p>66</text:p>
          </table:table-cell>
          <table:table-cell table:style-name="ce72" table:formula="of:=RANK([.A6];[.$A$4:.$A$23];0)" office:value-type="float" office:value="11" calcext:value-type="float">
            <text:p>11</text:p>
          </table:table-cell>
          <table:table-cell table:style-name="ce98" office:value-type="float" office:value="3" calcext:value-type="float">
            <text:p>3</text:p>
          </table:table-cell>
          <table:table-cell table:style-name="ce72" table:formula="of:=RANDBETWEEN(1;1000000)" office:value-type="float" office:value="982381" calcext:value-type="float">
            <text:p>982381</text:p>
          </table:table-cell>
          <table:table-cell table:style-name="ce72" table:formula="of:=RANDBETWEEN(0;255)" office:value-type="float" office:value="78" calcext:value-type="float">
            <text:p>78</text:p>
          </table:table-cell>
          <table:table-cell table:style-name="ce72" table:formula="of:=DEC2HEX([.Q6])" office:value-type="string" office:string-value="4E" calcext:value-type="string">
            <text:p>4E</text:p>
          </table:table-cell>
          <table:table-cell table:style-name="ce72" table:formula="of:=RANK([.P6];[.$P$4:.$P$23];0)" office:value-type="float" office:value="1" calcext:value-type="float">
            <text:p>1</text:p>
          </table:table-cell>
          <table:table-cell table:style-name="ce98" office:value-type="float" office:value="3" calcext:value-type="float">
            <text:p>3</text:p>
          </table:table-cell>
          <table:table-cell table:style-name="ce72" table:formula="of:=RANDBETWEEN(1;1000000)" office:value-type="float" office:value="262300" calcext:value-type="float">
            <text:p>26230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275" table:formula="of:=COM.MICROSOFT.CONCAT([.V6:.AC6])" office:value-type="string" office:string-value="01000111" calcext:value-type="string">
            <text:p>01000111</text:p>
          </table:table-cell>
          <table:table-cell table:style-name="ce275" table:formula="of:=COM.MICROSOFT.CONCAT([.V6];[.W6];[.X6];[.Y6];&quot; &quot;;[.Z6];[.AA6];[.AB6];[.AC6])" office:value-type="string" office:string-value="0100 0111" calcext:value-type="string">
            <text:p>0100 0111</text:p>
          </table:table-cell>
          <table:table-cell table:style-name="ce275" table:formula="of:=HEX2BIN([.AG6])" office:value-type="string" office:string-value="1000111" calcext:value-type="string">
            <text:p>1000111</text:p>
          </table:table-cell>
          <table:table-cell table:style-name="ce275" table:formula="of:=BIN2HEX([.AD6])" office:value-type="string" office:string-value="47" calcext:value-type="string">
            <text:p>47</text:p>
          </table:table-cell>
          <table:table-cell table:style-name="ce72" table:formula="of:=RANK([.U6];[.$U$4:.$U$23];0)" office:value-type="float" office:value="18" calcext:value-type="float">
            <text:p>18</text:p>
          </table:table-cell>
          <table:table-cell table:style-name="ce152" office:value-type="float" office:value="3" calcext:value-type="float">
            <text:p>3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72" table:formula="of:=RANDBETWEEN(1;1000000)" office:value-type="float" office:value="784644" calcext:value-type="float">
            <text:p>784644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COM.MICROSOFT.CONCAT([.B7:.I7])" office:value-type="string" office:string-value="10001001" calcext:value-type="string">
            <text:p>10001001</text:p>
          </table:table-cell>
          <table:table-cell table:style-name="ce275" table:formula="of:=COM.MICROSOFT.CONCAT([.B7];[.C7];[.D7];[.E7];&quot; &quot;;[.F7];[.G7];[.H7];[.I7])" office:value-type="string" office:string-value="1000 1001" calcext:value-type="string">
            <text:p>1000 1001</text:p>
          </table:table-cell>
          <table:table-cell table:style-name="ce275" table:formula="of:=DEC2BIN([.M7]; )" office:value-type="string" office:string-value="10001001" calcext:value-type="string">
            <text:p>10001001</text:p>
          </table:table-cell>
          <table:table-cell table:style-name="ce96" table:formula="of:=DECIMAL([.J7];2)" office:value-type="float" office:value="137" calcext:value-type="float">
            <text:p>137</text:p>
          </table:table-cell>
          <table:table-cell table:style-name="ce72" table:formula="of:=RANK([.A7];[.$A$4:.$A$23];0)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72" table:formula="of:=RANDBETWEEN(1;1000000)" office:value-type="float" office:value="837939" calcext:value-type="float">
            <text:p>837939</text:p>
          </table:table-cell>
          <table:table-cell table:style-name="ce72" table:formula="of:=RANDBETWEEN(0;255)" office:value-type="float" office:value="157" calcext:value-type="float">
            <text:p>157</text:p>
          </table:table-cell>
          <table:table-cell table:style-name="ce72" table:formula="of:=DEC2HEX([.Q7])" office:value-type="string" office:string-value="9D" calcext:value-type="string">
            <text:p>9D</text:p>
          </table:table-cell>
          <table:table-cell table:style-name="ce72" table:formula="of:=RANK([.P7];[.$P$4:.$P$23];0)" office:value-type="float" office:value="4" calcext:value-type="float">
            <text:p>4</text:p>
          </table:table-cell>
          <table:table-cell table:style-name="ce98" office:value-type="float" office:value="4" calcext:value-type="float">
            <text:p>4</text:p>
          </table:table-cell>
          <table:table-cell table:style-name="ce72" table:formula="of:=RANDBETWEEN(1;1000000)" office:value-type="float" office:value="818507" calcext:value-type="float">
            <text:p>818507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275" table:formula="of:=COM.MICROSOFT.CONCAT([.V7:.AC7])" office:value-type="string" office:string-value="01010010" calcext:value-type="string">
            <text:p>01010010</text:p>
          </table:table-cell>
          <table:table-cell table:style-name="ce275" table:formula="of:=COM.MICROSOFT.CONCAT([.V7];[.W7];[.X7];[.Y7];&quot; &quot;;[.Z7];[.AA7];[.AB7];[.AC7])" office:value-type="string" office:string-value="0101 0010" calcext:value-type="string">
            <text:p>0101 0010</text:p>
          </table:table-cell>
          <table:table-cell table:style-name="ce275" table:formula="of:=HEX2BIN([.AG7])" office:value-type="string" office:string-value="1010010" calcext:value-type="string">
            <text:p>1010010</text:p>
          </table:table-cell>
          <table:table-cell table:style-name="ce275" table:formula="of:=BIN2HEX([.AD7])" office:value-type="string" office:string-value="52" calcext:value-type="string">
            <text:p>52</text:p>
          </table:table-cell>
          <table:table-cell table:style-name="ce72" table:formula="of:=RANK([.U7];[.$U$4:.$U$23];0)" office:value-type="float" office:value="7" calcext:value-type="float">
            <text:p>7</text:p>
          </table:table-cell>
          <table:table-cell table:style-name="ce152" office:value-type="float" office:value="4" calcext:value-type="float">
            <text:p>4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72" table:formula="of:=RANDBETWEEN(1;1000000)" office:value-type="float" office:value="937464" calcext:value-type="float">
            <text:p>937464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COM.MICROSOFT.CONCAT([.B8:.I8])" office:value-type="string" office:string-value="00001100" calcext:value-type="string">
            <text:p>00001100</text:p>
          </table:table-cell>
          <table:table-cell table:style-name="ce275" table:formula="of:=COM.MICROSOFT.CONCAT([.B8];[.C8];[.D8];[.E8];&quot; &quot;;[.F8];[.G8];[.H8];[.I8])" office:value-type="string" office:string-value="0000 1100" calcext:value-type="string">
            <text:p>0000 1100</text:p>
          </table:table-cell>
          <table:table-cell table:style-name="ce275" table:formula="of:=DEC2BIN([.M8]; )" office:value-type="string" office:string-value="1100" calcext:value-type="string">
            <text:p>1100</text:p>
          </table:table-cell>
          <table:table-cell table:style-name="ce96" table:formula="of:=DECIMAL([.J8];2)" office:value-type="float" office:value="12" calcext:value-type="float">
            <text:p>12</text:p>
          </table:table-cell>
          <table:table-cell table:style-name="ce72" table:formula="of:=RANK([.A8];[.$A$4:.$A$23];0)" office:value-type="float" office:value="1" calcext:value-type="float">
            <text:p>1</text:p>
          </table:table-cell>
          <table:table-cell table:style-name="ce98" office:value-type="float" office:value="5" calcext:value-type="float">
            <text:p>5</text:p>
          </table:table-cell>
          <table:table-cell table:style-name="ce72" table:formula="of:=RANDBETWEEN(1;1000000)" office:value-type="float" office:value="749165" calcext:value-type="float">
            <text:p>749165</text:p>
          </table:table-cell>
          <table:table-cell table:style-name="ce72" table:formula="of:=RANDBETWEEN(0;255)" office:value-type="float" office:value="162" calcext:value-type="float">
            <text:p>162</text:p>
          </table:table-cell>
          <table:table-cell table:style-name="ce72" table:formula="of:=DEC2HEX([.Q8])" office:value-type="string" office:string-value="A2" calcext:value-type="string">
            <text:p>A2</text:p>
          </table:table-cell>
          <table:table-cell table:style-name="ce72" table:formula="of:=RANK([.P8];[.$P$4:.$P$23];0)" office:value-type="float" office:value="5" calcext:value-type="float">
            <text:p>5</text:p>
          </table:table-cell>
          <table:table-cell table:style-name="ce98" office:value-type="float" office:value="5" calcext:value-type="float">
            <text:p>5</text:p>
          </table:table-cell>
          <table:table-cell table:style-name="ce72" table:formula="of:=RANDBETWEEN(1;1000000)" office:value-type="float" office:value="905812" calcext:value-type="float">
            <text:p>905812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275" table:formula="of:=COM.MICROSOFT.CONCAT([.V8:.AC8])" office:value-type="string" office:string-value="00110110" calcext:value-type="string">
            <text:p>00110110</text:p>
          </table:table-cell>
          <table:table-cell table:style-name="ce275" table:formula="of:=COM.MICROSOFT.CONCAT([.V8];[.W8];[.X8];[.Y8];&quot; &quot;;[.Z8];[.AA8];[.AB8];[.AC8])" office:value-type="string" office:string-value="0011 0110" calcext:value-type="string">
            <text:p>0011 0110</text:p>
          </table:table-cell>
          <table:table-cell table:style-name="ce275" table:formula="of:=HEX2BIN([.AG8])" office:value-type="string" office:string-value="110110" calcext:value-type="string">
            <text:p>110110</text:p>
          </table:table-cell>
          <table:table-cell table:style-name="ce275" table:formula="of:=BIN2HEX([.AD8])" office:value-type="string" office:string-value="36" calcext:value-type="string">
            <text:p>36</text:p>
          </table:table-cell>
          <table:table-cell table:style-name="ce72" table:formula="of:=RANK([.U8];[.$U$4:.$U$23];0)" office:value-type="float" office:value="3" calcext:value-type="float">
            <text:p>3</text:p>
          </table:table-cell>
          <table:table-cell table:style-name="ce152" office:value-type="float" office:value="5" calcext:value-type="float">
            <text:p>5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25" table:formula="of:=RANDBETWEEN(1;1000000)" office:value-type="float" office:value="143629" calcext:value-type="float">
            <text:p>143629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COM.MICROSOFT.CONCAT([.B9:.I9])" office:value-type="string" office:string-value="00001101" calcext:value-type="string">
            <text:p>00001101</text:p>
          </table:table-cell>
          <table:table-cell table:style-name="ce276" table:formula="of:=COM.MICROSOFT.CONCAT([.B9];[.C9];[.D9];[.E9];&quot; &quot;;[.F9];[.G9];[.H9];[.I9])" office:value-type="string" office:string-value="0000 1101" calcext:value-type="string">
            <text:p>0000 1101</text:p>
          </table:table-cell>
          <table:table-cell table:style-name="ce276" table:formula="of:=DEC2BIN([.M9]; )" office:value-type="string" office:string-value="1101" calcext:value-type="string">
            <text:p>1101</text:p>
          </table:table-cell>
          <table:table-cell table:style-name="ce36" table:formula="of:=DECIMAL([.J9];2)" office:value-type="float" office:value="13" calcext:value-type="float">
            <text:p>13</text:p>
          </table:table-cell>
          <table:table-cell table:style-name="ce25" table:formula="of:=RANK([.A9];[.$A$4:.$A$23];0)" office:value-type="float" office:value="16" calcext:value-type="float">
            <text:p>16</text:p>
          </table:table-cell>
          <table:table-cell table:style-name="ce98" office:value-type="float" office:value="6" calcext:value-type="float">
            <text:p>6</text:p>
          </table:table-cell>
          <table:table-cell table:style-name="ce25" table:formula="of:=RANDBETWEEN(1;1000000)" office:value-type="float" office:value="637437" calcext:value-type="float">
            <text:p>637437</text:p>
          </table:table-cell>
          <table:table-cell table:style-name="ce25" table:formula="of:=RANDBETWEEN(0;255)" office:value-type="float" office:value="141" calcext:value-type="float">
            <text:p>141</text:p>
          </table:table-cell>
          <table:table-cell table:style-name="ce25" table:formula="of:=DEC2HEX([.Q9])" office:value-type="string" office:string-value="8D" calcext:value-type="string">
            <text:p>8D</text:p>
          </table:table-cell>
          <table:table-cell table:style-name="ce25" table:formula="of:=RANK([.P9];[.$P$4:.$P$23];0)" office:value-type="float" office:value="8" calcext:value-type="float">
            <text:p>8</text:p>
          </table:table-cell>
          <table:table-cell table:style-name="ce98" office:value-type="float" office:value="6" calcext:value-type="float">
            <text:p>6</text:p>
          </table:table-cell>
          <table:table-cell table:style-name="ce25" table:formula="of:=RANDBETWEEN(1;1000000)" office:value-type="float" office:value="3286" calcext:value-type="float">
            <text:p>3286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76" table:formula="of:=COM.MICROSOFT.CONCAT([.V9:.AC9])" office:value-type="string" office:string-value="11100101" calcext:value-type="string">
            <text:p>11100101</text:p>
          </table:table-cell>
          <table:table-cell table:style-name="ce276" table:formula="of:=COM.MICROSOFT.CONCAT([.V9];[.W9];[.X9];[.Y9];&quot; &quot;;[.Z9];[.AA9];[.AB9];[.AC9])" office:value-type="string" office:string-value="1110 0101" calcext:value-type="string">
            <text:p>1110 0101</text:p>
          </table:table-cell>
          <table:table-cell table:style-name="ce276" table:formula="of:=HEX2BIN([.AG9])" office:value-type="string" office:string-value="11100101" calcext:value-type="string">
            <text:p>11100101</text:p>
          </table:table-cell>
          <table:table-cell table:style-name="ce276" table:formula="of:=BIN2HEX([.AD9])" office:value-type="string" office:string-value="E5" calcext:value-type="string">
            <text:p>E5</text:p>
          </table:table-cell>
          <table:table-cell table:style-name="ce25" table:formula="of:=RANK([.U9];[.$U$4:.$U$23];0)" office:value-type="float" office:value="20" calcext:value-type="float">
            <text:p>20</text:p>
          </table:table-cell>
          <table:table-cell table:style-name="ce152" office:value-type="float" office:value="6" calcext:value-type="float">
            <text:p>6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25" table:formula="of:=RANDBETWEEN(1;1000000)" office:value-type="float" office:value="78081" calcext:value-type="float">
            <text:p>7808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COM.MICROSOFT.CONCAT([.B10:.I10])" office:value-type="string" office:string-value="11111100" calcext:value-type="string">
            <text:p>11111100</text:p>
          </table:table-cell>
          <table:table-cell table:style-name="ce276" table:formula="of:=COM.MICROSOFT.CONCAT([.B10];[.C10];[.D10];[.E10];&quot; &quot;;[.F10];[.G10];[.H10];[.I10])" office:value-type="string" office:string-value="1111 1100" calcext:value-type="string">
            <text:p>1111 1100</text:p>
          </table:table-cell>
          <table:table-cell table:style-name="ce276" table:formula="of:=DEC2BIN([.M10]; )" office:value-type="string" office:string-value="11111100" calcext:value-type="string">
            <text:p>11111100</text:p>
          </table:table-cell>
          <table:table-cell table:style-name="ce36" table:formula="of:=DECIMAL([.J10];2)" office:value-type="float" office:value="252" calcext:value-type="float">
            <text:p>252</text:p>
          </table:table-cell>
          <table:table-cell table:style-name="ce25" table:formula="of:=RANK([.A10];[.$A$4:.$A$23];0)" office:value-type="float" office:value="19" calcext:value-type="float">
            <text:p>19</text:p>
          </table:table-cell>
          <table:table-cell table:style-name="ce98" office:value-type="float" office:value="7" calcext:value-type="float">
            <text:p>7</text:p>
          </table:table-cell>
          <table:table-cell table:style-name="ce25" table:formula="of:=RANDBETWEEN(1;1000000)" office:value-type="float" office:value="701721" calcext:value-type="float">
            <text:p>701721</text:p>
          </table:table-cell>
          <table:table-cell table:style-name="ce25" table:formula="of:=RANDBETWEEN(0;255)" office:value-type="float" office:value="124" calcext:value-type="float">
            <text:p>124</text:p>
          </table:table-cell>
          <table:table-cell table:style-name="ce25" table:formula="of:=DEC2HEX([.Q10])" office:value-type="string" office:string-value="7C" calcext:value-type="string">
            <text:p>7C</text:p>
          </table:table-cell>
          <table:table-cell table:style-name="ce25" table:formula="of:=RANK([.P10];[.$P$4:.$P$23];0)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25" table:formula="of:=RANDBETWEEN(1;1000000)" office:value-type="float" office:value="980032" calcext:value-type="float">
            <text:p>980032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76" table:formula="of:=COM.MICROSOFT.CONCAT([.V10:.AC10])" office:value-type="string" office:string-value="01000000" calcext:value-type="string">
            <text:p>01000000</text:p>
          </table:table-cell>
          <table:table-cell table:style-name="ce276" table:formula="of:=COM.MICROSOFT.CONCAT([.V10];[.W10];[.X10];[.Y10];&quot; &quot;;[.Z10];[.AA10];[.AB10];[.AC10])" office:value-type="string" office:string-value="0100 0000" calcext:value-type="string">
            <text:p>0100 0000</text:p>
          </table:table-cell>
          <table:table-cell table:style-name="ce276" table:formula="of:=HEX2BIN([.AG10])" office:value-type="string" office:string-value="1000000" calcext:value-type="string">
            <text:p>1000000</text:p>
          </table:table-cell>
          <table:table-cell table:style-name="ce276" table:formula="of:=BIN2HEX([.AD10])" office:value-type="string" office:string-value="40" calcext:value-type="string">
            <text:p>40</text:p>
          </table:table-cell>
          <table:table-cell table:style-name="ce25" table:formula="of:=RANK([.U10];[.$U$4:.$U$23];0)" office:value-type="float" office:value="1" calcext:value-type="float">
            <text:p>1</text:p>
          </table:table-cell>
          <table:table-cell table:style-name="ce152" office:value-type="float" office:value="7" calcext:value-type="float">
            <text:p>7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25" table:formula="of:=RANDBETWEEN(1;1000000)" office:value-type="float" office:value="263663" calcext:value-type="float">
            <text:p>263663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COM.MICROSOFT.CONCAT([.B11:.I11])" office:value-type="string" office:string-value="11001010" calcext:value-type="string">
            <text:p>11001010</text:p>
          </table:table-cell>
          <table:table-cell table:style-name="ce276" table:formula="of:=COM.MICROSOFT.CONCAT([.B11];[.C11];[.D11];[.E11];&quot; &quot;;[.F11];[.G11];[.H11];[.I11])" office:value-type="string" office:string-value="1100 1010" calcext:value-type="string">
            <text:p>1100 1010</text:p>
          </table:table-cell>
          <table:table-cell table:style-name="ce276" table:formula="of:=DEC2BIN([.M11]; )" office:value-type="string" office:string-value="11001010" calcext:value-type="string">
            <text:p>11001010</text:p>
          </table:table-cell>
          <table:table-cell table:style-name="ce36" table:formula="of:=DECIMAL([.J11];2)" office:value-type="float" office:value="202" calcext:value-type="float">
            <text:p>202</text:p>
          </table:table-cell>
          <table:table-cell table:style-name="ce25" table:formula="of:=RANK([.A11];[.$A$4:.$A$23];0)" office:value-type="float" office:value="14" calcext:value-type="float">
            <text:p>14</text:p>
          </table:table-cell>
          <table:table-cell table:style-name="ce98" office:value-type="float" office:value="8" calcext:value-type="float">
            <text:p>8</text:p>
          </table:table-cell>
          <table:table-cell table:style-name="ce25" table:formula="of:=RANDBETWEEN(1;1000000)" office:value-type="float" office:value="20089" calcext:value-type="float">
            <text:p>20089</text:p>
          </table:table-cell>
          <table:table-cell table:style-name="ce25" table:formula="of:=RANDBETWEEN(0;255)" office:value-type="float" office:value="255" calcext:value-type="float">
            <text:p>255</text:p>
          </table:table-cell>
          <table:table-cell table:style-name="ce25" table:formula="of:=DEC2HEX([.Q11])" office:value-type="string" office:string-value="FF" calcext:value-type="string">
            <text:p>FF</text:p>
          </table:table-cell>
          <table:table-cell table:style-name="ce25" table:formula="of:=RANK([.P11];[.$P$4:.$P$23];0)" office:value-type="float" office:value="20" calcext:value-type="float">
            <text:p>20</text:p>
          </table:table-cell>
          <table:table-cell table:style-name="ce98" office:value-type="float" office:value="8" calcext:value-type="float">
            <text:p>8</text:p>
          </table:table-cell>
          <table:table-cell table:style-name="ce25" table:formula="of:=RANDBETWEEN(1;1000000)" office:value-type="float" office:value="438819" calcext:value-type="float">
            <text:p>438819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76" table:formula="of:=COM.MICROSOFT.CONCAT([.V11:.AC11])" office:value-type="string" office:string-value="00110111" calcext:value-type="string">
            <text:p>00110111</text:p>
          </table:table-cell>
          <table:table-cell table:style-name="ce276" table:formula="of:=COM.MICROSOFT.CONCAT([.V11];[.W11];[.X11];[.Y11];&quot; &quot;;[.Z11];[.AA11];[.AB11];[.AC11])" office:value-type="string" office:string-value="0011 0111" calcext:value-type="string">
            <text:p>0011 0111</text:p>
          </table:table-cell>
          <table:table-cell table:style-name="ce276" table:formula="of:=HEX2BIN([.AG11])" office:value-type="string" office:string-value="110111" calcext:value-type="string">
            <text:p>110111</text:p>
          </table:table-cell>
          <table:table-cell table:style-name="ce276" table:formula="of:=BIN2HEX([.AD11])" office:value-type="string" office:string-value="37" calcext:value-type="string">
            <text:p>37</text:p>
          </table:table-cell>
          <table:table-cell table:style-name="ce25" table:formula="of:=RANK([.U11];[.$U$4:.$U$23];0)" office:value-type="float" office:value="15" calcext:value-type="float">
            <text:p>15</text:p>
          </table:table-cell>
          <table:table-cell table:style-name="ce152" office:value-type="float" office:value="8" calcext:value-type="float">
            <text:p>8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25" table:formula="of:=RANDBETWEEN(1;1000000)" office:value-type="float" office:value="479878" calcext:value-type="float">
            <text:p>479878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COM.MICROSOFT.CONCAT([.B12:.I12])" office:value-type="string" office:string-value="01110110" calcext:value-type="string">
            <text:p>01110110</text:p>
          </table:table-cell>
          <table:table-cell table:style-name="ce276" table:formula="of:=COM.MICROSOFT.CONCAT([.B12];[.C12];[.D12];[.E12];&quot; &quot;;[.F12];[.G12];[.H12];[.I12])" office:value-type="string" office:string-value="0111 0110" calcext:value-type="string">
            <text:p>0111 0110</text:p>
          </table:table-cell>
          <table:table-cell table:style-name="ce276" table:formula="of:=DEC2BIN([.M12]; )" office:value-type="string" office:string-value="1110110" calcext:value-type="string">
            <text:p>1110110</text:p>
          </table:table-cell>
          <table:table-cell table:style-name="ce36" table:formula="of:=DECIMAL([.J12];2)" office:value-type="float" office:value="118" calcext:value-type="float">
            <text:p>118</text:p>
          </table:table-cell>
          <table:table-cell table:style-name="ce25" table:formula="of:=RANK([.A12];[.$A$4:.$A$23];0)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25" table:formula="of:=RANDBETWEEN(1;1000000)" office:value-type="float" office:value="396473" calcext:value-type="float">
            <text:p>396473</text:p>
          </table:table-cell>
          <table:table-cell table:style-name="ce25" table:formula="of:=RANDBETWEEN(0;255)" office:value-type="float" office:value="173" calcext:value-type="float">
            <text:p>173</text:p>
          </table:table-cell>
          <table:table-cell table:style-name="ce25" table:formula="of:=DEC2HEX([.Q12])" office:value-type="string" office:string-value="AD" calcext:value-type="string">
            <text:p>AD</text:p>
          </table:table-cell>
          <table:table-cell table:style-name="ce25" table:formula="of:=RANK([.P12];[.$P$4:.$P$23];0)" office:value-type="float" office:value="13" calcext:value-type="float">
            <text:p>13</text:p>
          </table:table-cell>
          <table:table-cell table:style-name="ce98" office:value-type="float" office:value="9" calcext:value-type="float">
            <text:p>9</text:p>
          </table:table-cell>
          <table:table-cell table:style-name="ce25" table:formula="of:=RANDBETWEEN(1;1000000)" office:value-type="float" office:value="717037" calcext:value-type="float">
            <text:p>717037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76" table:formula="of:=COM.MICROSOFT.CONCAT([.V12:.AC12])" office:value-type="string" office:string-value="10010010" calcext:value-type="string">
            <text:p>10010010</text:p>
          </table:table-cell>
          <table:table-cell table:style-name="ce276" table:formula="of:=COM.MICROSOFT.CONCAT([.V12];[.W12];[.X12];[.Y12];&quot; &quot;;[.Z12];[.AA12];[.AB12];[.AC12])" office:value-type="string" office:string-value="1001 0010" calcext:value-type="string">
            <text:p>1001 0010</text:p>
          </table:table-cell>
          <table:table-cell table:style-name="ce276" table:formula="of:=HEX2BIN([.AG12])" office:value-type="string" office:string-value="10010010" calcext:value-type="string">
            <text:p>10010010</text:p>
          </table:table-cell>
          <table:table-cell table:style-name="ce276" table:formula="of:=BIN2HEX([.AD12])" office:value-type="string" office:string-value="92" calcext:value-type="string">
            <text:p>92</text:p>
          </table:table-cell>
          <table:table-cell table:style-name="ce25" table:formula="of:=RANK([.U12];[.$U$4:.$U$23];0)" office:value-type="float" office:value="11" calcext:value-type="float">
            <text:p>11</text:p>
          </table:table-cell>
          <table:table-cell table:style-name="ce152" office:value-type="float" office:value="9" calcext:value-type="float">
            <text:p>9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25" table:formula="of:=RANDBETWEEN(1;1000000)" office:value-type="float" office:value="344902" calcext:value-type="float">
            <text:p>344902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COM.MICROSOFT.CONCAT([.B13:.I13])" office:value-type="string" office:string-value="11001100" calcext:value-type="string">
            <text:p>11001100</text:p>
          </table:table-cell>
          <table:table-cell table:style-name="ce276" table:formula="of:=COM.MICROSOFT.CONCAT([.B13];[.C13];[.D13];[.E13];&quot; &quot;;[.F13];[.G13];[.H13];[.I13])" office:value-type="string" office:string-value="1100 1100" calcext:value-type="string">
            <text:p>1100 1100</text:p>
          </table:table-cell>
          <table:table-cell table:style-name="ce276" table:formula="of:=DEC2BIN([.M13]; )" office:value-type="string" office:string-value="11001100" calcext:value-type="string">
            <text:p>11001100</text:p>
          </table:table-cell>
          <table:table-cell table:style-name="ce36" table:formula="of:=DECIMAL([.J13];2)" office:value-type="float" office:value="204" calcext:value-type="float">
            <text:p>204</text:p>
          </table:table-cell>
          <table:table-cell table:style-name="ce25" table:formula="of:=RANK([.A13];[.$A$4:.$A$23];0)" office:value-type="float" office:value="12" calcext:value-type="float">
            <text:p>12</text:p>
          </table:table-cell>
          <table:table-cell table:style-name="ce98" office:value-type="float" office:value="10" calcext:value-type="float">
            <text:p>10</text:p>
          </table:table-cell>
          <table:table-cell table:style-name="ce25" table:formula="of:=RANDBETWEEN(1;1000000)" office:value-type="float" office:value="39763" calcext:value-type="float">
            <text:p>39763</text:p>
          </table:table-cell>
          <table:table-cell table:style-name="ce25" table:formula="of:=RANDBETWEEN(0;255)" office:value-type="float" office:value="231" calcext:value-type="float">
            <text:p>231</text:p>
          </table:table-cell>
          <table:table-cell table:style-name="ce25" table:formula="of:=DEC2HEX([.Q13])" office:value-type="string" office:string-value="E7" calcext:value-type="string">
            <text:p>E7</text:p>
          </table:table-cell>
          <table:table-cell table:style-name="ce25" table:formula="of:=RANK([.P13];[.$P$4:.$P$23];0)" office:value-type="float" office:value="19" calcext:value-type="float">
            <text:p>19</text:p>
          </table:table-cell>
          <table:table-cell table:style-name="ce98" office:value-type="float" office:value="10" calcext:value-type="float">
            <text:p>10</text:p>
          </table:table-cell>
          <table:table-cell table:style-name="ce25" table:formula="of:=RANDBETWEEN(1;1000000)" office:value-type="float" office:value="914059" calcext:value-type="float">
            <text:p>914059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76" table:formula="of:=COM.MICROSOFT.CONCAT([.V13:.AC13])" office:value-type="string" office:string-value="00000000" calcext:value-type="string">
            <text:p>00000000</text:p>
          </table:table-cell>
          <table:table-cell table:style-name="ce276" table:formula="of:=COM.MICROSOFT.CONCAT([.V13];[.W13];[.X13];[.Y13];&quot; &quot;;[.Z13];[.AA13];[.AB13];[.AC13])" office:value-type="string" office:string-value="0000 0000" calcext:value-type="string">
            <text:p>0000 0000</text:p>
          </table:table-cell>
          <table:table-cell table:style-name="ce276" table:formula="of:=HEX2BIN([.AG13])" office:value-type="string" office:string-value="0" calcext:value-type="string">
            <text:p>0</text:p>
          </table:table-cell>
          <table:table-cell table:style-name="ce276" table:formula="of:=BIN2HEX([.AD13])" office:value-type="string" office:string-value="0" calcext:value-type="string">
            <text:p>0</text:p>
          </table:table-cell>
          <table:table-cell table:style-name="ce25" table:formula="of:=RANK([.U13];[.$U$4:.$U$23];0)" office:value-type="float" office:value="2" calcext:value-type="float">
            <text:p>2</text:p>
          </table:table-cell>
          <table:table-cell table:style-name="ce152" office:value-type="float" office:value="10" calcext:value-type="float">
            <text:p>10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26" table:formula="of:=RANDBETWEEN(1;1000000)" office:value-type="float" office:value="562770" calcext:value-type="float">
            <text:p>56277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COM.MICROSOFT.CONCAT([.B14:.I14])" office:value-type="string" office:string-value="01000010" calcext:value-type="string">
            <text:p>01000010</text:p>
          </table:table-cell>
          <table:table-cell table:style-name="ce277" table:formula="of:=COM.MICROSOFT.CONCAT([.B14];[.C14];[.D14];[.E14];&quot; &quot;;[.F14];[.G14];[.H14];[.I14])" office:value-type="string" office:string-value="0100 0010" calcext:value-type="string">
            <text:p>0100 0010</text:p>
          </table:table-cell>
          <table:table-cell table:style-name="ce277" table:formula="of:=DEC2BIN([.M14]; )" office:value-type="string" office:string-value="1000010" calcext:value-type="string">
            <text:p>1000010</text:p>
          </table:table-cell>
          <table:table-cell table:style-name="ce37" table:formula="of:=DECIMAL([.J14];2)" office:value-type="float" office:value="66" calcext:value-type="float">
            <text:p>66</text:p>
          </table:table-cell>
          <table:table-cell table:style-name="ce26" table:formula="of:=RANK([.A14];[.$A$4:.$A$23];0)" office:value-type="float" office:value="6" calcext:value-type="float">
            <text:p>6</text:p>
          </table:table-cell>
          <table:table-cell table:style-name="ce98" office:value-type="float" office:value="11" calcext:value-type="float">
            <text:p>11</text:p>
          </table:table-cell>
          <table:table-cell table:style-name="ce26" table:formula="of:=RANDBETWEEN(1;1000000)" office:value-type="float" office:value="293216" calcext:value-type="float">
            <text:p>293216</text:p>
          </table:table-cell>
          <table:table-cell table:style-name="ce26" table:formula="of:=RANDBETWEEN(0;255)" office:value-type="float" office:value="204" calcext:value-type="float">
            <text:p>204</text:p>
          </table:table-cell>
          <table:table-cell table:style-name="ce26" table:formula="of:=DEC2HEX([.Q14])" office:value-type="string" office:string-value="CC" calcext:value-type="string">
            <text:p>CC</text:p>
          </table:table-cell>
          <table:table-cell table:style-name="ce26" table:formula="of:=RANK([.P14];[.$P$4:.$P$23];0)" office:value-type="float" office:value="17" calcext:value-type="float">
            <text:p>17</text:p>
          </table:table-cell>
          <table:table-cell table:style-name="ce98" office:value-type="float" office:value="11" calcext:value-type="float">
            <text:p>11</text:p>
          </table:table-cell>
          <table:table-cell table:style-name="ce26" table:formula="of:=RANDBETWEEN(1;1000000)" office:value-type="float" office:value="710376" calcext:value-type="float">
            <text:p>710376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77" table:formula="of:=COM.MICROSOFT.CONCAT([.V14:.AC14])" office:value-type="string" office:string-value="11001001" calcext:value-type="string">
            <text:p>11001001</text:p>
          </table:table-cell>
          <table:table-cell table:style-name="ce277" table:formula="of:=COM.MICROSOFT.CONCAT([.V14];[.W14];[.X14];[.Y14];&quot; &quot;;[.Z14];[.AA14];[.AB14];[.AC14])" office:value-type="string" office:string-value="1100 1001" calcext:value-type="string">
            <text:p>1100 1001</text:p>
          </table:table-cell>
          <table:table-cell table:style-name="ce277" table:formula="of:=HEX2BIN([.AG14])" office:value-type="string" office:string-value="11001001" calcext:value-type="string">
            <text:p>11001001</text:p>
          </table:table-cell>
          <table:table-cell table:style-name="ce277" table:formula="of:=BIN2HEX([.AD14])" office:value-type="string" office:string-value="C9" calcext:value-type="string">
            <text:p>C9</text:p>
          </table:table-cell>
          <table:table-cell table:style-name="ce26" table:formula="of:=RANK([.U14];[.$U$4:.$U$23];0)" office:value-type="float" office:value="12" calcext:value-type="float">
            <text:p>12</text:p>
          </table:table-cell>
          <table:table-cell table:style-name="ce152" office:value-type="float" office:value="11" calcext:value-type="float">
            <text:p>11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26" table:formula="of:=RANDBETWEEN(1;1000000)" office:value-type="float" office:value="476736" calcext:value-type="float">
            <text:p>476736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COM.MICROSOFT.CONCAT([.B15:.I15])" office:value-type="string" office:string-value="00000101" calcext:value-type="string">
            <text:p>00000101</text:p>
          </table:table-cell>
          <table:table-cell table:style-name="ce277" table:formula="of:=COM.MICROSOFT.CONCAT([.B15];[.C15];[.D15];[.E15];&quot; &quot;;[.F15];[.G15];[.H15];[.I15])" office:value-type="string" office:string-value="0000 0101" calcext:value-type="string">
            <text:p>0000 0101</text:p>
          </table:table-cell>
          <table:table-cell table:style-name="ce277" table:formula="of:=DEC2BIN([.M15]; )" office:value-type="string" office:string-value="101" calcext:value-type="string">
            <text:p>101</text:p>
          </table:table-cell>
          <table:table-cell table:style-name="ce37" table:formula="of:=DECIMAL([.J15];2)" office:value-type="float" office:value="5" calcext:value-type="float">
            <text:p>5</text:p>
          </table:table-cell>
          <table:table-cell table:style-name="ce26" table:formula="of:=RANK([.A15];[.$A$4:.$A$23];0)" office:value-type="float" office:value="9" calcext:value-type="float">
            <text:p>9</text:p>
          </table:table-cell>
          <table:table-cell table:style-name="ce98" office:value-type="float" office:value="12" calcext:value-type="float">
            <text:p>12</text:p>
          </table:table-cell>
          <table:table-cell table:style-name="ce26" table:formula="of:=RANDBETWEEN(1;1000000)" office:value-type="float" office:value="523449" calcext:value-type="float">
            <text:p>523449</text:p>
          </table:table-cell>
          <table:table-cell table:style-name="ce26" table:formula="of:=RANDBETWEEN(0;255)" office:value-type="float" office:value="75" calcext:value-type="float">
            <text:p>75</text:p>
          </table:table-cell>
          <table:table-cell table:style-name="ce26" table:formula="of:=DEC2HEX([.Q15])" office:value-type="string" office:string-value="4B" calcext:value-type="string">
            <text:p>4B</text:p>
          </table:table-cell>
          <table:table-cell table:style-name="ce26" table:formula="of:=RANK([.P15];[.$P$4:.$P$23];0)" office:value-type="float" office:value="11" calcext:value-type="float">
            <text:p>11</text:p>
          </table:table-cell>
          <table:table-cell table:style-name="ce98" office:value-type="float" office:value="12" calcext:value-type="float">
            <text:p>12</text:p>
          </table:table-cell>
          <table:table-cell table:style-name="ce26" table:formula="of:=RANDBETWEEN(1;1000000)" office:value-type="float" office:value="726852" calcext:value-type="float">
            <text:p>726852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77" table:formula="of:=COM.MICROSOFT.CONCAT([.V15:.AC15])" office:value-type="string" office:string-value="01111010" calcext:value-type="string">
            <text:p>01111010</text:p>
          </table:table-cell>
          <table:table-cell table:style-name="ce277" table:formula="of:=COM.MICROSOFT.CONCAT([.V15];[.W15];[.X15];[.Y15];&quot; &quot;;[.Z15];[.AA15];[.AB15];[.AC15])" office:value-type="string" office:string-value="0111 1010" calcext:value-type="string">
            <text:p>0111 1010</text:p>
          </table:table-cell>
          <table:table-cell table:style-name="ce277" table:formula="of:=HEX2BIN([.AG15])" office:value-type="string" office:string-value="1111010" calcext:value-type="string">
            <text:p>1111010</text:p>
          </table:table-cell>
          <table:table-cell table:style-name="ce277" table:formula="of:=BIN2HEX([.AD15])" office:value-type="string" office:string-value="7A" calcext:value-type="string">
            <text:p>7A</text:p>
          </table:table-cell>
          <table:table-cell table:style-name="ce26" table:formula="of:=RANK([.U15];[.$U$4:.$U$23];0)" office:value-type="float" office:value="10" calcext:value-type="float">
            <text:p>10</text:p>
          </table:table-cell>
          <table:table-cell table:style-name="ce152" office:value-type="float" office:value="12" calcext:value-type="float">
            <text:p>12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26" table:formula="of:=RANDBETWEEN(1;1000000)" office:value-type="float" office:value="751698" calcext:value-type="float">
            <text:p>751698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COM.MICROSOFT.CONCAT([.B16:.I16])" office:value-type="string" office:string-value="01101100" calcext:value-type="string">
            <text:p>01101100</text:p>
          </table:table-cell>
          <table:table-cell table:style-name="ce277" table:formula="of:=COM.MICROSOFT.CONCAT([.B16];[.C16];[.D16];[.E16];&quot; &quot;;[.F16];[.G16];[.H16];[.I16])" office:value-type="string" office:string-value="0110 1100" calcext:value-type="string">
            <text:p>0110 1100</text:p>
          </table:table-cell>
          <table:table-cell table:style-name="ce277" table:formula="of:=DEC2BIN([.M16]; )" office:value-type="string" office:string-value="1101100" calcext:value-type="string">
            <text:p>1101100</text:p>
          </table:table-cell>
          <table:table-cell table:style-name="ce37" table:formula="of:=DECIMAL([.J16];2)" office:value-type="float" office:value="108" calcext:value-type="float">
            <text:p>108</text:p>
          </table:table-cell>
          <table:table-cell table:style-name="ce26" table:formula="of:=RANK([.A16];[.$A$4:.$A$23];0)" office:value-type="float" office:value="4" calcext:value-type="float">
            <text:p>4</text:p>
          </table:table-cell>
          <table:table-cell table:style-name="ce98" office:value-type="float" office:value="13" calcext:value-type="float">
            <text:p>13</text:p>
          </table:table-cell>
          <table:table-cell table:style-name="ce26" table:formula="of:=RANDBETWEEN(1;1000000)" office:value-type="float" office:value="561679" calcext:value-type="float">
            <text:p>561679</text:p>
          </table:table-cell>
          <table:table-cell table:style-name="ce26" table:formula="of:=RANDBETWEEN(0;255)" office:value-type="float" office:value="106" calcext:value-type="float">
            <text:p>106</text:p>
          </table:table-cell>
          <table:table-cell table:style-name="ce26" table:formula="of:=DEC2HEX([.Q16])" office:value-type="string" office:string-value="6A" calcext:value-type="string">
            <text:p>6A</text:p>
          </table:table-cell>
          <table:table-cell table:style-name="ce26" table:formula="of:=RANK([.P16];[.$P$4:.$P$23];0)" office:value-type="float" office:value="10" calcext:value-type="float">
            <text:p>10</text:p>
          </table:table-cell>
          <table:table-cell table:style-name="ce98" office:value-type="float" office:value="13" calcext:value-type="float">
            <text:p>13</text:p>
          </table:table-cell>
          <table:table-cell table:style-name="ce26" table:formula="of:=RANDBETWEEN(1;1000000)" office:value-type="float" office:value="295724" calcext:value-type="float">
            <text:p>295724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77" table:formula="of:=COM.MICROSOFT.CONCAT([.V16:.AC16])" office:value-type="string" office:string-value="10110010" calcext:value-type="string">
            <text:p>10110010</text:p>
          </table:table-cell>
          <table:table-cell table:style-name="ce277" table:formula="of:=COM.MICROSOFT.CONCAT([.V16];[.W16];[.X16];[.Y16];&quot; &quot;;[.Z16];[.AA16];[.AB16];[.AC16])" office:value-type="string" office:string-value="1011 0010" calcext:value-type="string">
            <text:p>1011 0010</text:p>
          </table:table-cell>
          <table:table-cell table:style-name="ce277" table:formula="of:=HEX2BIN([.AG16])" office:value-type="string" office:string-value="10110010" calcext:value-type="string">
            <text:p>10110010</text:p>
          </table:table-cell>
          <table:table-cell table:style-name="ce277" table:formula="of:=BIN2HEX([.AD16])" office:value-type="string" office:string-value="B2" calcext:value-type="string">
            <text:p>B2</text:p>
          </table:table-cell>
          <table:table-cell table:style-name="ce26" table:formula="of:=RANK([.U16];[.$U$4:.$U$23];0)" office:value-type="float" office:value="16" calcext:value-type="float">
            <text:p>16</text:p>
          </table:table-cell>
          <table:table-cell table:style-name="ce152" office:value-type="float" office:value="13" calcext:value-type="float">
            <text:p>13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26" table:formula="of:=RANDBETWEEN(1;1000000)" office:value-type="float" office:value="80951" calcext:value-type="float">
            <text:p>8095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COM.MICROSOFT.CONCAT([.B17:.I17])" office:value-type="string" office:string-value="00011110" calcext:value-type="string">
            <text:p>00011110</text:p>
          </table:table-cell>
          <table:table-cell table:style-name="ce277" table:formula="of:=COM.MICROSOFT.CONCAT([.B17];[.C17];[.D17];[.E17];&quot; &quot;;[.F17];[.G17];[.H17];[.I17])" office:value-type="string" office:string-value="0001 1110" calcext:value-type="string">
            <text:p>0001 1110</text:p>
          </table:table-cell>
          <table:table-cell table:style-name="ce277" table:formula="of:=DEC2BIN([.M17]; )" office:value-type="string" office:string-value="11110" calcext:value-type="string">
            <text:p>11110</text:p>
          </table:table-cell>
          <table:table-cell table:style-name="ce37" table:formula="of:=DECIMAL([.J17];2)" office:value-type="float" office:value="30" calcext:value-type="float">
            <text:p>30</text:p>
          </table:table-cell>
          <table:table-cell table:style-name="ce26" table:formula="of:=RANK([.A17];[.$A$4:.$A$23];0)" office:value-type="float" office:value="18" calcext:value-type="float">
            <text:p>18</text:p>
          </table:table-cell>
          <table:table-cell table:style-name="ce98" office:value-type="float" office:value="14" calcext:value-type="float">
            <text:p>14</text:p>
          </table:table-cell>
          <table:table-cell table:style-name="ce26" table:formula="of:=RANDBETWEEN(1;1000000)" office:value-type="float" office:value="164999" calcext:value-type="float">
            <text:p>164999</text:p>
          </table:table-cell>
          <table:table-cell table:style-name="ce26" table:formula="of:=RANDBETWEEN(0;255)" office:value-type="float" office:value="244" calcext:value-type="float">
            <text:p>244</text:p>
          </table:table-cell>
          <table:table-cell table:style-name="ce26" table:formula="of:=DEC2HEX([.Q17])" office:value-type="string" office:string-value="F4" calcext:value-type="string">
            <text:p>F4</text:p>
          </table:table-cell>
          <table:table-cell table:style-name="ce26" table:formula="of:=RANK([.P17];[.$P$4:.$P$23];0)" office:value-type="float" office:value="18" calcext:value-type="float">
            <text:p>18</text:p>
          </table:table-cell>
          <table:table-cell table:style-name="ce98" office:value-type="float" office:value="14" calcext:value-type="float">
            <text:p>14</text:p>
          </table:table-cell>
          <table:table-cell table:style-name="ce26" table:formula="of:=RANDBETWEEN(1;1000000)" office:value-type="float" office:value="801394" calcext:value-type="float">
            <text:p>801394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77" table:formula="of:=COM.MICROSOFT.CONCAT([.V17:.AC17])" office:value-type="string" office:string-value="10001011" calcext:value-type="string">
            <text:p>10001011</text:p>
          </table:table-cell>
          <table:table-cell table:style-name="ce277" table:formula="of:=COM.MICROSOFT.CONCAT([.V17];[.W17];[.X17];[.Y17];&quot; &quot;;[.Z17];[.AA17];[.AB17];[.AC17])" office:value-type="string" office:string-value="1000 1011" calcext:value-type="string">
            <text:p>1000 1011</text:p>
          </table:table-cell>
          <table:table-cell table:style-name="ce277" table:formula="of:=HEX2BIN([.AG17])" office:value-type="string" office:string-value="10001011" calcext:value-type="string">
            <text:p>10001011</text:p>
          </table:table-cell>
          <table:table-cell table:style-name="ce277" table:formula="of:=BIN2HEX([.AD17])" office:value-type="string" office:string-value="8B" calcext:value-type="string">
            <text:p>8B</text:p>
          </table:table-cell>
          <table:table-cell table:style-name="ce26" table:formula="of:=RANK([.U17];[.$U$4:.$U$23];0)" office:value-type="float" office:value="8" calcext:value-type="float">
            <text:p>8</text:p>
          </table:table-cell>
          <table:table-cell table:style-name="ce152" office:value-type="float" office:value="14" calcext:value-type="float">
            <text:p>14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26" table:formula="of:=RANDBETWEEN(1;1000000)" office:value-type="float" office:value="299630" calcext:value-type="float">
            <text:p>29963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COM.MICROSOFT.CONCAT([.B18:.I18])" office:value-type="string" office:string-value="01001001" calcext:value-type="string">
            <text:p>01001001</text:p>
          </table:table-cell>
          <table:table-cell table:style-name="ce277" table:formula="of:=COM.MICROSOFT.CONCAT([.B18];[.C18];[.D18];[.E18];&quot; &quot;;[.F18];[.G18];[.H18];[.I18])" office:value-type="string" office:string-value="0100 1001" calcext:value-type="string">
            <text:p>0100 1001</text:p>
          </table:table-cell>
          <table:table-cell table:style-name="ce277" table:formula="of:=DEC2BIN([.M18]; )" office:value-type="string" office:string-value="1001001" calcext:value-type="string">
            <text:p>1001001</text:p>
          </table:table-cell>
          <table:table-cell table:style-name="ce37" table:formula="of:=DECIMAL([.J18];2)" office:value-type="float" office:value="73" calcext:value-type="float">
            <text:p>73</text:p>
          </table:table-cell>
          <table:table-cell table:style-name="ce26" table:formula="of:=RANK([.A18];[.$A$4:.$A$23];0)" office:value-type="float" office:value="13" calcext:value-type="float">
            <text:p>13</text:p>
          </table:table-cell>
          <table:table-cell table:style-name="ce98" office:value-type="float" office:value="15" calcext:value-type="float">
            <text:p>15</text:p>
          </table:table-cell>
          <table:table-cell table:style-name="ce26" table:formula="of:=RANDBETWEEN(1;1000000)" office:value-type="float" office:value="308214" calcext:value-type="float">
            <text:p>308214</text:p>
          </table:table-cell>
          <table:table-cell table:style-name="ce26" table:formula="of:=RANDBETWEEN(0;255)" office:value-type="float" office:value="134" calcext:value-type="float">
            <text:p>134</text:p>
          </table:table-cell>
          <table:table-cell table:style-name="ce26" table:formula="of:=DEC2HEX([.Q18])" office:value-type="string" office:string-value="86" calcext:value-type="string">
            <text:p>86</text:p>
          </table:table-cell>
          <table:table-cell table:style-name="ce26" table:formula="of:=RANK([.P18];[.$P$4:.$P$23];0)" office:value-type="float" office:value="16" calcext:value-type="float">
            <text:p>16</text:p>
          </table:table-cell>
          <table:table-cell table:style-name="ce98" office:value-type="float" office:value="15" calcext:value-type="float">
            <text:p>15</text:p>
          </table:table-cell>
          <table:table-cell table:style-name="ce26" table:formula="of:=RANDBETWEEN(1;1000000)" office:value-type="float" office:value="115645" calcext:value-type="float">
            <text:p>115645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77" table:formula="of:=COM.MICROSOFT.CONCAT([.V18:.AC18])" office:value-type="string" office:string-value="01111111" calcext:value-type="string">
            <text:p>01111111</text:p>
          </table:table-cell>
          <table:table-cell table:style-name="ce277" table:formula="of:=COM.MICROSOFT.CONCAT([.V18];[.W18];[.X18];[.Y18];&quot; &quot;;[.Z18];[.AA18];[.AB18];[.AC18])" office:value-type="string" office:string-value="0111 1111" calcext:value-type="string">
            <text:p>0111 1111</text:p>
          </table:table-cell>
          <table:table-cell table:style-name="ce277" table:formula="of:=HEX2BIN([.AG18])" office:value-type="string" office:string-value="1111111" calcext:value-type="string">
            <text:p>1111111</text:p>
          </table:table-cell>
          <table:table-cell table:style-name="ce277" table:formula="of:=BIN2HEX([.AD18])" office:value-type="string" office:string-value="7F" calcext:value-type="string">
            <text:p>7F</text:p>
          </table:table-cell>
          <table:table-cell table:style-name="ce26" table:formula="of:=RANK([.U18];[.$U$4:.$U$23];0)" office:value-type="float" office:value="19" calcext:value-type="float">
            <text:p>19</text:p>
          </table:table-cell>
          <table:table-cell table:style-name="ce152" office:value-type="float" office:value="15" calcext:value-type="float">
            <text:p>15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27" table:formula="of:=RANDBETWEEN(1;1000000)" office:value-type="float" office:value="495753" calcext:value-type="float">
            <text:p>495753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COM.MICROSOFT.CONCAT([.B19:.I19])" office:value-type="string" office:string-value="00100101" calcext:value-type="string">
            <text:p>00100101</text:p>
          </table:table-cell>
          <table:table-cell table:style-name="ce278" table:formula="of:=COM.MICROSOFT.CONCAT([.B19];[.C19];[.D19];[.E19];&quot; &quot;;[.F19];[.G19];[.H19];[.I19])" office:value-type="string" office:string-value="0010 0101" calcext:value-type="string">
            <text:p>0010 0101</text:p>
          </table:table-cell>
          <table:table-cell table:style-name="ce278" table:formula="of:=DEC2BIN([.M19]; )" office:value-type="string" office:string-value="100101" calcext:value-type="string">
            <text:p>100101</text:p>
          </table:table-cell>
          <table:table-cell table:style-name="ce38" table:formula="of:=DECIMAL([.J19];2)" office:value-type="float" office:value="37" calcext:value-type="float">
            <text:p>37</text:p>
          </table:table-cell>
          <table:table-cell table:style-name="ce27" table:formula="of:=RANK([.A19];[.$A$4:.$A$23];0)" office:value-type="float" office:value="7" calcext:value-type="float">
            <text:p>7</text:p>
          </table:table-cell>
          <table:table-cell table:style-name="ce98" office:value-type="float" office:value="16" calcext:value-type="float">
            <text:p>16</text:p>
          </table:table-cell>
          <table:table-cell table:style-name="ce27" table:formula="of:=RANDBETWEEN(1;1000000)" office:value-type="float" office:value="695703" calcext:value-type="float">
            <text:p>695703</text:p>
          </table:table-cell>
          <table:table-cell table:style-name="ce27" table:formula="of:=RANDBETWEEN(0;255)" office:value-type="float" office:value="206" calcext:value-type="float">
            <text:p>206</text:p>
          </table:table-cell>
          <table:table-cell table:style-name="ce27" table:formula="of:=DEC2HEX([.Q19])" office:value-type="string" office:string-value="CE" calcext:value-type="string">
            <text:p>CE</text:p>
          </table:table-cell>
          <table:table-cell table:style-name="ce27" table:formula="of:=RANK([.P19];[.$P$4:.$P$23];0)" office:value-type="float" office:value="7" calcext:value-type="float">
            <text:p>7</text:p>
          </table:table-cell>
          <table:table-cell table:style-name="ce98" office:value-type="float" office:value="16" calcext:value-type="float">
            <text:p>16</text:p>
          </table:table-cell>
          <table:table-cell table:style-name="ce27" table:formula="of:=RANDBETWEEN(1;1000000)" office:value-type="float" office:value="648011" calcext:value-type="float">
            <text:p>64801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8" table:formula="of:=COM.MICROSOFT.CONCAT([.V19:.AC19])" office:value-type="string" office:string-value="00110000" calcext:value-type="string">
            <text:p>00110000</text:p>
          </table:table-cell>
          <table:table-cell table:style-name="ce278" table:formula="of:=COM.MICROSOFT.CONCAT([.V19];[.W19];[.X19];[.Y19];&quot; &quot;;[.Z19];[.AA19];[.AB19];[.AC19])" office:value-type="string" office:string-value="0011 0000" calcext:value-type="string">
            <text:p>0011 0000</text:p>
          </table:table-cell>
          <table:table-cell table:style-name="ce278" table:formula="of:=HEX2BIN([.AG19])" office:value-type="string" office:string-value="110000" calcext:value-type="string">
            <text:p>110000</text:p>
          </table:table-cell>
          <table:table-cell table:style-name="ce278" table:formula="of:=BIN2HEX([.AD19])" office:value-type="string" office:string-value="30" calcext:value-type="string">
            <text:p>30</text:p>
          </table:table-cell>
          <table:table-cell table:style-name="ce27" table:formula="of:=RANK([.U19];[.$U$4:.$U$23];0)" office:value-type="float" office:value="13" calcext:value-type="float">
            <text:p>13</text:p>
          </table:table-cell>
          <table:table-cell table:style-name="ce152" office:value-type="float" office:value="16" calcext:value-type="float">
            <text:p>16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27" table:formula="of:=RANDBETWEEN(1;1000000)" office:value-type="float" office:value="605763" calcext:value-type="float">
            <text:p>605763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COM.MICROSOFT.CONCAT([.B20:.I20])" office:value-type="string" office:string-value="10110101" calcext:value-type="string">
            <text:p>10110101</text:p>
          </table:table-cell>
          <table:table-cell table:style-name="ce278" table:formula="of:=COM.MICROSOFT.CONCAT([.B20];[.C20];[.D20];[.E20];&quot; &quot;;[.F20];[.G20];[.H20];[.I20])" office:value-type="string" office:string-value="1011 0101" calcext:value-type="string">
            <text:p>1011 0101</text:p>
          </table:table-cell>
          <table:table-cell table:style-name="ce278" table:formula="of:=DEC2BIN([.M20]; )" office:value-type="string" office:string-value="10110101" calcext:value-type="string">
            <text:p>10110101</text:p>
          </table:table-cell>
          <table:table-cell table:style-name="ce38" table:formula="of:=DECIMAL([.J20];2)" office:value-type="float" office:value="181" calcext:value-type="float">
            <text:p>181</text:p>
          </table:table-cell>
          <table:table-cell table:style-name="ce27" table:formula="of:=RANK([.A20];[.$A$4:.$A$23];0)" office:value-type="float" office:value="5" calcext:value-type="float">
            <text:p>5</text:p>
          </table:table-cell>
          <table:table-cell table:style-name="ce98" office:value-type="float" office:value="17" calcext:value-type="float">
            <text:p>17</text:p>
          </table:table-cell>
          <table:table-cell table:style-name="ce27" table:formula="of:=RANDBETWEEN(1;1000000)" office:value-type="float" office:value="496785" calcext:value-type="float">
            <text:p>496785</text:p>
          </table:table-cell>
          <table:table-cell table:style-name="ce27" table:formula="of:=RANDBETWEEN(0;255)" office:value-type="float" office:value="213" calcext:value-type="float">
            <text:p>213</text:p>
          </table:table-cell>
          <table:table-cell table:style-name="ce27" table:formula="of:=DEC2HEX([.Q20])" office:value-type="string" office:string-value="D5" calcext:value-type="string">
            <text:p>D5</text:p>
          </table:table-cell>
          <table:table-cell table:style-name="ce27" table:formula="of:=RANK([.P20];[.$P$4:.$P$23];0)" office:value-type="float" office:value="12" calcext:value-type="float">
            <text:p>12</text:p>
          </table:table-cell>
          <table:table-cell table:style-name="ce98" office:value-type="float" office:value="17" calcext:value-type="float">
            <text:p>17</text:p>
          </table:table-cell>
          <table:table-cell table:style-name="ce27" table:formula="of:=RANDBETWEEN(1;1000000)" office:value-type="float" office:value="534183" calcext:value-type="float">
            <text:p>534183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8" table:formula="of:=COM.MICROSOFT.CONCAT([.V20:.AC20])" office:value-type="string" office:string-value="00001100" calcext:value-type="string">
            <text:p>00001100</text:p>
          </table:table-cell>
          <table:table-cell table:style-name="ce278" table:formula="of:=COM.MICROSOFT.CONCAT([.V20];[.W20];[.X20];[.Y20];&quot; &quot;;[.Z20];[.AA20];[.AB20];[.AC20])" office:value-type="string" office:string-value="0000 1100" calcext:value-type="string">
            <text:p>0000 1100</text:p>
          </table:table-cell>
          <table:table-cell table:style-name="ce278" table:formula="of:=HEX2BIN([.AG20])" office:value-type="string" office:string-value="1100" calcext:value-type="string">
            <text:p>1100</text:p>
          </table:table-cell>
          <table:table-cell table:style-name="ce278" table:formula="of:=BIN2HEX([.AD20])" office:value-type="string" office:string-value="C" calcext:value-type="string">
            <text:p>C</text:p>
          </table:table-cell>
          <table:table-cell table:style-name="ce27" table:formula="of:=RANK([.U20];[.$U$4:.$U$23];0)" office:value-type="float" office:value="14" calcext:value-type="float">
            <text:p>14</text:p>
          </table:table-cell>
          <table:table-cell table:style-name="ce152" office:value-type="float" office:value="17" calcext:value-type="float">
            <text:p>17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27" table:formula="of:=RANDBETWEEN(1;1000000)" office:value-type="float" office:value="156402" calcext:value-type="float">
            <text:p>156402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COM.MICROSOFT.CONCAT([.B21:.I21])" office:value-type="string" office:string-value="00000100" calcext:value-type="string">
            <text:p>00000100</text:p>
          </table:table-cell>
          <table:table-cell table:style-name="ce278" table:formula="of:=COM.MICROSOFT.CONCAT([.B21];[.C21];[.D21];[.E21];&quot; &quot;;[.F21];[.G21];[.H21];[.I21])" office:value-type="string" office:string-value="0000 0100" calcext:value-type="string">
            <text:p>0000 0100</text:p>
          </table:table-cell>
          <table:table-cell table:style-name="ce278" table:formula="of:=DEC2BIN([.M21]; )" office:value-type="string" office:string-value="100" calcext:value-type="string">
            <text:p>100</text:p>
          </table:table-cell>
          <table:table-cell table:style-name="ce38" table:formula="of:=DECIMAL([.J21];2)" office:value-type="float" office:value="4" calcext:value-type="float">
            <text:p>4</text:p>
          </table:table-cell>
          <table:table-cell table:style-name="ce27" table:formula="of:=RANK([.A21];[.$A$4:.$A$23];0)" office:value-type="float" office:value="15" calcext:value-type="float">
            <text:p>15</text:p>
          </table:table-cell>
          <table:table-cell table:style-name="ce98" office:value-type="float" office:value="18" calcext:value-type="float">
            <text:p>18</text:p>
          </table:table-cell>
          <table:table-cell table:style-name="ce27" table:formula="of:=RANDBETWEEN(1;1000000)" office:value-type="float" office:value="340161" calcext:value-type="float">
            <text:p>340161</text:p>
          </table:table-cell>
          <table:table-cell table:style-name="ce27" table:formula="of:=RANDBETWEEN(0;255)" office:value-type="float" office:value="168" calcext:value-type="float">
            <text:p>168</text:p>
          </table:table-cell>
          <table:table-cell table:style-name="ce27" table:formula="of:=DEC2HEX([.Q21])" office:value-type="string" office:string-value="A8" calcext:value-type="string">
            <text:p>A8</text:p>
          </table:table-cell>
          <table:table-cell table:style-name="ce27" table:formula="of:=RANK([.P21];[.$P$4:.$P$23];0)" office:value-type="float" office:value="15" calcext:value-type="float">
            <text:p>15</text:p>
          </table:table-cell>
          <table:table-cell table:style-name="ce98" office:value-type="float" office:value="18" calcext:value-type="float">
            <text:p>18</text:p>
          </table:table-cell>
          <table:table-cell table:style-name="ce27" table:formula="of:=RANDBETWEEN(1;1000000)" office:value-type="float" office:value="293592" calcext:value-type="float">
            <text:p>293592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8" table:formula="of:=COM.MICROSOFT.CONCAT([.V21:.AC21])" office:value-type="string" office:string-value="10111010" calcext:value-type="string">
            <text:p>10111010</text:p>
          </table:table-cell>
          <table:table-cell table:style-name="ce278" table:formula="of:=COM.MICROSOFT.CONCAT([.V21];[.W21];[.X21];[.Y21];&quot; &quot;;[.Z21];[.AA21];[.AB21];[.AC21])" office:value-type="string" office:string-value="1011 1010" calcext:value-type="string">
            <text:p>1011 1010</text:p>
          </table:table-cell>
          <table:table-cell table:style-name="ce278" table:formula="of:=HEX2BIN([.AG21])" office:value-type="string" office:string-value="10111010" calcext:value-type="string">
            <text:p>10111010</text:p>
          </table:table-cell>
          <table:table-cell table:style-name="ce278" table:formula="of:=BIN2HEX([.AD21])" office:value-type="string" office:string-value="BA" calcext:value-type="string">
            <text:p>BA</text:p>
          </table:table-cell>
          <table:table-cell table:style-name="ce27" table:formula="of:=RANK([.U21];[.$U$4:.$U$23];0)" office:value-type="float" office:value="17" calcext:value-type="float">
            <text:p>17</text:p>
          </table:table-cell>
          <table:table-cell table:style-name="ce152" office:value-type="float" office:value="18" calcext:value-type="float">
            <text:p>18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27" table:formula="of:=RANDBETWEEN(1;1000000)" office:value-type="float" office:value="435416" calcext:value-type="float">
            <text:p>435416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COM.MICROSOFT.CONCAT([.B22:.I22])" office:value-type="string" office:string-value="10000100" calcext:value-type="string">
            <text:p>10000100</text:p>
          </table:table-cell>
          <table:table-cell table:style-name="ce278" table:formula="of:=COM.MICROSOFT.CONCAT([.B22];[.C22];[.D22];[.E22];&quot; &quot;;[.F22];[.G22];[.H22];[.I22])" office:value-type="string" office:string-value="1000 0100" calcext:value-type="string">
            <text:p>1000 0100</text:p>
          </table:table-cell>
          <table:table-cell table:style-name="ce278" table:formula="of:=DEC2BIN([.M22]; )" office:value-type="string" office:string-value="10000100" calcext:value-type="string">
            <text:p>10000100</text:p>
          </table:table-cell>
          <table:table-cell table:style-name="ce38" table:formula="of:=DECIMAL([.J22];2)" office:value-type="float" office:value="132" calcext:value-type="float">
            <text:p>132</text:p>
          </table:table-cell>
          <table:table-cell table:style-name="ce27" table:formula="of:=RANK([.A22];[.$A$4:.$A$23];0)" office:value-type="float" office:value="10" calcext:value-type="float">
            <text:p>10</text:p>
          </table:table-cell>
          <table:table-cell table:style-name="ce98" office:value-type="float" office:value="19" calcext:value-type="float">
            <text:p>19</text:p>
          </table:table-cell>
          <table:table-cell table:style-name="ce27" table:formula="of:=RANDBETWEEN(1;1000000)" office:value-type="float" office:value="866069" calcext:value-type="float">
            <text:p>866069</text:p>
          </table:table-cell>
          <table:table-cell table:style-name="ce27" table:formula="of:=RANDBETWEEN(0;255)" office:value-type="float" office:value="128" calcext:value-type="float">
            <text:p>128</text:p>
          </table:table-cell>
          <table:table-cell table:style-name="ce27" table:formula="of:=DEC2HEX([.Q22])" office:value-type="string" office:string-value="80" calcext:value-type="string">
            <text:p>80</text:p>
          </table:table-cell>
          <table:table-cell table:style-name="ce27" table:formula="of:=RANK([.P22];[.$P$4:.$P$23];0)" office:value-type="float" office:value="3" calcext:value-type="float">
            <text:p>3</text:p>
          </table:table-cell>
          <table:table-cell table:style-name="ce98" office:value-type="float" office:value="19" calcext:value-type="float">
            <text:p>19</text:p>
          </table:table-cell>
          <table:table-cell table:style-name="ce27" table:formula="of:=RANDBETWEEN(1;1000000)" office:value-type="float" office:value="872660" calcext:value-type="float">
            <text:p>87266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8" table:formula="of:=COM.MICROSOFT.CONCAT([.V22:.AC22])" office:value-type="string" office:string-value="00101111" calcext:value-type="string">
            <text:p>00101111</text:p>
          </table:table-cell>
          <table:table-cell table:style-name="ce278" table:formula="of:=COM.MICROSOFT.CONCAT([.V22];[.W22];[.X22];[.Y22];&quot; &quot;;[.Z22];[.AA22];[.AB22];[.AC22])" office:value-type="string" office:string-value="0010 1111" calcext:value-type="string">
            <text:p>0010 1111</text:p>
          </table:table-cell>
          <table:table-cell table:style-name="ce278" table:formula="of:=HEX2BIN([.AG22])" office:value-type="string" office:string-value="101111" calcext:value-type="string">
            <text:p>101111</text:p>
          </table:table-cell>
          <table:table-cell table:style-name="ce278" table:formula="of:=BIN2HEX([.AD22])" office:value-type="string" office:string-value="2F" calcext:value-type="string">
            <text:p>2F</text:p>
          </table:table-cell>
          <table:table-cell table:style-name="ce27" table:formula="of:=RANK([.U22];[.$U$4:.$U$23];0)" office:value-type="float" office:value="5" calcext:value-type="float">
            <text:p>5</text:p>
          </table:table-cell>
          <table:table-cell table:style-name="ce152" office:value-type="float" office:value="19" calcext:value-type="float">
            <text:p>19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27" table:formula="of:=RANDBETWEEN(1;1000000)" office:value-type="float" office:value="55418" calcext:value-type="float">
            <text:p>55418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COM.MICROSOFT.CONCAT([.B23:.I23])" office:value-type="string" office:string-value="00111100" calcext:value-type="string">
            <text:p>00111100</text:p>
          </table:table-cell>
          <table:table-cell table:style-name="ce278" table:formula="of:=COM.MICROSOFT.CONCAT([.B23];[.C23];[.D23];[.E23];&quot; &quot;;[.F23];[.G23];[.H23];[.I23])" office:value-type="string" office:string-value="0011 1100" calcext:value-type="string">
            <text:p>0011 1100</text:p>
          </table:table-cell>
          <table:table-cell table:style-name="ce278" table:formula="of:=DEC2BIN([.M23]; )" office:value-type="string" office:string-value="111100" calcext:value-type="string">
            <text:p>111100</text:p>
          </table:table-cell>
          <table:table-cell table:style-name="ce38" table:formula="of:=DECIMAL([.J23];2)" office:value-type="float" office:value="60" calcext:value-type="float">
            <text:p>60</text:p>
          </table:table-cell>
          <table:table-cell table:style-name="ce27" table:formula="of:=RANK([.A23];[.$A$4:.$A$23];0)" office:value-type="float" office:value="20" calcext:value-type="float">
            <text:p>20</text:p>
          </table:table-cell>
          <table:table-cell table:style-name="ce98" office:value-type="float" office:value="20" calcext:value-type="float">
            <text:p>20</text:p>
          </table:table-cell>
          <table:table-cell table:style-name="ce27" table:formula="of:=RANDBETWEEN(1;1000000)" office:value-type="float" office:value="623432" calcext:value-type="float">
            <text:p>623432</text:p>
          </table:table-cell>
          <table:table-cell table:style-name="ce27" table:formula="of:=RANDBETWEEN(0;255)" office:value-type="float" office:value="160" calcext:value-type="float">
            <text:p>160</text:p>
          </table:table-cell>
          <table:table-cell table:style-name="ce27" table:formula="of:=DEC2HEX([.Q23])" office:value-type="string" office:string-value="A0" calcext:value-type="string">
            <text:p>A0</text:p>
          </table:table-cell>
          <table:table-cell table:style-name="ce27" table:formula="of:=RANK([.P23];[.$P$4:.$P$23];0)" office:value-type="float" office:value="9" calcext:value-type="float">
            <text:p>9</text:p>
          </table:table-cell>
          <table:table-cell table:style-name="ce98" office:value-type="float" office:value="20" calcext:value-type="float">
            <text:p>20</text:p>
          </table:table-cell>
          <table:table-cell table:style-name="ce27" table:formula="of:=RANDBETWEEN(1;1000000)" office:value-type="float" office:value="761836" calcext:value-type="float">
            <text:p>761836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8" table:formula="of:=COM.MICROSOFT.CONCAT([.V23:.AC23])" office:value-type="string" office:string-value="00000000" calcext:value-type="string">
            <text:p>00000000</text:p>
          </table:table-cell>
          <table:table-cell table:style-name="ce278" table:formula="of:=COM.MICROSOFT.CONCAT([.V23];[.W23];[.X23];[.Y23];&quot; &quot;;[.Z23];[.AA23];[.AB23];[.AC23])" office:value-type="string" office:string-value="0000 0000" calcext:value-type="string">
            <text:p>0000 0000</text:p>
          </table:table-cell>
          <table:table-cell table:style-name="ce278" table:formula="of:=HEX2BIN([.AG23])" office:value-type="string" office:string-value="0" calcext:value-type="string">
            <text:p>0</text:p>
          </table:table-cell>
          <table:table-cell table:style-name="ce278" table:formula="of:=BIN2HEX([.AD23])" office:value-type="string" office:string-value="0" calcext:value-type="string">
            <text:p>0</text:p>
          </table:table-cell>
          <table:table-cell table:style-name="ce27" table:formula="of:=RANK([.U23];[.$U$4:.$U$23];0)" office:value-type="float" office:value="9" calcext:value-type="float">
            <text:p>9</text:p>
          </table:table-cell>
          <table:table-cell table:style-name="ce152" office:value-type="float" office:value="20" calcext:value-type="float">
            <text:p>20</text:p>
          </table:table-cell>
          <table:table-cell table:number-columns-repeated="987"/>
          <table:table-cell table:style-name="Default" table:number-columns-repeated="2"/>
        </table:table-row>
        <table:table-row table:style-name="ro3" table:number-rows-repeated="26">
          <table:table-cell table:number-columns-repeated="1022"/>
          <table:table-cell table:style-name="Default" table:number-columns-repeated="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number-style style:name="N125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26">
      <number:number number:decimal-places="9" loext:min-decimal-places="0" number:min-integer-digits="1" number:decimal-replacement="" number:grouping="true"/>
    </number:number-style>
    <number:number-style style:name="N127">
      <number:number number:decimal-places="2" loext:min-decimal-places="0" number:min-integer-digits="0" number:decimal-replacement="" number:grouping="true"/>
    </number:number-style>
    <number:number-style style:name="N128">
      <number:number number:decimal-places="2" loext:min-decimal-places="0" number:min-integer-digits="1" number:decimal-replacement="" number:grouping="true"/>
    </number:number-style>
    <number:number-style style:name="N129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0">
      <number:number number:decimal-places="3" loext:min-decimal-places="0" number:min-integer-digits="0" number:decimal-replacement="" number:grouping="true"/>
    </number:number-style>
    <number:number-style style:name="N131">
      <number:number number:decimal-places="3" loext:min-decimal-places="0" number:min-integer-digits="1" number:decimal-replacement=""/>
    </number:number-style>
    <number:number-style style:name="N132">
      <number:number number:decimal-places="3" loext:min-decimal-places="0" number:min-integer-digits="1" number:decimal-replacement="" number:grouping="true"/>
    </number:number-style>
    <number:number-style style:name="N133">
      <number:number number:decimal-places="9" loext:min-decimal-places="0" number:min-integer-digits="4" number:decimal-replacement="" number:grouping="true"/>
    </number:number-style>
    <number:number-style style:name="N134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5">
      <number:number number:decimal-places="12" loext:min-decimal-places="0" number:min-integer-digits="1" number:decimal-replacement=""/>
    </number:number-style>
    <number:number-style style:name="N136">
      <number:number number:decimal-places="12" loext:min-decimal-places="12" number:min-integer-digits="1" number:grouping="true"/>
    </number:number-style>
    <number:currency-style style:name="N138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38P0"/>
    </number:currency-style>
    <number:currency-style style:name="N140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0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0P0"/>
    </number:currency-style>
    <number:currency-style style:name="N142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2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4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48P0"/>
    </number:currency-style>
    <number:currency-style style:name="N14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0P0"/>
    </number:currency-style>
    <number:number-style style:name="N151">
      <number:number number:decimal-places="0" loext:min-decimal-places="0" number:min-integer-digits="0"/>
    </number:number-style>
    <number:number-style style:name="N152">
      <number:number number:decimal-places="1" loext:min-decimal-places="1" number:min-integer-digits="0"/>
    </number:number-style>
    <number:number-style style:name="N153">
      <number:number number:decimal-places="1" loext:min-decimal-places="0" number:min-integer-digits="1" number:decimal-replacement=""/>
    </number:number-style>
    <number:number-style style:name="N154">
      <number:fraction number:min-integer-digits="0" number:min-numerator-digits="1" loext:max-numerator-digits="1" number:min-denominator-digits="1" loext:max-denominator-value="9"/>
    </number:number-style>
    <number:number-style style:name="N155">
      <number:number number:decimal-places="6" loext:min-decimal-places="0" number:min-integer-digits="1" number:decimal-replacement=""/>
    </number:number-style>
    <number:number-style style:name="N156">
      <number:number number:decimal-places="14" loext:min-decimal-places="14" number:min-integer-digits="1"/>
    </number:number-style>
    <number:number-style style:name="N157">
      <number:number number:decimal-places="13" loext:min-decimal-places="13" number:min-integer-digits="1"/>
    </number:number-style>
    <number:number-style style:name="N158">
      <number:number number:decimal-places="12" loext:min-decimal-places="12" number:min-integer-digits="1"/>
    </number:number-style>
    <number:number-style style:name="N159">
      <number:number number:decimal-places="11" loext:min-decimal-places="11" number:min-integer-digits="1"/>
    </number:number-style>
    <number:number-style style:name="N160">
      <number:number number:decimal-places="0" loext:min-decimal-places="0" number:min-integer-digits="2"/>
    </number:number-style>
    <number:number-style style:name="N161">
      <number:fraction number:min-numerator-digits="2" loext:max-numerator-digits="2" number:min-denominator-digits="2" loext:max-denominator-value="99"/>
    </number:number-style>
    <number:percentage-style style:name="N162">
      <number:number number:decimal-places="0" loext:min-decimal-places="0" number:min-integer-digits="1"/>
      <number:text>%</number:text>
    </number:percentage-style>
    <number:number-style style:name="N163">
      <number:number number:decimal-places="1" loext:min-decimal-places="1" number:min-integer-digits="1" number:grouping="true"/>
    </number:number-style>
    <number:number-style style:name="N164">
      <number:number number:decimal-places="3" loext:min-decimal-places="3" number:min-integer-digits="1" number:grouping="true"/>
    </number:number-style>
    <number:number-style style:name="N165">
      <number:number number:decimal-places="4" loext:min-decimal-places="4" number:min-integer-digits="1" number:grouping="true"/>
    </number:number-style>
    <number:number-style style:name="N166">
      <number:fraction number:min-integer-digits="0" number:min-numerator-digits="2" loext:max-numerator-digits="2" number:min-denominator-digits="1" loext:max-denominator-value="9"/>
    </number:number-style>
    <number:number-style style:name="N167">
      <number:number number:decimal-places="2" loext:min-decimal-places="0" number:min-integer-digits="1" number:decimal-replacement="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number-style style:name="N185">
      <number:number number:decimal-places="0" loext:min-decimal-places="0" number:min-integer-digits="0" number:grouping="true"/>
    </number:number-style>
    <number:number-style style:name="N186">
      <number:number number:decimal-places="0" loext:min-decimal-places="0" number:min-integer-digits="8">
        <number:embedded-text number:position="4"> </number:embedded-text>
      </number:number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10 10" svg:d="M0 0h10v10h-1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0">00/00/0000</text:date>, <text:time style:data-style-name="N2" text:time-value="05:16:03.8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9-08-30T05:16:23.234000000</dc:date>
    <meta:editing-duration>P1DT19H59M6S</meta:editing-duration>
    <meta:editing-cycles>467</meta:editing-cycles>
    <meta:generator>LibreOffice/6.1.6.3$Windows_X86_64 LibreOffice_project/5896ab1714085361c45cf540f76f60673dd96a72</meta:generator>
    <meta:document-statistic meta:table-count="5" meta:cell-count="1048" meta:object-count="10"/>
  </office:meta>
</office:document-meta>
</file>